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0.8492in" fo:break-before="auto" style:use-optimal-row-height="false"/>
    </style:style>
    <style:style style:name="ro38" style:family="table-row">
      <style:table-row-properties style:row-height="1.3055in" fo:break-before="auto" style:use-optimal-row-height="false"/>
    </style:style>
    <style:style style:name="ro39" style:family="table-row">
      <style:table-row-properties style:row-height="1.0154in" fo:break-before="auto" style:use-optimal-row-height="false"/>
    </style:style>
    <style:style style:name="ro40" style:family="table-row">
      <style:table-row-properties style:row-height="0.5181in" fo:break-before="auto" style:use-optimal-row-height="false"/>
    </style:style>
    <style:style style:name="ro41" style:family="table-row">
      <style:table-row-properties style:row-height="1.1811in" fo:break-before="auto" style:use-optimal-row-height="false"/>
    </style:style>
    <style:style style:name="ro42" style:family="table-row">
      <style:table-row-properties style:row-height="0.8598in" fo:break-before="auto" style:use-optimal-row-height="false"/>
    </style:style>
    <style:style style:name="ro43" style:family="table-row">
      <style:table-row-properties style:row-height="0.9118in" fo:break-before="auto" style:use-optimal-row-height="false"/>
    </style:style>
    <style:style style:name="ro44" style:family="table-row">
      <style:table-row-properties style:row-height="1.16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0.9839in" fo:break-before="auto" style:use-optimal-row-height="false"/>
    </style:style>
    <style:style style:name="ro47" style:family="table-row">
      <style:table-row-properties style:row-height="1.0571in" fo:break-before="auto" style:use-optimal-row-height="false"/>
    </style:style>
    <style:style style:name="ro48" style:family="table-row">
      <style:table-row-properties style:row-height="0.8083in" fo:break-before="auto" style:use-optimal-row-height="false"/>
    </style:style>
    <style:style style:name="ro49" style:family="table-row">
      <style:table-row-properties style:row-height="0.9429in" fo:break-before="auto" style:use-optimal-row-height="false"/>
    </style:style>
    <style:style style:name="ro50" style:family="table-row">
      <style:table-row-properties style:row-height="0.9736in" fo:break-before="auto" style:use-optimal-row-height="false"/>
    </style:style>
    <style:style style:name="ro51" style:family="table-row">
      <style:table-row-properties style:row-height="0.7772in" fo:break-before="auto" style:use-optimal-row-height="false"/>
    </style:style>
    <style:style style:name="ro52" style:family="table-row">
      <style:table-row-properties style:row-height="1.0984in" fo:break-before="auto" style:use-optimal-row-height="false"/>
    </style:style>
    <style:style style:name="ro53" style:family="table-row">
      <style:table-row-properties style:row-height="0.9535in" fo:break-before="auto" style:use-optimal-row-height="false"/>
    </style:style>
    <style:style style:name="ro54" style:family="table-row">
      <style:table-row-properties style:row-height="0.7457in" fo:break-before="auto" style:use-optimal-row-height="false"/>
    </style:style>
    <style:style style:name="ro55" style:family="table-row">
      <style:table-row-properties style:row-height="3.2854in" fo:break-before="auto" style:use-optimal-row-height="true"/>
    </style:style>
    <style:style style:name="ro56" style:family="table-row">
      <style:table-row-properties style:row-height="0.6937in" fo:break-before="auto" style:use-optimal-row-height="false"/>
    </style:style>
    <style:style style:name="ro57" style:family="table-row">
      <style:table-row-properties style:row-height="0.798in" fo:break-before="auto" style:use-optimal-row-height="false"/>
    </style:style>
    <style:style style:name="ro58" style:family="table-row">
      <style:table-row-properties style:row-height="1.3472in" fo:break-before="auto" style:use-optimal-row-height="false"/>
    </style:style>
    <style:style style:name="ro59" style:family="table-row">
      <style:table-row-properties style:row-height="1.0362in" fo:break-before="auto" style:use-optimal-row-height="false"/>
    </style:style>
    <style:style style:name="ro60" style:family="table-row">
      <style:table-row-properties style:row-height="0.5075in" fo:break-before="auto" style:use-optimal-row-height="false"/>
    </style:style>
    <style:style style:name="ro61" style:family="table-row">
      <style:table-row-properties style:row-height="0.539in" fo:break-before="auto" style:use-optimal-row-height="false"/>
    </style:style>
    <style:style style:name="ro62" style:family="table-row">
      <style:table-row-properties style:row-height="1.0256in" fo:break-before="auto" style:use-optimal-row-height="false"/>
    </style:style>
    <style:style style:name="ro63" style:family="table-row">
      <style:table-row-properties style:row-height="0.7146in" fo:break-before="auto" style:use-optimal-row-height="false"/>
    </style:style>
    <style:style style:name="ro64" style:family="table-row">
      <style:table-row-properties style:row-height="1.2638in" fo:break-before="auto" style:use-optimal-row-height="false"/>
    </style:style>
    <style:style style:name="ro65" style:family="table-row">
      <style:table-row-properties style:row-height="0.6217in" fo:break-before="auto" style:use-optimal-row-height="false"/>
    </style:style>
    <style:style style:name="ro66" style:family="table-row">
      <style:table-row-properties style:row-height="0.3311in" fo:break-before="auto" style:use-optimal-row-height="false"/>
    </style:style>
    <style:style style:name="ro67" style:family="table-row">
      <style:table-row-properties style:row-height="0.8807in" fo:break-before="auto" style:use-optimal-row-height="false"/>
    </style:style>
    <style:style style:name="ro68" style:family="table-row">
      <style:table-row-properties style:row-height="2.0417in" fo:break-before="auto" style:use-optimal-row-height="true"/>
    </style:style>
    <style:style style:name="ro69" style:family="table-row">
      <style:table-row-properties style:row-height="0.9016in" fo:break-before="auto" style:use-optimal-row-height="false"/>
    </style:style>
    <style:style style:name="ro70" style:family="table-row">
      <style:table-row-properties style:row-height="1.0465in" fo:break-before="auto" style:use-optimal-row-height="false"/>
    </style:style>
    <style:style style:name="ro71" style:family="table-row">
      <style:table-row-properties style:row-height="1.6992in" fo:break-before="auto" style:use-optimal-row-height="false"/>
    </style:style>
    <style:style style:name="ro72" style:family="table-row">
      <style:table-row-properties style:row-height="0.6634in" fo:break-before="auto" style:use-optimal-row-height="false"/>
    </style:style>
    <style:style style:name="ro73" style:family="table-row">
      <style:table-row-properties style:row-height="1.3882in" fo:break-before="auto" style:use-optimal-row-height="false"/>
    </style:style>
    <style:style style:name="ro74" style:family="table-row">
      <style:table-row-properties style:row-height="0.5902in" fo:break-before="auto" style:use-optimal-row-height="false"/>
    </style:style>
    <style:style style:name="ro75" style:family="table-row">
      <style:table-row-properties style:row-height="0.922in" fo:break-before="auto" style:use-optimal-row-height="false"/>
    </style:style>
    <style:style style:name="ro76" style:family="table-row">
      <style:table-row-properties style:row-height="0.4453in" fo:break-before="auto" style:use-optimal-row-height="false"/>
    </style:style>
    <style:style style:name="ro77" style:family="table-row">
      <style:table-row-properties style:row-height="1.3783in" fo:break-before="auto" style:use-optimal-row-height="false"/>
    </style:style>
    <style:style style:name="ro78" style:family="table-row">
      <style:table-row-properties style:row-height="0.8189in" fo:break-before="auto" style:use-optimal-row-height="false"/>
    </style:style>
    <style:style style:name="ro81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style:text-position=""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7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999999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80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ackground-color="#cccccc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ackground-color="#b3b3b3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10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bold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bold"/>
    </style:style>
    <style:style style:name="ce115" style:family="table-cell" style:parent-style-name="Default">
      <style:table-cell-properties fo:wrap-option="wrap" fo:border="0.06pt solid #000000"/>
      <style:text-properties fo:font-weight="bold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cccccc"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#b3b3b3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00cccc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3" style:family="table-cell" style:parent-style-name="Default">
      <style:table-cell-properties fo:background-color="#00cccc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66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77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90" style:family="table-cell" style:parent-style-name="Default">
      <style:text-properties fo:font-weight="normal" style:font-weight-asian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ext-properties fo:color="#000000"/>
    </style:style>
    <style:style style:name="ce193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="0.06pt solid #000000"/>
      <style:text-properties fo:color="#000000"/>
    </style:style>
    <style:style style:name="ce21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ext-properties fo:color="#000000" fo:font-weight="normal" style:font-weight-asian="normal" style:font-weight-complex="normal"/>
    </style:style>
    <style:style style:name="ce21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fo:background-color="transparent" fo:border="0.06pt solid #000000"/>
      <style:text-properties fo:color="#000000"/>
    </style:style>
    <style:style style:name="ce22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30" style:family="table-cell" style:parent-style-name="Default">
      <style:table-cell-properties fo:background-color="transparent"/>
      <style:text-properties fo:color="#000000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32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fo:background-color="#ffffcc"/>
      <style:text-properties fo:color="#000000"/>
    </style:style>
    <style:style style:name="ce241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bold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5" style:family="table-cell" style:parent-style-name="Normal_5f_Sheet1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61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62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6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6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7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 style:data-style-name="N12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93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0" style:family="table-cell" style:parent-style-name="Default" style:data-style-name="N129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30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304" style:family="table-cell" style:parent-style-name="Default">
      <style:table-cell-properties fo:wrap-option="wrap" fo:border="0.06pt solid #000000"/>
      <style:text-properties fo:font-weight="normal"/>
    </style:style>
    <style:style style:name="ce30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307" style:family="table-cell" style:parent-style-name="Default">
      <style:table-cell-properties fo:wrap-option="wrap"/>
    </style:style>
    <style:style style:name="ce308" style:family="table-cell" style:parent-style-name="Default">
      <style:table-cell-properties fo:wrap-option="wrap" style:vertical-align="top"/>
    </style:style>
    <style:style style:name="ce30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8"/>
        <table:table-column table:style-name="co11" table:default-cell-style-name="ce52"/>
        <table:table-column table:style-name="co12" table:default-cell-style-name="ce53"/>
        <table:table-column table:style-name="co13" table:default-cell-style-name="ce48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82in" svg:height="1.1528in" svg:x="0.0154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3">
            <text:p>323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</text:span><text:span text:style-name="T2">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8" office:value-type="string">
            <text:p>Hai.Nguyen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string">
            <text:p>10 Aug-12</text:p>
          </table:table-cell>
          <table:table-cell office:value-type="float" office:value="3.1">
            <text:p>3.1</text:p>
          </table:table-cell>
          <table:table-cell table:style-name="Default"/>
          <table:table-cell table:style-name="Default" office:value-type="string">
            <text:p>Update Search sheet: change to choose in pages or in content form check box to radio button</text:p>
          </table:table-cell>
          <table:table-cell table:style-name="Default" office:value-type="string">
            <text:p>Ha.Khuat</text:p>
          </table:table-cell>
          <table:table-cell table:style-name="Default" table:number-columns-repeated="5"/>
          <table:table-cell table:number-columns-repeated="245"/>
        </table:table-row>
      </table:table>
      <table:table table:name="Check_List" table:style-name="ta3" table:print="false">
        <table:table-column table:style-name="co14" table:default-cell-style-name="ce65"/>
        <table:table-column table:style-name="co15" table:default-cell-style-name="ce99"/>
        <table:table-column table:style-name="co16" table:default-cell-style-name="ce125"/>
        <table:table-column table:style-name="co3" table:default-cell-style-name="ce121"/>
        <table:table-column table:style-name="co3" table:number-columns-repeated="250" table:default-cell-style-name="ce119"/>
        <table:table-row table:style-name="ro20">
          <table:table-cell table:style-name="ce61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2"/>
          <table:covered-table-cell table:style-name="ce119"/>
          <table:covered-table-cell table:number-columns-repeated="2"/>
          <table:table-cell table:style-name="ce62"/>
          <table:table-cell table:style-name="Default" table:number-columns-repeated="247"/>
        </table:table-row>
        <table:table-row table:style-name="ro10">
          <table:table-cell table:style-name="ce62" office:value-type="string">
            <text:p>Id</text:p>
          </table:table-cell>
          <table:table-cell table:style-name="ce62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3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5"/>
          <table:covered-table-cell table:number-columns-repeated="2" table:style-name="ce120"/>
          <table:table-cell table:style-name="ce130" office:value-type="string">
            <text:p>Total of High</text:p>
          </table:table-cell>
          <table:table-cell table:style-name="ce132" table:formula="of:=SUMPRODUCT(([.C4:.C582]=&quot;High&quot;))" office:value-type="float" office:value="112">
            <text:p>112</text:p>
          </table:table-cell>
          <table:table-cell table:style-name="ce130" table:formula="of:=SUMPRODUCT(([.C4:.C582]=&quot;High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4" office:value-type="string">
            <text:p>FNC_ECMS_WCM_SCV_01.001</text:p>
          </table:table-cell>
          <table:table-cell table:style-name="ce76" office:value-type="string">
            <text:p>Create new SCV page using existing document</text:p>
          </table:table-cell>
          <table:table-cell table:style-name="ce121" office:value-type="string">
            <text:p>High</text:p>
          </table:table-cell>
          <table:table-cell/>
          <table:table-cell table:style-name="ce130" office:value-type="string">
            <text:p>Total of Medium</text:p>
          </table:table-cell>
          <table:table-cell table:style-name="ce130" table:formula="of:=SUMPRODUCT(([.C4:.C582]=&quot;Medium&quot;))" office:value-type="float" office:value="197">
            <text:p>197</text:p>
          </table:table-cell>
          <table:table-cell table:style-name="ce130" table:formula="of:=SUMPRODUCT(([.C4:.C582]=&quot;Medium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6" office:value-type="string">
            <text:p>Create new SCV page using new created document/web content is being in draft status</text:p>
          </table:table-cell>
          <table:table-cell table:style-name="ce121" office:value-type="string">
            <text:p>High</text:p>
          </table:table-cell>
          <table:table-cell/>
          <table:table-cell table:style-name="ce130" office:value-type="string">
            <text:p>Total of Low</text:p>
          </table:table-cell>
          <table:table-cell table:style-name="ce132" table:formula="of:=SUMPRODUCT(([.C4:.C582]=&quot;Low&quot;))" office:value-type="float" office:value="15">
            <text:p>15</text:p>
          </table:table-cell>
          <table:table-cell table:style-name="ce130" table:formula="of:=SUMPRODUCT(([.C4:.C582]=&quot;Low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6" office:value-type="string">
            <text:p>Create new SCV page using new created document/web content is being in publish status</text:p>
          </table:table-cell>
          <table:table-cell table:style-name="ce121" office:value-type="string">
            <text:p>High</text:p>
          </table:table-cell>
          <table:table-cell/>
          <table:table-cell table:style-name="ce131" office:value-type="string">
            <text:p>Total</text:p>
          </table:table-cell>
          <table:table-cell table:style-name="ce133" table:formula="of:=SUM([.F3:.F5])" office:value-type="float" office:value="324">
            <text:p>324</text:p>
          </table:table-cell>
          <table:table-cell table:style-name="ce133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7" office:value-type="string">
            <text:p>Filter document/web content/media file to add content for SCV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6" office:value-type="string">
            <text:p>Search by name of content to add content for SCV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78" office:value-type="string">
            <text:p>Search by name <text:s/>with blank keyword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9" office:value-type="string">
            <text:p>Search a word or phrase in content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9" office:value-type="string">
            <text:p>Search a word or </text:p>
            <text:p>phrase in content with blank keyword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9" office:value-type="string">
            <text:p>Search by date in content in case choose [From] field less than [To] field when select content to add for SCV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9" office:value-type="string">
            <text:p>Search by date in content in case choose [From] field greater than [To] field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80" office:value-type="string">
            <text:p>Search by date in content in case choose [From] field greater than current dat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6" office:value-type="string">
            <text:p>Search by date in content in case choose only [To date] field 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6" office:value-type="string">
            <text:p>Search by date in content in case choose only [from] field 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81" office:value-type="string">
            <text:p>Check Search Node <text:s/>type in content when select existed content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78" office:value-type="string">
            <text:p>Search a node using properties when do not select any property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78" office:value-type="string">
            <text:p>Preview web content after do search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6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24in" svg:height="0.002in" svg:x="0.3201in" svg:y="0.187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6" office:value-type="string">
            <text:p>Create new SCV page with no content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CV_02.001</text:p>
          </table:table-cell>
          <table:table-cell table:style-name="ce82" office:value-type="string">
            <text:p>Setting for SCV page when 'Show title' check-box is checked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82" office:value-type="string">
            <text:p>Setting for SCV page when 'Show title' check-box is not checked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82" office:value-type="string">
            <text:p>Setting for SCV page when 'Show date' check-box is checked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82" office:value-type="string">
            <text:p>Setting for SCV page when 'Show date' check-box is un-checked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82" office:value-type="string">
            <text:p>Setting for SCV page when 'Show option bar' check-box is checked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82" office:value-type="string">
            <text:p>Setting for SCV page when 'Show option bar' check-box is un-checked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82" office:value-type="string">
            <text:p>Setting for SCV page to print document/web content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CV_03.001</text:p>
          </table:table-cell>
          <table:table-cell table:style-name="ce82" office:value-type="string">
            <text:p>Edit content of SCV page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82" office:value-type="string">
            <text:p>Open form to setting page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1</text:p>
          </table:table-cell>
          <table:table-cell table:style-name="ce82" office:value-type="string">
            <text:p>Default of [Edit] icon when mode = View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4.002</text:p>
          </table:table-cell>
          <table:table-cell table:style-name="ce82" office:value-type="string">
            <text:p>Activity of [Edit] icon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4.003</text:p>
          </table:table-cell>
          <table:table-cell table:style-name="ce82" office:value-type="string">
            <text:p>Fast editing when double click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5.001</text:p>
          </table:table-cell>
          <table:table-cell table:style-name="ce82" office:value-type="string">
            <text:p>Displaying of [Publish] Icon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2</text:p>
          </table:table-cell>
          <table:table-cell table:style-name="ce82" office:value-type="string">
            <text:p>Activity of [Publish] Icon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3</text:p>
          </table:table-cell>
          <table:table-cell table:style-name="ce82" office:value-type="string">
            <text:p>Activity of [Publish] Icon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4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5"/>
          <table:covered-table-cell table:style-name="ce120"/>
          <table:covered-table-cell table:style-name="ce127"/>
          <table:table-cell table:number-columns-repeated="250"/>
        </table:table-row>
        <table:table-row table:style-name="ro13">
          <table:table-cell table:style-name="ce64" office:value-type="string">
            <text:p>FNC_ECMS_WCM_CLV_01.001</text:p>
          </table:table-cell>
          <table:table-cell table:style-name="ce78" office:value-type="string">
            <text:p>Create new CLV page by using folder mode in case the folder is empt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78" office:value-type="string">
            <text:p>Create new CLV page by using folder mode in case the folder is not empt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2.001</text:p>
          </table:table-cell>
          <table:table-cell table:style-name="ce83" office:value-type="string">
            <text:p>Create new CLV page by select directly content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83" office:value-type="string">
            <text:p>Delete content after choosing directly document or web content to view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82" office:value-type="string">
            <text:p>Search by name of content when select existing content to create page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78" office:value-type="string">
            <text:p>Search by name <text:s/>with blank keyword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9" office:value-type="string">
            <text:p>Search a word or phrase in content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80" office:value-type="string">
            <text:p>Search by date in content in case choose [From] field less than [To] field when select existed content to view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80" office:value-type="string">
            <text:p>Search by date in content in case choose [From] field greater than [To] field when select existed content to view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80" office:value-type="string">
            <text:p>Search by date in content in case choose [From] field greater than current by date when select existed content to view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6" office:value-type="string">
            <text:p>Search by date in content in case choose only [To] field when select existed content to view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6" office:value-type="string">
            <text:p>Search by date in content in case choose only [from] field when select existed content to view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81" office:value-type="string">
            <text:p>Search Node <text:s/>type in content when select existed content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78" office:value-type="string">
            <text:p>Search a node using properties when do not select any property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78" office:value-type="string">
            <text:p>Preview web content after do search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6" office:value-type="string">
            <text:p>Check select existed document/media to add on Single content viewer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3.001</text:p>
          </table:table-cell>
          <table:table-cell table:style-name="ce84" office:value-type="string">
            <text:p>Check Order by date created When automatic was chosen defaul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84" office:value-type="string">
            <text:p>Check Order by date modified When automatic was chosen defaul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84" office:value-type="string">
            <text:p>Check Order by date published When automatic was chosen defaul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5" office:value-type="string">
            <text:p>Check Order by Title published When automatic was chosen defaul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6" office:value-type="string">
            <text:p>Check view content with chosen automatic to view all web contents and sort by ascenda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84" office:value-type="string">
            <text:p>Check change template to view content list viewer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84" office:value-type="string">
            <text:p>Test unchecked show image option on content lis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84" office:value-type="string">
            <text:p>Test unchecked show summary option on content lis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84" office:value-type="string">
            <text:p>Test unchecked show header option on content lis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84" office:value-type="string">
            <text:p>Test unchecked show title option on content lis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84" office:value-type="string">
            <text:p>Test unchecked show by date created option on content lis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84" office:value-type="string">
            <text:p>Test unchecked show link option on content lis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84" office:value-type="string">
            <text:p>Test checked show refresh button option on content lis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4.001</text:p>
          </table:table-cell>
          <table:table-cell table:style-name="ce83" office:value-type="string">
            <text:p>Check keep draft revision after edit draft revision from content list viewer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83" office:value-type="string">
            <text:p>Check change draft revision to live revision after edit draft revision from content list viewer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7" office:value-type="string">
            <text:p>Check display content in content list viewer in edit mode and no draft version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78" office:value-type="string">
            <text:p>Check display content in content list viewer in case edit mode and have draft version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78" office:value-type="string">
            <text:p>Check display content in content list viewer in case Live mode and no live version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78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78" office:value-type="string">
            <text:p>Test to verify the layout of Pri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78" office:value-type="string">
            <text:p>Print in case did not install printer.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78" office:value-type="string">
            <text:p>Print in case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78" office:value-type="string">
            <text:p>Print in case not exist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78" office:value-type="string">
            <text:p>Open form to configuration for CLV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78" office:value-type="string">
            <text:p>Add new content for CLV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78" office:value-type="string">
            <text:p>Manage content of CLV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1</text:p>
          </table:table-cell>
          <table:table-cell table:style-name="ce82" office:value-type="string">
            <text:p>Default of [Edit] icon when mode = View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5.002</text:p>
          </table:table-cell>
          <table:table-cell table:style-name="ce82" office:value-type="string">
            <text:p>Activity of [Edit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5.003</text:p>
          </table:table-cell>
          <table:table-cell table:style-name="ce82" office:value-type="string">
            <text:p>Fast editing when double click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1</text:p>
          </table:table-cell>
          <table:table-cell table:style-name="ce82" office:value-type="string">
            <text:p>Displaying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2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3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4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Content By Query</text:p>
          </table:table-cell>
          <table:covered-table-cell table:number-columns-repeated="2" table:style-name="ce88"/>
          <table:covered-table-cell table:style-name="ce127"/>
          <table:table-cell table:number-columns-repeated="250"/>
        </table:table-row>
        <table:table-row table:style-name="ro22">
          <table:table-cell table:style-name="ce66" office:value-type="string">
            <text:p>FNC_ECMS_WCM_CBQ_01.001</text:p>
          </table:table-cell>
          <table:table-cell table:style-name="ce78" office:value-type="string">
            <text:p>Check if a query and a workspace condition works</text:p>
          </table:table-cell>
          <table:table-cell table:style-name="ce122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2</text:p>
          </table:table-cell>
          <table:table-cell table:style-name="ce78" office:value-type="string">
            <text:p>Check if a Folder option works when a query is missing</text:p>
          </table:table-cell>
          <table:table-cell table:style-name="ce122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7" office:value-type="string">
            <text:p>FNC_ECMS_WCM_CBQ_01.003</text:p>
          </table:table-cell>
          <table:table-cell table:style-name="ce78" office:value-type="string">
            <text:p>Check if a Content option works when a query is missing</text:p>
          </table:table-cell>
          <table:table-cell table:style-name="ce122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4</text:p>
          </table:table-cell>
          <table:table-cell table:style-name="ce78" office:value-type="string">
            <text:p>Check if a Folder/Content option works when a query is invalid</text:p>
          </table:table-cell>
          <table:table-cell table:style-name="ce122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5</text:p>
          </table:table-cell>
          <table:table-cell table:style-name="ce83" office:value-type="string">
            <text:p>Check if a query finds no match in a workspace</text:p>
          </table:table-cell>
          <table:table-cell table:style-name="ce122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6</text:p>
          </table:table-cell>
          <table:table-cell table:style-name="ce82" office:value-type="string">
            <text:p>Vary tests with some queries</text:p>
          </table:table-cell>
          <table:table-cell table:style-name="ce122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7</text:p>
          </table:table-cell>
          <table:table-cell table:style-name="ce89" office:value-type="string">
            <text:p>User who is not administrator cannot edit portlet settings</text:p>
          </table:table-cell>
          <table:table-cell table:style-name="ce122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Banner and Footer: edit banner, footer and homepage</text:p>
          </table:table-cell>
          <table:covered-table-cell table:number-columns-repeated="2" table:style-name="ce88"/>
          <table:covered-table-cell table:style-name="ce127"/>
          <table:table-cell table:number-columns-repeated="250"/>
        </table:table-row>
        <table:table-row table:style-name="ro22">
          <table:table-cell table:style-name="ce66" office:value-type="string">
            <text:p>FNC_ECMS_WCM_BF_01.001</text:p>
          </table:table-cell>
          <table:table-cell table:style-name="ce90" office:value-type="string">
            <text:p>Replace existing logo while editing banner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2</text:p>
          </table:table-cell>
          <table:table-cell table:style-name="ce90" office:value-type="string">
            <text:p>Replace existing logo while editing banner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7" office:value-type="string">
            <text:p>FNC_ECMS_WCM_BF_01.003</text:p>
          </table:table-cell>
          <table:table-cell table:style-name="ce90" office:value-type="string">
            <text:p>Check adding slogan on banner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4</text:p>
          </table:table-cell>
          <table:table-cell table:style-name="ce91" office:value-type="string">
            <text:p>Check edit banner with image larger than designed/allowed size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5</text:p>
          </table:table-cell>
          <table:table-cell table:style-name="ce90" office:value-type="string">
            <text:p>Check displaying slogan in banner after edit banner with long text slogan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6</text:p>
          </table:table-cell>
          <table:table-cell table:style-name="ce90" office:value-type="string">
            <text:p>Check edit banner by error default.css code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7</text:p>
          </table:table-cell>
          <table:table-cell table:style-name="ce90" office:value-type="string">
            <text:p>Check edit banner by error java script(js) code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1</text:p>
          </table:table-cell>
          <table:table-cell table:style-name="ce90" office:value-type="string">
            <text:p>Check displaying form to edit footer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2</text:p>
          </table:table-cell>
          <table:table-cell table:style-name="ce90" office:value-type="string">
            <text:p>Check editing footer with image/text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3</text:p>
          </table:table-cell>
          <table:table-cell table:style-name="ce90" office:value-type="string">
            <text:p>Check edit footer with long text.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4</text:p>
          </table:table-cell>
          <table:table-cell table:style-name="ce90" office:value-type="string">
            <text:p>Check edit footer with invalid CSS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5</text:p>
          </table:table-cell>
          <table:table-cell table:style-name="ce90" office:value-type="string">
            <text:p>Check edit footer with invalid JS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1</text:p>
          </table:table-cell>
          <table:table-cell table:style-name="ce90" office:value-type="string">
            <text:p>Check display form to edit content of Homepage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2</text:p>
          </table:table-cell>
          <table:table-cell table:style-name="ce90" office:value-type="string">
            <text:p>Edit content of Home page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3</text:p>
          </table:table-cell>
          <table:table-cell table:style-name="ce90" office:value-type="string">
            <text:p>Check edit Homepage with invalid CSS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4</text:p>
          </table:table-cell>
          <table:table-cell table:style-name="ce90" office:value-type="string">
            <text:p>Check edit Homepage with invalid JS</text:p>
          </table:table-cell>
          <table:table-cell table:style-name="ce122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92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4" office:value-type="string">
            <text:p>FNC_ECMS_WCM_SEARCH_01.001</text:p>
          </table:table-cell>
          <table:table-cell table:style-name="ce93" office:value-type="string">
            <text:p>Search in case input no keywords for searching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02</text:p>
          </table:table-cell>
          <table:table-cell table:style-name="ce70" office:value-type="string">
            <text:p>Search in case search keyword does not match existing values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03</text:p>
          </table:table-cell>
          <table:table-cell table:style-name="ce94" office:value-type="string">
            <text:p>Search in case input keyword matches existing value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04</text:p>
          </table:table-cell>
          <table:table-cell table:style-name="ce94" office:value-type="string">
            <text:p>Search in case searching keyword contains special characters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05</text:p>
          </table:table-cell>
          <table:table-cell table:style-name="ce70" office:value-type="string">
            <text:p>Test Search Result in case admin user do searching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06</text:p>
          </table:table-cell>
          <table:table-cell table:style-name="ce95" office:value-type="string">
            <text:p>Test search result without login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07</text:p>
          </table:table-cell>
          <table:table-cell table:style-name="ce96" office:value-type="string">
            <text:p>Test Search Result in case normal user do searching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08</text:p>
          </table:table-cell>
          <table:table-cell table:style-name="ce96" office:value-type="string">
            <text:p>Test display search result on one page with administrator user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09</text:p>
          </table:table-cell>
          <table:table-cell table:style-name="ce97" office:value-type="string">
            <text:p>Test display search result in case choose one site </text:p>
            <text:p>to search.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10</text:p>
          </table:table-cell>
          <table:table-cell table:style-name="ce97" office:value-type="string">
            <text:p>Test display search result in case checked only </text:p>
            <text:p>document to search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11</text:p>
          </table:table-cell>
          <table:table-cell table:style-name="ce97" office:value-type="string">
            <text:p>Test display search result in case checked only page</text:p>
            <text:p><text:s/>to search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12</text:p>
          </table:table-cell>
          <table:table-cell table:style-name="ce97" office:value-type="string">
            <text:p>Test search result in case search by Box search.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13</text:p>
          </table:table-cell>
          <table:table-cell table:style-name="ce97" office:value-type="string">
            <text:p>Test search result in case keyword was typed by A*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14</text:p>
          </table:table-cell>
          <table:table-cell table:style-name="ce97" office:value-type="string">
            <text:p>Test view content in Search</text:p>
            <text:p><text:s/>Result in Live mode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1.015</text:p>
          </table:table-cell>
          <table:table-cell table:style-name="ce98" office:value-type="string">
            <text:p>Print content of search result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0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100" office:value-type="string">
            <text:p>Check display result when change search page layout template 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23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SEO</text:p>
          </table:table-cell>
          <table:covered-table-cell table:style-name="ce92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71" office:value-type="string">
            <text:p>FNC_ECMS_WCM_SEO_01.001</text:p>
          </table:table-cell>
          <table:table-cell table:style-name="ce101" office:value-type="string">
            <text:p>Default color of SEO icon when metadata doesn't exist 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101" office:value-type="string">
            <text:p>Color of SEO icon when user inputs data but not fully completed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78" office:value-type="string">
            <text:p>Color of SEO icon when user inputs data for all fields 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102" office:value-type="string">
            <text:p>Color of SEO icon when user open an administration page 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102" office:value-type="string">
            <text:p>Screen of SEO management when user open a portal page 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102" office:value-type="string">
            <text:p>Screen of SEO management when user open a content page 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O_02.001</text:p>
          </table:table-cell>
          <table:table-cell table:style-name="ce102" office:value-type="string">
            <text:p>Check default metadata when user hasn't added SEO data 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78" office:value-type="string">
            <text:p>Check metadata through View Page Source when user input value for Description (1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78" office:value-type="string">
            <text:p>Check metadata through View Page Source</text:p>
            <text:p>when user input value for Description (2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83" office:value-type="string">
            <text:p>Check metadata through View Page Source</text:p>
            <text:p>when user input value for Description (3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82" office:value-type="string">
            <text:p>Check metadata through View Page Source</text:p>
            <text:p>when user input value for Description (4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82" office:value-type="string">
            <text:p>Check metadata through View Page Source</text:p>
            <text:p>when user input value for Keywords (1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82" office:value-type="string">
            <text:p>Check metadata through View Page Source</text:p>
            <text:p>when user input value for Keywords (2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9" office:value-type="string">
            <text:p>Check metadata through View Page Source</text:p>
            <text:p>when user input value for Keywords (3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103" office:value-type="string">
            <text:p>Check metadata through View Page Source</text:p>
            <text:p>when user input value for Keywords (4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103" office:value-type="string">
            <text:p>Check metadata through View Page Source</text:p>
            <text:p>when user input value for both Description &amp; Keywords <text:s/>(1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103" office:value-type="string">
            <text:p>Check metadata through View Page Source</text:p>
            <text:p>when user input value for both Description &amp; Keywords <text:s/>(2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103" office:value-type="string">
            <text:p>Check metadata through View Page Source</text:p>
            <text:p>when user input value for both Description &amp; Keywords (3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103" office:value-type="string">
            <text:p>Check metadata through View Page Source</text:p>
            <text:p>when user input value for both Description &amp; Keywords (4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O_03.001</text:p>
          </table:table-cell>
          <table:table-cell table:style-name="ce103" office:value-type="string">
            <text:p>Check default of Sitemap 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104" office:value-type="string">
            <text:p>Check Sitemap (1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104" office:value-type="string">
            <text:p>Check Sitemap (2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104" office:value-type="string">
            <text:p>Check Sitemap (3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104" office:value-type="string">
            <text:p>Check Sitemap (4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104" office:value-type="string">
            <text:p>Check Sitemap (5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104" office:value-type="string">
            <text:p>Check Sitemap (6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104" office:value-type="string">
            <text:p>Check Sitemap (7)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78" office:value-type="string">
            <text:p>Alert message when user input invalid data </text:p>
          </table:table-cell>
          <table:table-cell table:style-name="ce12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Others check: Check display something</text:p>
          </table:table-cell>
          <table:covered-table-cell table:number-columns-repeated="2" table:style-name="ce105"/>
          <table:covered-table-cell table:style-name="ce128"/>
          <table:table-cell table:number-columns-repeated="250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6" office:value-type="string">
            <text:p><text:span text:style-name="T3">Display edit </text:span><text:span text:style-name="T3">mode in </text:span><text:span text:style-name="T3">case</text:span></text:p>
            <text:p><text:span text:style-name="T3"><text:s/></text:span><text:span text:style-name="T3">click [Edit </text:span><text:span text:style-name="T3">mode] icon </text:span><text:span text:style-name="T3">in admin </text:span><text:span text:style-name="T3">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MICS_01.001</text:p>
          </table:table-cell>
          <table:table-cell table:style-name="ce107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Newsletter</text:p>
          </table:table-cell>
          <table:covered-table-cell table:style-name="ce108"/>
          <table:covered-table-cell table:style-name="ce126"/>
          <table:covered-table-cell table:style-name="ce128"/>
          <table:table-cell table:number-columns-repeated="250"/>
        </table:table-row>
        <table:table-row table:style-name="ro13">
          <table:table-cell table:style-name="ce64" office:value-type="string">
            <text:p>FNC_ECMS_WCM_NEWS_01.001</text:p>
          </table:table-cell>
          <table:table-cell table:style-name="ce109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9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9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9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10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11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11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11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12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2.001</text:p>
          </table:table-cell>
          <table:table-cell table:style-name="ce111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11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11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11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11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11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11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11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11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11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11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11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11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11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11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11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11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11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3.001</text:p>
          </table:table-cell>
          <table:table-cell table:style-name="ce111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11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11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11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11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11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11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13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14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15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15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15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15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Form Generator, Fast Content Creator</text:p>
          </table:table-cell>
          <table:covered-table-cell table:style-name="ce107"/>
          <table:covered-table-cell table:number-columns-repeated="2"/>
          <table:table-cell table:number-columns-repeated="250"/>
        </table:table-row>
        <table:table-row table:style-name="ro13">
          <table:table-cell table:style-name="ce72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1</text:p>
          </table:table-cell>
          <table:table-cell table:style-name="ce116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2</text:p>
          </table:table-cell>
          <table:table-cell table:style-name="ce117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3</text:p>
          </table:table-cell>
          <table:table-cell table:style-name="ce117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5</text:p>
          </table:table-cell>
          <table:table-cell table:style-name="ce117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9</text:p>
          </table:table-cell>
          <table:table-cell table:style-name="ce117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10</text:p>
          </table:table-cell>
          <table:table-cell table:style-name="ce118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Category</text:p>
          </table:table-cell>
          <table:covered-table-cell table:style-name="ce107"/>
          <table:covered-table-cell table:number-columns-repeated="2"/>
          <table:table-cell table:number-columns-repeated="250"/>
        </table:table-row>
        <table:table-row table:style-name="ro13">
          <table:table-cell table:style-name="ce66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4</text:p>
          </table:table-cell>
          <table:table-cell table:style-name="ce116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5</text:p>
          </table:table-cell>
          <table:table-cell table:style-name="ce116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6</text:p>
          </table:table-cell>
          <table:table-cell table:style-name="ce116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7</text:p>
          </table:table-cell>
          <table:table-cell table:style-name="ce116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8</text:p>
          </table:table-cell>
          <table:table-cell table:style-name="ce116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9</text:p>
          </table:table-cell>
          <table:table-cell table:style-name="ce116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0</text:p>
          </table:table-cell>
          <table:table-cell table:style-name="ce116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1</text:p>
          </table:table-cell>
          <table:table-cell table:style-name="ce116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2</text:p>
          </table:table-cell>
          <table:table-cell table:style-name="ce116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3</text:p>
          </table:table-cell>
          <table:table-cell table:style-name="ce116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4</text:p>
          </table:table-cell>
          <table:table-cell table:style-name="ce116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5</text:p>
          </table:table-cell>
          <table:table-cell table:style-name="ce116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6</text:p>
          </table:table-cell>
          <table:table-cell table:style-name="ce116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8</text:p>
          </table:table-cell>
          <table:table-cell table:style-name="ce116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9</text:p>
          </table:table-cell>
          <table:table-cell table:style-name="ce116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20</text:p>
          </table:table-cell>
          <table:table-cell table:style-name="ce116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2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2</text:p>
          </table:table-cell>
          <table:table-cell table:style-name="ce117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4</text:p>
          </table:table-cell>
          <table:table-cell table:style-name="ce116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5</text:p>
          </table:table-cell>
          <table:table-cell table:style-name="ce116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6</text:p>
          </table:table-cell>
          <table:table-cell table:style-name="ce116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7</text:p>
          </table:table-cell>
          <table:table-cell table:style-name="ce116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9</text:p>
          </table:table-cell>
          <table:table-cell table:style-name="ce116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0</text:p>
          </table:table-cell>
          <table:table-cell table:style-name="ce116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1</text:p>
          </table:table-cell>
          <table:table-cell table:style-name="ce116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2</text:p>
          </table:table-cell>
          <table:table-cell table:style-name="ce116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3</text:p>
          </table:table-cell>
          <table:table-cell table:style-name="ce116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4</text:p>
          </table:table-cell>
          <table:table-cell table:style-name="ce116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5</text:p>
          </table:table-cell>
          <table:table-cell table:style-name="ce116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6</text:p>
          </table:table-cell>
          <table:table-cell table:style-name="ce116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7</text:p>
          </table:table-cell>
          <table:table-cell table:style-name="ce116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8</text:p>
          </table:table-cell>
          <table:table-cell table:style-name="ce116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9</text:p>
          </table:table-cell>
          <table:table-cell table:style-name="ce116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0</text:p>
          </table:table-cell>
          <table:table-cell table:style-name="ce116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1</text:p>
          </table:table-cell>
          <table:table-cell table:style-name="ce117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2</text:p>
          </table:table-cell>
          <table:table-cell table:style-name="ce116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3</text:p>
          </table:table-cell>
          <table:table-cell table:style-name="ce117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4</text:p>
          </table:table-cell>
          <table:table-cell table:style-name="ce116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6</text:p>
          </table:table-cell>
          <table:table-cell table:style-name="ce117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8</text:p>
          </table:table-cell>
          <table:table-cell table:style-name="ce116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9</text:p>
          </table:table-cell>
          <table:table-cell table:style-name="ce116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40</text:p>
          </table:table-cell>
          <table:table-cell table:style-name="ce116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1</text:p>
          </table:table-cell>
          <table:table-cell table:style-name="ce116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2</text:p>
          </table:table-cell>
          <table:table-cell table:style-name="ce116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3</text:p>
          </table:table-cell>
          <table:table-cell table:style-name="ce116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4</text:p>
          </table:table-cell>
          <table:table-cell table:style-name="ce116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4"/>
          <table:table-cell table:style-name="ce119" table:number-columns-repeated="3"/>
          <table:table-cell table:number-columns-repeated="250"/>
        </table:table-row>
        <table:table-row table:style-name="ro17">
          <table:table-cell table:style-name="ce74"/>
          <table:table-cell table:style-name="ce119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8" table:default-cell-style-name="ce137"/>
        <table:table-column table:style-name="co8" table:default-cell-style-name="ce67"/>
        <table:table-column table:style-name="co8" table:default-cell-style-name="ce148"/>
        <table:table-column table:style-name="co17" table:default-cell-style-name="ce151"/>
        <table:table-column table:style-name="co18" table:default-cell-style-name="ce152"/>
        <table:table-column table:style-name="co19" table:default-cell-style-name="ce157"/>
        <table:table-column table:style-name="co20" table:default-cell-style-name="ce156"/>
        <table:table-column table:style-name="co21" table:default-cell-style-name="ce156"/>
        <table:table-column table:style-name="co8" table:default-cell-style-name="ce97"/>
        <table:table-column table:style-name="co8" table:default-cell-style-name="ce170"/>
        <table:table-column table:style-name="co8" table:number-columns-repeated="246" table:default-cell-style-name="Default"/>
        <table:table-row table:style-name="ro13">
          <table:table-cell table:style-name="ce134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885];[.$K1])" office:value-type="float" office:value="23">
            <text:p>23</text:p>
          </table:table-cell>
          <table:table-cell table:style-name="ce168" table:formula="of:=COUNTIF([.M$7:.M$885];[.$K1])" office:value-type="float" office:value="23">
            <text:p>23</text:p>
          </table:table-cell>
          <table:table-cell table:style-name="ce168" table:formula="of:=COUNTIF([.N$7:.N$885];[.$K1])" office:value-type="float" office:value="0">
            <text:p>0</text:p>
          </table:table-cell>
          <table:table-cell table:style-name="ce168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4"/>
          <table:table-cell table:style-name="ce140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885];[.$K2])" office:value-type="float" office:value="0">
            <text:p>0</text:p>
          </table:table-cell>
          <table:table-cell table:style-name="ce168" table:formula="of:=COUNTIF([.M$7:.M$885];[.$K2])" office:value-type="float" office:value="0">
            <text:p>0</text:p>
          </table:table-cell>
          <table:table-cell table:style-name="ce168" table:formula="of:=COUNTIF([.N$7:.N$885];[.$K2])" office:value-type="float" office:value="0">
            <text:p>0</text:p>
          </table:table-cell>
          <table:table-cell table:style-name="ce168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885];[.$K3])" office:value-type="float" office:value="0">
            <text:p>0</text:p>
          </table:table-cell>
          <table:table-cell table:style-name="ce168" table:formula="of:=COUNTIF([.M$7:.M$885];[.$K3])" office:value-type="float" office:value="0">
            <text:p>0</text:p>
          </table:table-cell>
          <table:table-cell table:style-name="ce168" table:formula="of:=COUNTIF([.N$7:.N$885];[.$K3])" office:value-type="float" office:value="0">
            <text:p>0</text:p>
          </table:table-cell>
          <table:table-cell table:style-name="ce168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/>
          <table:table-cell table:style-name="ce141" office:value-type="string">
            <text:p>Total Main Cases</text:p>
          </table:table-cell>
          <table:table-cell table:style-name="ce147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885];[.$K4])" office:value-type="float" office:value="0">
            <text:p>0</text:p>
          </table:table-cell>
          <table:table-cell table:style-name="ce168" table:formula="of:=COUNTIF([.M$7:.M$885];[.$K4])" office:value-type="float" office:value="0">
            <text:p>0</text:p>
          </table:table-cell>
          <table:table-cell table:style-name="ce168" table:formula="of:=COUNTIF([.N$7:.N$885];[.$K4])" office:value-type="float" office:value="0">
            <text:p>0</text:p>
          </table:table-cell>
          <table:table-cell table:style-name="ce168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5"/>
          <table:table-cell table:style-name="ce142"/>
          <table:table-cell table:style-name="ce138"/>
          <table:table-cell table:style-name="ce150"/>
          <table:table-cell table:style-name="ce143" table:number-columns-repeated="4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885];[.$K5])" office:value-type="float" office:value="0">
            <text:p>0</text:p>
          </table:table-cell>
          <table:table-cell table:style-name="ce168" table:formula="of:=COUNTIF([.M$7:.M$885];[.$K5])" office:value-type="float" office:value="0">
            <text:p>0</text:p>
          </table:table-cell>
          <table:table-cell table:style-name="ce168" table:formula="of:=COUNTIF([.N$7:.N$885];[.$K5])" office:value-type="float" office:value="0">
            <text:p>0</text:p>
          </table:table-cell>
          <table:table-cell table:style-name="ce168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table:style-name="ce72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Create new SCV page using existing document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</text:span><text:span text:style-name="T8">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82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2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2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</text:span><text:span text:style-name="T8">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2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2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by name <text:s/>with blank keyword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Check Search a word or </text:p>
            <text:p>phrase in content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5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80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a word or </text:p>
            <text:p>phrase in content with blank keyword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</text:span><text:span text:style-name="T8">word or </text:span><text:span text:style-name="T8">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56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80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</text:span>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</text:p>
            <text:p>in content in case choose [From] field less than [To] field when select content to add for SCV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8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</text:p>
            <text:p>[From] field greater than</text:p>
            <text:p>[To] field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2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80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 [From] field greater than current date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2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2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</text:span><text:span text:style-name="T8">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51" office:value-type="string">
            <text:p>Preview web content after do search</text:p>
          </table:table-cell>
          <table:table-cell table:style-name="ce97" office:value-type="string">
            <text:p>Step 5: View content of</text:p>
            <text:p><text:s/>document or web content after</text:p>
            <text:p><text:s/>do search</text:p>
          </table:table-cell>
          <table:table-cell table:style-name="ce97" office:value-type="string">
            <text:p>- Click on [<text:span text:style-name="T10">Preview</text:span>] icon of some <text:s/>web content which is listed in Result form</text:p>
          </table:table-cell>
          <table:table-cell table:style-name="ce97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71"/>
          <table:table-cell table:number-columns-repeated="246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71"/>
          <table:table-cell table:number-columns-repeated="246"/>
        </table:table-row>
        <table:table-row table:style-name="ro29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8" office:value-type="string">
            <text:p>Step 3: Open form to search</text:p>
          </table:table-cell>
          <table:table-cell table:style-name="ce157" office:value-type="string">
            <text:p><text:span text:style-name="T9">- Select page </text:span><text:span text:style-name="T9">above</text:span></text:p>
            <text:p><text:span text:style-name="T9">- Select </text:span><text:span text:style-name="T6">Site </text:span><text:span text:style-name="T6">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</text:span><text:span text:style-name="T9">icon to select </text:span><text:span text:style-name="T9">path</text:span></text:p>
            <text:p><text:span text:style-name="T9">- Select </text:span><text:span text:style-name="T6">Content </text:span><text:span text:style-name="T6">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7" office:value-type="string">
            <text:p>Step 5: Select result to add content for SCV page</text:p>
          </table:table-cell>
          <table:table-cell table:style-name="ce97" office:value-type="string">
            <text:p>- Click on [<text:span text:style-name="T10">Add</text:span>] icon of 1 <text:s/>web content/document/media which is listed in Result form</text:p>
          </table:table-cell>
          <table:table-cell table:style-name="ce97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Create new SCV page with no content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</text:span><text:span text:style-name="T7">Portelt </text:span><text:span text:style-name="T7">Setting tab</text:span></text:p>
            <text:p><text:span text:style-name="T7">- Uncheck </text:span><text:span text:style-name="T7">“Show Infor </text:span><text:span text:style-name="T7">Bar, Show </text:span><text:span text:style-name="T7">Portlet Mode </text:span><text:span text:style-name="T7">and Show </text:span><text:span text:style-name="T7">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7" office:value-type="string">
            <text:p>Step 3: Check view page in edit mode</text:p>
          </table:table-cell>
          <table:table-cell table:style-name="ce97" office:value-type="string">
            <text:p>Switch to edit mode</text:p>
          </table:table-cell>
          <table:table-cell table:style-name="ce97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72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table:style-name="ce82" office:value-type="string">
            <text:p>Setting for SCV page when 'Show title' check-box is 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7" office:value-type="string">
            <text:p>Step 3: Setting for SCV page when check on 'Show title check-box'</text:p>
          </table:table-cell>
          <table:table-cell table:style-name="ce97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title' check-box is un-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7" office:value-type="string">
            <text:p>Step 3: Setting for SCV page when check on 'Show title check-box'</text:p>
          </table:table-cell>
          <table:table-cell table:style-name="ce97" office:value-type="string">
            <text:p>- Do not tick on '<text:span text:style-name="T8">Show </text:span><text:span text:style-name="T8">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date' check-box is 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52" office:value-type="string">
            <text:p>Step 3: Setting for SCV page when 'Show date' check-box is checked</text:p>
          </table:table-cell>
          <table:table-cell table:style-name="ce97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date' check-box is un-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7" office:value-type="string">
            <text:p>Step 3: Setting for SCV page when check on 'Show date' check-box</text:p>
          </table:table-cell>
          <table:table-cell table:style-name="ce97" office:value-type="string">
            <text:p>- Do not tick on '<text:span text:style-name="T8">Show </text:span><text:span text:style-name="T8">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option bar' check-box is 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52" office:value-type="string">
            <text:p>Step 3: Setting for SCV page when 'Show option bar' check-box is checked</text:p>
          </table:table-cell>
          <table:table-cell table:style-name="ce97" office:value-type="string">
            <text:p>-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when 'Show option bar' check-box is un-checked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7" office:value-type="string">
            <text:p>Step 3: Setting for SCV page when check on 'Show option bar' check-box</text:p>
          </table:table-cell>
          <table:table-cell table:style-name="ce97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7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table:style-name="ce82" office:value-type="string">
            <text:p>Setting for SCV page to print document/web content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9" office:value-type="string">
            <text:p>Step 3: Setting for SCV page to print document/web content</text:p>
          </table:table-cell>
          <table:table-cell table:style-name="ce97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7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97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7" office:value-type="string">
            <text:p>Step 5: Print document</text:p>
          </table:table-cell>
          <table:table-cell table:style-name="ce97" office:value-type="string">
            <text:p>- View content of page</text:p>
            <text:p>- Click on <text:span text:style-name="T8">Print</text:span></text:p>
          </table:table-cell>
          <table:table-cell table:style-name="ce97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72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table:style-name="ce82" office:value-type="string">
            <text:p>Edit content of SCV page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3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97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7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7" office:value-type="string">
            <text:p>Step 3: Edit content of page</text:p>
          </table:table-cell>
          <table:table-cell table:style-name="ce97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</text:span><text:span text:style-name="T8">as Draft </text:span><text:span text:style-name="T7">button</text:span></text:p>
          </table:table-cell>
          <table:table-cell table:style-name="ce97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97" office:value-type="string">
            <text:p>WCM\Viewers\Single content\Other</text:p>
          </table:table-cell>
          <table:table-cell table:style-name="ce82" office:value-type="string">
            <text:p>Open form to setting page</text:p>
          </table:table-cell>
          <table:table-cell table:style-name="ce156" office:value-type="string">
            <text:p>Step 1: Create SC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</text:span><text:span text:style-name="T6">Detail</text:span><text:span text:style-name="T5"> portlet </text:span><text:span text:style-name="T5">into this </text:span><text:span text:style-name="T5">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3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97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</text:span><text:span text:style-name="T8">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97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7" office:value-type="string">
            <text:p>Step 3: Open form to setting page</text:p>
          </table:table-cell>
          <table:table-cell table:style-name="ce97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7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72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7" office:value-type="string">
            <text:p>WCM\Viewers\Single content\Edit Icon</text:p>
          </table:table-cell>
          <table:table-cell table:style-name="ce82" office:value-type="string">
            <text:p>Default of [Edit] icon when mode = View</text:p>
          </table:table-cell>
          <table:table-cell table:style-name="ce97" office:value-type="string">
            <text:p>Step 1: Change mode = View</text:p>
          </table:table-cell>
          <table:table-cell table:style-name="ce98" office:value-type="string">
            <text:p><text:span text:style-name="T3">- Change </text:span><text:span text:style-name="T3">mode = </text:span><text:span text:style-name="T11">View</text:span><text:span text:style-name="T3"> </text:span></text:p>
            <text:p><text:span text:style-name="T9">- Check </text:span><text:span text:style-name="T6">Edit</text:span><text:span text:style-name="T9"> </text:span><text:span text:style-name="T9">icon in SCV </text:span></text:p>
          </table:table-cell>
          <table:table-cell table:style-name="ce97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98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7" office:value-type="string">
            <text:p>Step 2: Change mode = Edit</text:p>
          </table:table-cell>
          <table:table-cell table:style-name="ce97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7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98" office:value-type="string">
            <text:p>WCM\Viewers\Single content\Edit Icon</text:p>
          </table:table-cell>
          <table:table-cell table:style-name="ce82" office:value-type="string">
            <text:p>Activity of [Edit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98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7" office:value-type="string">
            <text:p>Step 2: Return to Home page</text:p>
          </table:table-cell>
          <table:table-cell table:style-name="ce97" office:value-type="string">
            <text:p>- Click button <text:span text:style-name="T8">Back</text:span></text:p>
          </table:table-cell>
          <table:table-cell table:style-name="ce97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98" office:value-type="string">
            <text:p>WCM\Viewers\Single content\Edit Icon</text:p>
          </table:table-cell>
          <table:table-cell table:style-name="ce82" office:value-type="string">
            <text:p>Fast editing when double click </text:p>
          </table:table-cell>
          <table:table-cell table:style-name="ce97" office:value-type="string">
            <text:p>Step 1: Double click on data of SCV </text:p>
          </table:table-cell>
          <table:table-cell table:style-name="ce97" office:value-type="string">
            <text:p><text:span text:style-name="T9">- Change </text:span><text:span text:style-name="T9">mode = </text:span><text:span text:style-name="T6">Edit </text:span></text:p>
            <text:p><text:span text:style-name="T5">- Double </text:span><text:span text:style-name="T5">click on data </text:span><text:span text:style-name="T5">of SCV </text:span></text:p>
          </table:table-cell>
          <table:table-cell table:style-name="ce97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98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Edit some data (ex: Fast Edit Data)</text:p>
            <text:p>- Click button <text:span text:style-name="T8">Save</text:span></text:p>
          </table:table-cell>
          <table:table-cell table:style-name="ce97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72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7" office:value-type="string">
            <text:p>WCM\Viewers\Single content\Publish Icon</text:p>
          </table:table-cell>
          <table:table-cell table:style-name="ce82" office:value-type="string">
            <text:p>Displaying of [Publish] Icon </text:p>
          </table:table-cell>
          <table:table-cell table:style-name="ce97" office:value-type="string">
            <text:p>Step 1: Default of Publish icon</text:p>
          </table:table-cell>
          <table:table-cell table:style-name="ce98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97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Click <text:span text:style-name="T8">Edit</text:span> icon in SCV </text:p>
            <text:p><text:span text:style-name="T9">- Input some </text:span><text:span text:style-name="T9">data (ex: </text:span><text:span text:style-name="T9">Test Publish </text:span><text:span text:style-name="T9">icon in SCV) </text:span></text:p>
            <text:p><text:span text:style-name="T9">- Click button </text:span><text:span text:style-name="T6">Save</text:span></text:p>
          </table:table-cell>
          <table:table-cell table:style-name="ce97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7" office:value-type="string">
            <text:p>Step 3: Return to Home page</text:p>
          </table:table-cell>
          <table:table-cell table:style-name="ce98" office:value-type="string">
            <text:p>- Click button <text:span text:style-name="T8">Back</text:span></text:p>
          </table:table-cell>
          <table:table-cell table:style-name="ce97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Single content\Publish Icon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7" office:value-type="string">
            <text:p>Step 3: Not publish data</text:p>
          </table:table-cell>
          <table:table-cell table:style-name="ce97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7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7" office:value-type="string">
            <text:p>Step 3: Publish data</text:p>
          </table:table-cell>
          <table:table-cell table:style-name="ce97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7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98" office:value-type="string">
            <text:p>WCM\Viewers\Single content\Publish Icon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98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7" office:value-type="string">
            <text:p>Step 2: Do not edit data</text:p>
          </table:table-cell>
          <table:table-cell table:style-name="ce97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8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 table:number-rows-repeated="3">
          <table:table-cell table:number-columns-repeated="3"/>
          <table:table-cell table:style-name="ce98"/>
          <table:table-cell/>
          <table:table-cell table:style-name="ce97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8"/>
          <table:table-cell table:style-name="ce143"/>
          <table:table-cell table:style-name="ce138"/>
          <table:table-cell table:style-name="ce150"/>
          <table:table-cell table:style-name="ce143" table:number-columns-repeated="252"/>
        </table:table-row>
        <table:table-row table:style-name="ro17">
          <table:table-cell table:style-name="ce138"/>
          <table:table-cell table:style-name="ce143"/>
          <table:table-cell table:style-name="ce138"/>
          <table:table-cell table:style-name="ce150"/>
          <table:table-cell table:style-name="ce143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8" table:default-cell-style-name="ce137"/>
        <table:table-column table:style-name="co16" table:default-cell-style-name="ce172"/>
        <table:table-column table:style-name="co22" table:default-cell-style-name="ce148"/>
        <table:table-column table:style-name="co23" table:default-cell-style-name="ce156"/>
        <table:table-column table:style-name="co24" table:default-cell-style-name="ce97"/>
        <table:table-column table:style-name="co14" table:default-cell-style-name="ce156"/>
        <table:table-column table:style-name="co25" table:default-cell-style-name="ce156"/>
        <table:table-column table:style-name="co26" table:default-cell-style-name="ce156"/>
        <table:table-column table:style-name="co8" table:default-cell-style-name="ce97"/>
        <table:table-column table:style-name="co8" table:number-columns-repeated="247" table:default-cell-style-name="Default"/>
        <table:table-row table:style-name="ro24">
          <table:table-cell table:style-name="ce134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1063];[.$K1])" office:value-type="float" office:value="11">
            <text:p>11</text:p>
          </table:table-cell>
          <table:table-cell table:style-name="ce168" table:formula="of:=COUNTIF([.M$7:.M$1063];[.$K1])" office:value-type="float" office:value="11">
            <text:p>11</text:p>
          </table:table-cell>
          <table:table-cell table:style-name="ce168" table:formula="of:=COUNTIF([.N$7:.N$1063];[.$K1])" office:value-type="float" office:value="0">
            <text:p>0</text:p>
          </table:table-cell>
          <table:table-cell table:style-name="ce168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4"/>
          <table:table-cell table:style-name="ce140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63];[.$K2])" office:value-type="float" office:value="0">
            <text:p>0</text:p>
          </table:table-cell>
          <table:table-cell table:style-name="ce168" table:formula="of:=COUNTIF([.M$7:.M$1063];[.$K2])" office:value-type="float" office:value="0">
            <text:p>0</text:p>
          </table:table-cell>
          <table:table-cell table:style-name="ce168" table:formula="of:=COUNTIF([.N$7:.N$1063];[.$K2])" office:value-type="float" office:value="0">
            <text:p>0</text:p>
          </table:table-cell>
          <table:table-cell table:style-name="ce168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4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63];[.$K3])" office:value-type="float" office:value="0">
            <text:p>0</text:p>
          </table:table-cell>
          <table:table-cell table:style-name="ce168" table:formula="of:=COUNTIF([.M$7:.M$1063];[.$K3])" office:value-type="float" office:value="0">
            <text:p>0</text:p>
          </table:table-cell>
          <table:table-cell table:style-name="ce168" table:formula="of:=COUNTIF([.N$7:.N$1063];[.$K3])" office:value-type="float" office:value="0">
            <text:p>0</text:p>
          </table:table-cell>
          <table:table-cell table:style-name="ce168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4"/>
          <table:table-cell table:style-name="ce141" office:value-type="string">
            <text:p>Total Main Cases</text:p>
          </table:table-cell>
          <table:table-cell table:style-name="ce147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63];[.$K4])" office:value-type="float" office:value="0">
            <text:p>0</text:p>
          </table:table-cell>
          <table:table-cell table:style-name="ce168" table:formula="of:=COUNTIF([.M$7:.M$1063];[.$K4])" office:value-type="float" office:value="0">
            <text:p>0</text:p>
          </table:table-cell>
          <table:table-cell table:style-name="ce168" table:formula="of:=COUNTIF([.N$7:.N$1063];[.$K4])" office:value-type="float" office:value="0">
            <text:p>0</text:p>
          </table:table-cell>
          <table:table-cell table:style-name="ce168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5"/>
          <table:table-cell table:style-name="ce142"/>
          <table:table-cell table:style-name="ce138"/>
          <table:table-cell table:style-name="ce150"/>
          <table:table-cell table:style-name="ce143" table:number-columns-repeated="4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1063];[.$K5])" office:value-type="float" office:value="0">
            <text:p>0</text:p>
          </table:table-cell>
          <table:table-cell table:style-name="ce168" table:formula="of:=COUNTIF([.M$7:.M$1063];[.$K5])" office:value-type="float" office:value="0">
            <text:p>0</text:p>
          </table:table-cell>
          <table:table-cell table:style-name="ce168" table:formula="of:=COUNTIF([.N$7:.N$1063];[.$K5])" office:value-type="float" office:value="0">
            <text:p>0</text:p>
          </table:table-cell>
          <table:table-cell table:style-name="ce168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 table:number-columns-repeated="242"/>
        </table:table-row>
        <table:table-row table:style-name="ro25" table:visibility="filter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Add new\Select_Folder</text:p>
          </table:table-cell>
          <table:table-cell table:style-name="ce78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8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7" office:value-type="string">
            <text:p>Step 3: Choose blank web content folder to view.</text:p>
          </table:table-cell>
          <table:table-cell table:style-name="ce97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is empty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</text:span><text:span text:style-name="T12">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7" office:value-type="string">
            <text:p>- List viewer is still empty</text:p>
            <text:p><text:s/>and display message “There is no content to show”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78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8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7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7" office:value-type="string">
            <text:p>- Select <text:s/><text:span text:style-name="T8">By </text:span><text:span text:style-name="T8">Folder</text:span> option in Mode field</text:p>
            <text:p>- Click <text:span text:style-name="T8">Select </text:span><text:span text:style-name="T8">folder</text:span> <text:span text:style-name="T10">path</text:span> icon.</text:p>
            <text:p><text:span text:style-name="T12">- Choose </text:span><text:span text:style-name="T12">web content </text:span><text:span text:style-name="T12">folder which </text:span><text:span text:style-name="T12">has content</text:span></text:p>
            <text:p><text:span text:style-name="T12">- Click [</text:span><text:span text:style-name="T13">Add</text:span><text:span text:style-name="T12">] </text:span><text:span text:style-name="T12">icon on right </text:span><text:span text:style-name="T12">panel of web </text:span><text:span text:style-name="T12">content </text:span><text:span text:style-name="T12">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</text:span><text:span text:style-name="T15">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7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73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table:style-name="ce97" office:value-type="string">
            <text:p>Step 4: Select document/web contents which you want to list in CLV</text:p>
          </table:table-cell>
          <table:table-cell table:style-name="ce97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7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1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Create new CLV page by select directly contents</text:p>
          </table:table-cell>
          <table:table-cell table:style-name="ce97" office:value-type="string">
            <text:p>Step 5: Add web contents to CLV</text:p>
          </table:table-cell>
          <table:table-cell table:style-name="ce97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7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table:style-name="ce97" office:value-type="string">
            <text:p>Step 4: Select document/web contents which you want to list in CLV</text:p>
          </table:table-cell>
          <table:table-cell table:style-name="ce97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7" office:value-type="string">
            <text:p>The selected web contents are displayed in <text:span text:style-name="T8">List </text:span><text:span text:style-name="T8">selected </text:span><text:span text:style-name="T8">content</text:span>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6" office:value-type="string">
            <text:p>Delete content after choosing directly document or web content to view</text:p>
          </table:table-cell>
          <table:table-cell table:style-name="ce97" office:value-type="string">
            <text:p>Step 5: Delete some contents </text:p>
          </table:table-cell>
          <table:table-cell table:style-name="ce97" office:value-type="string">
            <text:p>- Click Delete icon near the content</text:p>
            <text:p>- Click <text:span text:style-name="T10">OK</text:span> button</text:p>
          </table:table-cell>
          <table:table-cell table:style-name="ce97" office:value-type="string">
            <text:p>- Content is deleted from List selected content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82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<text:span text:style-name="T8">Content </text:span><text:span text:style-name="T8">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7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9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7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9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7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</text:span><text:span text:style-name="T8">word or </text:span><text:span text:style-name="T8">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86" office:value-type="string">
            <text:p>High</text:p>
          </table:table-cell>
          <table:table-cell table:number-columns-repeated="247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7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7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2" office:value-type="string">
            <text:p>- Show alert message to inform invalid date and request user input again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7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2" office:value-type="string">
            <text:p>Display “Empty data” in Result form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8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7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2" office:value-type="string">
            <text:p>- Display message to inform invalid data and request user input again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by date in content in case choose only [from] field when select existed content to view</text:p>
          </table:table-cell>
          <table:table-cell table:style-name="ce157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Search Node type in content when select existed content</text:p>
          </table:table-cell>
          <table:table-cell table:style-name="ce157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</text:span><text:span text:style-name="T8">document </text:span><text:span text:style-name="T8">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a node using properties when do not select any property</text:p>
          </table:table-cell>
          <table:table-cell table:style-name="ce157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157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Preview web content after do search</text:p>
          </table:table-cell>
          <table:table-cell table:style-name="ce97" office:value-type="string">
            <text:p>Step 6: View content of</text:p>
            <text:p><text:s/>document or web content after</text:p>
            <text:p><text:s/>do search</text:p>
          </table:table-cell>
          <table:table-cell table:style-name="ce97" office:value-type="string">
            <text:p>- Click on [<text:span text:style-name="T10">Preview</text:span>] icon of some <text:s/>web content which is listed in Result form</text:p>
          </table:table-cell>
          <table:table-cell table:style-name="ce97" office:value-type="string">
            <text:p>- Appear “Result viewers” tab</text:p>
            <text:p>- We can preview content or </text:p>
            <text:p>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60" office:value-type="string">
            <text:p><text:span text:style-name="T4">- </text:span><text:span text:style-name="T5">Select </text:span><text:span text:style-name="T6">Site </text:span><text:span text:style-name="T6">Editor → </text:span><text:span text:style-name="T6">Add New </text:span><text:span text:style-name="T6">Page</text:span></text:p>
            <text:p><text:span text:style-name="T5">- Drag and </text:span><text:span text:style-name="T5">drop </text:span><text:span text:style-name="T6">Content List</text:span><text:span text:style-name="T5"> </text:span><text:span text:style-name="T5">portlet into </text:span><text:span text:style-name="T5">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</text:span><text:span text:style-name="T12">page</text:span></text:p>
            <text:p><text:span text:style-name="T12">- Select </text:span><text:span text:style-name="T13">Site </text:span><text:span text:style-name="T13">Editor → </text:span><text:span text:style-name="T13">Edit page</text:span></text:p>
            <text:p><text:span text:style-name="T12">- Click </text:span><text:span text:style-name="T13">E</text:span><text:span text:style-name="T14">dit</text:span><text:span text:style-name="T12"> </text:span><text:span text:style-name="T12">icon of any </text:span><text:span text:style-name="T12">CLV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97" office:value-type="string">
            <text:p>Step 3: Show content selector</text:p>
          </table:table-cell>
          <table:table-cell table:style-name="ce97" office:value-type="string">
            <text:p><text:span text:style-name="T12">- Select </text:span><text:span text:style-name="T13">By </text:span><text:span text:style-name="T13">Content</text:span><text:span text:style-name="T12"> </text:span><text:span text:style-name="T12">option in </text:span><text:span text:style-name="T12">Mode field</text:span></text:p>
            <text:p><text:span text:style-name="T17">- Click </text:span><text:span text:style-name="T18">Select </text:span><text:span text:style-name="T18">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97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157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157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2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2" office:value-type="string">
            <text:p>Check select existed document/media to add on Content List Viewer</text:p>
          </table:table-cell>
          <table:table-cell table:style-name="ce97" office:value-type="string">
            <text:p>Step 6: Check select existed document/media to add on Content List Viewer</text:p>
          </table:table-cell>
          <table:table-cell table:style-name="ce97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73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Setting</text:p>
          </table:table-cell>
          <table:table-cell table:style-name="ce83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table:style-name="ce97" office:value-type="string">
            <text:p>Step 3: Choose by date created to order</text:p>
          </table:table-cell>
          <table:table-cell table:style-name="ce97" office:value-type="string">
            <text:p>- Choose by date Creat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7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table:style-name="ce97" office:value-type="string">
            <text:p>Step 3: Choose by date modified to order</text:p>
          </table:table-cell>
          <table:table-cell table:style-name="ce97" office:value-type="string">
            <text:p>- Choose by date modifi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7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Date published When automatic was chosen default</text:p>
          </table:table-cell>
          <table:table-cell table:style-name="ce97" office:value-type="string">
            <text:p>Step 3: Choose by date published to order</text:p>
          </table:table-cell>
          <table:table-cell table:style-name="ce97" office:value-type="string">
            <text:p>- Choose by date published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7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56" office:value-type="string">
            <text:p>Check Order by Title published When automatic was chosen default</text:p>
          </table:table-cell>
          <table:table-cell table:style-name="ce97" office:value-type="string">
            <text:p>Step 3: Choose by Title to order</text:p>
          </table:table-cell>
          <table:table-cell table:style-name="ce97" office:value-type="string">
            <text:p>- Choose Title on Order by</text:p>
            <text:p><text:span text:style-name="T15">- Click </text:span><text:span text:style-name="T15">[</text:span><text:span text:style-name="T20">Save</text:span><text:span text:style-name="T15">] </text:span><text:span text:style-name="T15">button</text:span></text:p>
          </table:table-cell>
          <table:table-cell table:style-name="ce97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51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</text:span><text:span text:style-name="T12">which has </text:span><text:span text:style-name="T12">automatic </text:span><text:span text:style-name="T12">mode in this </text:span><text:span text:style-name="T12">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51" office:value-type="string">
            <text:p>Check view content with chosen automatic to view all web contents and sort by ascendant</text:p>
          </table:table-cell>
          <table:table-cell table:style-name="ce97" office:value-type="string">
            <text:p>Step 3: Using list content </text:p>
            <text:p>viewer to view all web</text:p>
            <text:p>contents</text:p>
          </table:table-cell>
          <table:table-cell table:style-name="ce97" office:value-type="string">
            <text:p><text:span text:style-name="T12">- Choose </text:span><text:span text:style-name="T12">ascendant </text:span><text:span text:style-name="T12">option 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97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table:style-name="ce97" office:value-type="string">
            <text:p>Step 3: Change template</text:p>
          </table:table-cell>
          <table:table-cell table:style-name="ce97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7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<text:span text:style-name="T12">- Unchecked </text:span><text:span text:style-name="T12">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</text:span><text:span text:style-name="T12">[</text:span><text:span text:style-name="T14">Save</text:span><text:span text:style-name="T12">] </text:span><text:span text:style-name="T12">button</text:span>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83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</text:span><text:span text:style-name="T12">this page</text:span></text:p>
          </table:table-cell>
          <table:table-cell table:style-name="ce162" office:value-type="string">
            <text:p><text:span text:style-name="T3">- Content list </text:span><text:span text:style-name="T3">viewer </text:span><text:span text:style-name="T3">management </text:span><text:span text:style-name="T3">form is </text:span><text:span text:style-name="T3">shown </text:span><text:span text:style-name="T3">properly</text:span></text:p>
            <text:p><text:span text:style-name="T3">- All </text:span><text:span text:style-name="T3">properties in </text:span><text:span text:style-name="T3">this CLV </text:span><text:span text:style-name="T3">management </text:span><text:span text:style-name="T3">is belong to </text:span><text:span text:style-name="T3">the </text:span><text:span text:style-name="T3">configuration </text:span><text:span text:style-name="T3">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table:style-name="ce97" office:value-type="string">
            <text:p>Step 3: Change option for content list viewer </text:p>
          </table:table-cell>
          <table:table-cell table:style-name="ce97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7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73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Other</text:p>
          </table:table-cell>
          <table:table-cell table:style-name="ce83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</text:span></text:p>
            <text:p><text:span text:style-name="T12">- Add </text:span><text:span text:style-name="T12">contents to </text:span><text:span text:style-name="T12">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7" office:value-type="string">
            <text:p>- Update information for this content</text:p>
            <text:p>- Click [<text:span text:style-name="T8">Save </text:span><text:span text:style-name="T8">Draft</text:span>] button</text:p>
          </table:table-cell>
          <table:table-cell table:style-name="ce97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83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</text:span><text:span text:style-name="T12">administrator</text:span></text:p>
            <text:p><text:span text:style-name="T12">- Click [</text:span><text:span text:style-name="T14">Edit </text:span><text:span text:style-name="T14">mode</text:span><text:span text:style-name="T12">] icon </text:span><text:span text:style-name="T12">at the top </text:span><text:span text:style-name="T12">right corner </text:span><text:span text:style-name="T12">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</text:span><text:span text:style-name="T15">any CLV</text:span></text:p>
            <text:p><text:span text:style-name="T15">- Add </text:span><text:span text:style-name="T15">contents to </text:span><text:span text:style-name="T15">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7" office:value-type="string">
            <text:p>- Update information for this content</text:p>
            <text:p>- Click [<text:span text:style-name="T8">Fast </text:span><text:span text:style-name="T8">publish</text:span>] button</text:p>
          </table:table-cell>
          <table:table-cell table:style-name="ce97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8" office:value-type="string">
            <text:p>Step 2: Display edit mode.</text:p>
          </table:table-cell>
          <table:table-cell table:style-name="ce157" office:value-type="string">
            <text:p>- <text:s/>Click [Edit mode] icon in admin toolbar at right corner of screen</text:p>
          </table:table-cell>
          <table:table-cell table:style-name="ce157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8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85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2: Display edit mode.</text:p>
          </table:table-cell>
          <table:table-cell table:style-name="ce157" office:value-type="string">
            <text:p>- <text:s/>Click [Edit mode] icon in admin toolbar at right corner of screen</text:p>
          </table:table-cell>
          <table:table-cell table:style-name="ce157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7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8" office:value-type="string">
            <text:p>Step 2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8" office:value-type="string">
            <text:p>Step 3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85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52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2: Display edit mode.</text:p>
          </table:table-cell>
          <table:table-cell table:style-name="ce157" office:value-type="string">
            <text:p>'- Click [<text:span text:style-name="T8">Edit </text:span><text:span text:style-name="T8">mode</text:span>] icon in admin toolbar at right corner of screen</text:p>
          </table:table-cell>
          <table:table-cell table:style-name="ce157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80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4: Display web content by content list viewer</text:p>
          </table:table-cell>
          <table:table-cell table:style-name="ce157" office:value-type="string">
            <text:p>- Click edit icon corresponding with this portlet</text:p>
            <text:p>- Click <text:span text:style-name="T8">[</text:span><text:span text:style-name="T10">Select </text:span><text:span text:style-name="T10">Folder Path</text:span><text:span text:style-name="T8">]</text:span> icon</text:p>
            <text:p>- Add contents which have just been created to content list viewer</text:p>
          </table:table-cell>
          <table:table-cell table:style-name="ce157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</text:span><text:span text:style-name="T12">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8" office:value-type="string">
            <text:p>Step 5: Edit content from Content list viewer to view</text:p>
          </table:table-cell>
          <table:table-cell table:style-name="ce157" office:value-type="string">
            <text:p>- Choose one draft revision, </text:p>
            <text:p>- Click on [<text:span text:style-name="T13">Edit</text:span><text:span text:style-name="T12">] link </text:span><text:span text:style-name="T12">beside </text:span><text:span text:style-name="T12">content</text:span></text:p>
            <text:p><text:span text:style-name="T12">- Edit </text:span><text:span text:style-name="T12">something</text:span></text:p>
            <text:p><text:span text:style-name="T12">- Click on </text:span><text:span text:style-name="T12">[</text:span><text:span text:style-name="T13">Fast </text:span><text:span text:style-name="T13">publish</text:span><text:span text:style-name="T12">]</text:span></text:p>
          </table:table-cell>
          <table:table-cell table:style-name="ce157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Test to verify the layout of </text:p>
            <text:p>Print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8" office:value-type="string">
            <text:p>Step 2: Access portlet, where can view content</text:p>
          </table:table-cell>
          <table:table-cell table:style-name="ce157" office:value-type="string">
            <text:p>- Click on home, we can see content on this page</text:p>
          </table:table-cell>
          <table:table-cell table:style-name="ce157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8" office:value-type="string">
            <text:p>Step 3: Display new explorer to preview print content</text:p>
          </table:table-cell>
          <table:table-cell table:style-name="ce157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57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Print in case did not install printer.</text:p>
          </table:table-cell>
          <table:table-cell table:style-name="ce97" office:value-type="string">
            <text:p>Step 1: verify the layout of print</text:p>
          </table:table-cell>
          <table:table-cell table:style-name="ce97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57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7" office:value-type="string">
            <text:p>Step 2: Print in case did not install printer</text:p>
          </table:table-cell>
          <table:table-cell table:style-name="ce157" office:value-type="string">
            <text:p>- Click on [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97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Print in case existed content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8" office:value-type="string">
            <text:p>Step 2: Access portlet, where can view content</text:p>
          </table:table-cell>
          <table:table-cell table:style-name="ce157" office:value-type="string">
            <text:p>- Chose content, which want to print</text:p>
          </table:table-cell>
          <table:table-cell table:style-name="ce157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8" office:value-type="string">
            <text:p>Step 3: Display new explorer to preview print content</text:p>
          </table:table-cell>
          <table:table-cell table:style-name="ce157" office:value-type="string">
            <text:p>- Click on “<text:span text:style-name="T13">Print this </text:span><text:span text:style-name="T13">page</text:span><text:span text:style-name="T12">” or </text:span><text:span text:style-name="T12">[</text:span><text:span text:style-name="T13">Print</text:span><text:span text:style-name="T12">] icon </text:span><text:span text:style-name="T12">or Press </text:span><text:span text:style-name="T13">Ctrl+P</text:span></text:p>
          </table:table-cell>
          <table:table-cell table:style-name="ce157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7" office:value-type="string">
            <text:p>Step 4: Print in case existed content</text:p>
          </table:table-cell>
          <table:table-cell table:style-name="ce157" office:value-type="string">
            <text:p>- Click on [<text:span text:style-name="T13">Print</text:span><text:span text:style-name="T12">] button</text:span></text:p>
          </table:table-cell>
          <table:table-cell table:style-name="ce157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Print in case not exist content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81" office:value-type="string">
            <text:p>Step 2: Access portlet, where can view content</text:p>
          </table:table-cell>
          <table:table-cell table:style-name="ce184" office:value-type="string">
            <text:p>- Click on home, we can see content on this page</text:p>
          </table:table-cell>
          <table:table-cell table:style-name="ce182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Open form to configuration for CLV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81" office:value-type="string">
            <text:p>Step 2: Open form to create configuration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82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Add new content for CLV page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Add </text:span><text:span text:style-name="T8">Content</text:span> icon</text:p>
          </table:table-cell>
          <table:table-cell table:style-name="ce182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visibility="filter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81" office:value-type="string">
            <text:p>Step 3: Create new content</text:p>
          </table:table-cell>
          <table:table-cell table:style-name="ce184" office:value-type="string">
            <text:p>- Fill values in field</text:p>
            <text:p>- Save</text:p>
            <text:p>- Back to CLV page</text:p>
          </table:table-cell>
          <table:table-cell table:style-name="ce182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 table:visibility="filter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Manage content of CLV page</text:p>
          </table:table-cell>
          <table:table-cell table:style-name="ce158" office:value-type="string">
            <text:p>Step 1: Access WCM program</text:p>
          </table:table-cell>
          <table:table-cell table:style-name="ce157" office:value-type="string">
            <text:p>- Access WCM in public</text:p>
          </table:table-cell>
          <table:table-cell table:style-name="ce157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Manage </text:span><text:span text:style-name="T8">Content</text:span> icon</text:p>
          </table:table-cell>
          <table:table-cell table:style-name="ce182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 table:visibility="filter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72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7" office:value-type="string">
            <text:p>WCM\Viewers\List content\Edit Icon</text:p>
          </table:table-cell>
          <table:table-cell table:style-name="ce82" office:value-type="string">
            <text:p>Default of [Edit] icon when mode = View</text:p>
          </table:table-cell>
          <table:table-cell table:style-name="ce97" office:value-type="string">
            <text:p>Step 1: Change mode = View</text:p>
          </table:table-cell>
          <table:table-cell table:style-name="ce98" office:value-type="string">
            <text:p>- Change mode = <text:span text:style-name="T8">View </text:span></text:p>
            <text:p>- Check Edit icon in CLV </text:p>
          </table:table-cell>
          <table:table-cell table:style-name="ce97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3" table:visibility="filter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98" office:value-type="string">
            <text:p>WCM\Viewers\List content\Edit Icon</text:p>
          </table:table-cell>
          <table:table-cell table:style-name="ce152" office:value-type="string">
            <text:p>Displaying of [Edit] icon when mode = Edit</text:p>
          </table:table-cell>
          <table:table-cell table:style-name="ce97" office:value-type="string">
            <text:p>Step 2: Change mode = Edit</text:p>
          </table:table-cell>
          <table:table-cell table:style-name="ce97" office:value-type="string">
            <text:p>- Change mode = <text:span text:style-name="T8">Edit </text:span></text:p>
            <text:p>- Check Edit icon in CLV </text:p>
          </table:table-cell>
          <table:table-cell table:style-name="ce97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3" table:visibility="filter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7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98" office:value-type="string">
            <text:p>WCM\Viewers\List content\Edit Icon</text:p>
          </table:table-cell>
          <table:table-cell table:style-name="ce82" office:value-type="string">
            <text:p>Activity of [Edit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Edit icon in CL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21" table:visibility="filter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98" office:value-type="string">
            <text:p>WCM\Viewers\List content\Edit Icon</text:p>
          </table:table-cell>
          <table:table-cell table:style-name="ce152" office:value-type="string">
            <text:p>Activity of [Edit] icon </text:p>
          </table:table-cell>
          <table:table-cell table:style-name="ce97" office:value-type="string">
            <text:p>Step 2: Return to Home page</text:p>
          </table:table-cell>
          <table:table-cell table:style-name="ce97" office:value-type="string">
            <text:p>- Click button <text:span text:style-name="T8">Back</text:span></text:p>
          </table:table-cell>
          <table:table-cell table:style-name="ce97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3" table:visibility="filter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7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98" office:value-type="string">
            <text:p>WCM\Viewers\List content\Edit Icon</text:p>
          </table:table-cell>
          <table:table-cell table:style-name="ce82" office:value-type="string">
            <text:p>Fast editing when double click </text:p>
          </table:table-cell>
          <table:table-cell table:style-name="ce97" office:value-type="string">
            <text:p>Step 1: Double click on data of CLV </text:p>
          </table:table-cell>
          <table:table-cell table:style-name="ce97" office:value-type="string">
            <text:p>- Change mode = <text:span text:style-name="T8">Edit </text:span></text:p>
            <text:p>- Double click on data of CLV </text:p>
          </table:table-cell>
          <table:table-cell table:style-name="ce97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13" table:visibility="filter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98" office:value-type="string">
            <text:p>WCM\Viewers\List content\Edit Icon</text:p>
          </table:table-cell>
          <table:table-cell table:style-name="ce152" office:value-type="string">
            <text:p>Fast editing when double click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Edit some data (ex: Fast Edit Data)</text:p>
            <text:p>- Click button <text:span text:style-name="T8">Save</text:span></text:p>
          </table:table-cell>
          <table:table-cell table:style-name="ce97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43" table:number-columns-repeated="247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72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7" office:value-type="string">
            <text:p>WCM\Viewers\List content\Publish Icon</text:p>
          </table:table-cell>
          <table:table-cell table:style-name="ce82" office:value-type="string">
            <text:p>Displaying of [Publish] Icon </text:p>
          </table:table-cell>
          <table:table-cell table:style-name="ce97" office:value-type="string">
            <text:p>Step 1: Default of Publish icon</text:p>
          </table:table-cell>
          <table:table-cell table:style-name="ce98" office:value-type="string">
            <text:p><text:span text:style-name="T3">- Change </text:span><text:span text:style-name="T3">mode = </text:span><text:span text:style-name="T11">Edit </text:span></text:p>
          </table:table-cell>
          <table:table-cell table:style-name="ce97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43"/>
          <table:table-cell table:style-name="ce143" office:value-type="string">
            <text:p>thao.pham</text:p>
          </table:table-cell>
          <table:table-cell table:number-columns-repeated="2" table:style-name="ce143" office:value-type="string">
            <text:p>Passed</text:p>
          </table:table-cell>
          <table:table-cell table:style-name="ce143" table:number-columns-repeated="243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Displaying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7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43"/>
          <table:table-cell table:style-name="ce143" office:value-type="string">
            <text:p>thao.pham</text:p>
          </table:table-cell>
          <table:table-cell table:number-columns-repeated="2" table:style-name="ce143" office:value-type="string">
            <text:p>Passed</text:p>
          </table:table-cell>
          <table:table-cell table:style-name="ce143" table:number-columns-repeated="243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Displaying of [Publish] Icon </text:p>
          </table:table-cell>
          <table:table-cell table:style-name="ce97" office:value-type="string">
            <text:p>Step 3: Return to Home page</text:p>
          </table:table-cell>
          <table:table-cell table:style-name="ce98" office:value-type="string">
            <text:p>- Click button <text:span text:style-name="T8">Back</text:span></text:p>
          </table:table-cell>
          <table:table-cell table:style-name="ce97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43"/>
          <table:table-cell table:style-name="ce143" office:value-type="string">
            <text:p>thao.pham</text:p>
          </table:table-cell>
          <table:table-cell table:number-columns-repeated="2" table:style-name="ce143" office:value-type="string">
            <text:p>Passed</text:p>
          </table:table-cell>
          <table:table-cell table:style-name="ce143" table:number-columns-repeated="243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List content\Publish Icon</text:p>
          </table:table-cell>
          <table:table-cell table:style-name="ce82"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 table:style-name="ce143"/>
          <table:table-cell table:style-name="ce143" office:value-type="string">
            <text:p>thao.pham</text:p>
          </table:table-cell>
          <table:table-cell table:number-columns-repeated="2" table:style-name="ce143" office:value-type="string">
            <text:p>Passed</text:p>
          </table:table-cell>
          <table:table-cell table:style-name="ce143" table:number-columns-repeated="243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43"/>
          <table:table-cell table:style-name="ce143" office:value-type="string">
            <text:p>thao.pham</text:p>
          </table:table-cell>
          <table:table-cell table:number-columns-repeated="2" table:style-name="ce143" office:value-type="string">
            <text:p>Passed</text:p>
          </table:table-cell>
          <table:table-cell table:style-name="ce143" table:number-columns-repeated="243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3: Not publish data</text:p>
          </table:table-cell>
          <table:table-cell table:style-name="ce97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7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2: Edit data</text:p>
          </table:table-cell>
          <table:table-cell table:style-name="ce97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7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Activity of [Publish] Icon </text:p>
          </table:table-cell>
          <table:table-cell table:style-name="ce97" office:value-type="string">
            <text:p>Step 3: Publish data</text:p>
          </table:table-cell>
          <table:table-cell table:style-name="ce97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</text:span><text:span text:style-name="T5">Homepage</text:span></text:p>
          </table:table-cell>
          <table:table-cell table:style-name="ce97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7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98" office:value-type="string">
            <text:p>WCM\Viewers\List content\Publish Icon</text:p>
          </table:table-cell>
          <table:table-cell table:style-name="ce82" office:value-type="string">
            <text:p>Displaying of [Publish] icon when the content has no life cycle </text:p>
          </table:table-cell>
          <table:table-cell table:style-name="ce97" office:value-type="string">
            <text:p>Step 1: Click on Edit icon</text:p>
          </table:table-cell>
          <table:table-cell table:style-name="ce97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7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7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98" office:value-type="string">
            <text:p>WCM\Viewers\List content\Publish Icon</text:p>
          </table:table-cell>
          <table:table-cell table:style-name="ce152" office:value-type="string">
            <text:p>Displaying of [Publish] icon when the content has no life cycle </text:p>
          </table:table-cell>
          <table:table-cell table:style-name="ce97" office:value-type="string">
            <text:p>Step 2: Do not edit data</text:p>
          </table:table-cell>
          <table:table-cell table:style-name="ce97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8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</table:table>
      <table:table table:name="Content_By_Query" table:style-name="ta4" table:print="false">
        <office:forms form:automatic-focus="false" form:apply-design-mode="false"/>
        <table:table-column table:style-name="co8" table:default-cell-style-name="ce137"/>
        <table:table-column table:style-name="co16" table:default-cell-style-name="ce172"/>
        <table:table-column table:style-name="co22" table:default-cell-style-name="ce148"/>
        <table:table-column table:style-name="co23" table:default-cell-style-name="ce156"/>
        <table:table-column table:style-name="co24" table:default-cell-style-name="ce97"/>
        <table:table-column table:style-name="co14" table:default-cell-style-name="ce156"/>
        <table:table-column table:style-name="co25" table:default-cell-style-name="ce156"/>
        <table:table-column table:style-name="co26" table:default-cell-style-name="ce156"/>
        <table:table-column table:style-name="co8" table:default-cell-style-name="ce97"/>
        <table:table-column table:style-name="co8" table:number-columns-repeated="247" table:default-cell-style-name="Default"/>
        <table:table-row table:style-name="ro24">
          <table:table-cell table:style-name="ce134"/>
          <table:table-cell table:style-name="ce139" office:value-type="string">
            <text:p>TEST CASES</text:p>
          </table:table-cell>
          <table:table-cell table:style-name="ce144"/>
          <table:table-cell table:style-name="ce139"/>
          <table:table-cell table:style-name="ce188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1067];[.$K1])" office:value-type="float" office:value="0">
            <text:p>0</text:p>
          </table:table-cell>
          <table:table-cell table:style-name="ce168" table:formula="of:=COUNTIF([.M$7:.M$1067];[.$K1])" office:value-type="float" office:value="0">
            <text:p>0</text:p>
          </table:table-cell>
          <table:table-cell table:style-name="ce168" table:formula="of:=COUNTIF([.N$7:.N$1067];[.$K1])" office:value-type="float" office:value="0">
            <text:p>0</text:p>
          </table:table-cell>
          <table:table-cell table:style-name="ce168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4"/>
          <table:table-cell table:style-name="ce140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67];[.$K2])" office:value-type="float" office:value="0">
            <text:p>0</text:p>
          </table:table-cell>
          <table:table-cell table:style-name="ce168" table:formula="of:=COUNTIF([.M$7:.M$1067];[.$K2])" office:value-type="float" office:value="0">
            <text:p>0</text:p>
          </table:table-cell>
          <table:table-cell table:style-name="ce168" table:formula="of:=COUNTIF([.N$7:.N$1067];[.$K2])" office:value-type="float" office:value="0">
            <text:p>0</text:p>
          </table:table-cell>
          <table:table-cell table:style-name="ce168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4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67];[.$K3])" office:value-type="float" office:value="0">
            <text:p>0</text:p>
          </table:table-cell>
          <table:table-cell table:style-name="ce168" table:formula="of:=COUNTIF([.M$7:.M$1067];[.$K3])" office:value-type="float" office:value="0">
            <text:p>0</text:p>
          </table:table-cell>
          <table:table-cell table:style-name="ce168" table:formula="of:=COUNTIF([.N$7:.N$1067];[.$K3])" office:value-type="float" office:value="0">
            <text:p>0</text:p>
          </table:table-cell>
          <table:table-cell table:style-name="ce168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4"/>
          <table:table-cell table:style-name="ce141" office:value-type="string">
            <text:p>Total Main Cases</text:p>
          </table:table-cell>
          <table:table-cell table:style-name="ce147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67];[.$K4])" office:value-type="float" office:value="0">
            <text:p>0</text:p>
          </table:table-cell>
          <table:table-cell table:style-name="ce168" table:formula="of:=COUNTIF([.M$7:.M$1067];[.$K4])" office:value-type="float" office:value="0">
            <text:p>0</text:p>
          </table:table-cell>
          <table:table-cell table:style-name="ce168" table:formula="of:=COUNTIF([.N$7:.N$1067];[.$K4])" office:value-type="float" office:value="0">
            <text:p>0</text:p>
          </table:table-cell>
          <table:table-cell table:style-name="ce168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5"/>
          <table:table-cell table:style-name="ce142"/>
          <table:table-cell table:style-name="ce138"/>
          <table:table-cell table:style-name="ce150"/>
          <table:table-cell table:style-name="ce189"/>
          <table:table-cell table:style-name="ce143"/>
          <table:table-cell table:style-name="ce189"/>
          <table:table-cell table:style-name="ce143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1067];[.$K5])" office:value-type="float" office:value="0">
            <text:p>0</text:p>
          </table:table-cell>
          <table:table-cell table:style-name="ce168" table:formula="of:=COUNTIF([.M$7:.M$1067];[.$K5])" office:value-type="float" office:value="0">
            <text:p>0</text:p>
          </table:table-cell>
          <table:table-cell table:style-name="ce168" table:formula="of:=COUNTIF([.N$7:.N$1067];[.$K5])" office:value-type="float" office:value="0">
            <text:p>0</text:p>
          </table:table-cell>
          <table:table-cell table:style-name="ce168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8" office:value-type="string">
            <text:p>Tester</text:p>
          </table:table-cell>
          <table:table-cell table:style-name="ce138" office:value-type="string">
            <text:p>IE7</text:p>
          </table:table-cell>
          <table:table-cell table:style-name="ce138" office:value-type="string">
            <text:p>FireFox3.5</text:p>
          </table:table-cell>
          <table:table-cell table:style-name="ce138" office:value-type="string">
            <text:p>Comment/Bug</text:p>
          </table:table-cell>
          <table:table-cell table:style-name="ce138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73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7" office:value-type="string">
            <text:p>Step 3: Input a query</text:p>
          </table:table-cell>
          <table:table-cell table:style-name="ce97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73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7" office:value-type="string">
            <text:p>Step 3: Select folder path</text:p>
          </table:table-cell>
          <table:table-cell table:style-name="ce97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73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7" office:value-type="string">
            <text:p>Step 3: Select content path</text:p>
          </table:table-cell>
          <table:table-cell table:style-name="ce97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73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83" office:value-type="string">
            <text:p>WCM\Viewers\Contents Query</text:p>
          </table:table-cell>
          <table:table-cell table:style-name="ce78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7" office:value-type="string">
            <text:p>Step 3: Select content path</text:p>
          </table:table-cell>
          <table:table-cell table:style-name="ce97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73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83" office:value-type="string">
            <text:p>WCM\Viewers\Contents Query</text:p>
          </table:table-cell>
          <table:table-cell table:style-name="ce83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table:style-name="ce97" office:value-type="string">
            <text:p>Login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6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7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6" office:value-type="string">
            <text:p>Check if a query finds no match in a workspace</text:p>
          </table:table-cell>
          <table:table-cell table:style-name="ce97" office:value-type="string">
            <text:p>Step 3: Select a workspace</text:p>
          </table:table-cell>
          <table:table-cell table:style-name="ce97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6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73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83" office:value-type="string">
            <text:p>WCM\Viewers\Contents Query</text:p>
          </table:table-cell>
          <table:table-cell table:style-name="ce82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open portlet settings after drop it to the page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table:style-name="ce97" office:value-type="string">
            <text:p>Step 3: Input query</text:p>
          </table:table-cell>
          <table:table-cell table:style-name="ce97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91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2" office:value-type="string">
            <text:p>Vary tests with some queries</text:p>
          </table:table-cell>
          <table:table-cell table:style-name="ce157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73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83" office:value-type="string">
            <text:p>WCM\Viewers\Contents Query</text:p>
          </table:table-cell>
          <table:table-cell table:style-name="ce89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91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2" office:value-type="string">
            <text:p>User can add portlet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table:style-name="ce97" office:value-type="string">
            <text:p>Step 3: Try to edit portlet settings</text:p>
          </table:table-cell>
          <table:table-cell table:style-name="ce97" office:value-type="string">
            <text:p>- Try to open Portlet Settings</text:p>
          </table:table-cell>
          <table:table-cell table:style-name="ce97" office:value-type="string">
            <text:p>Portlet settings is protected, user cannot change it.</text:p>
          </table:table-cell>
          <table:table-cell table:style-name="ce156" office:value-type="string">
            <text:p>High</text:p>
          </table:table-cell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75"/>
          <table:table-cell table:style-name="ce157"/>
          <table:table-cell table:number-columns-repeated="2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2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97" table:number-columns-repeated="3"/>
          <table:table-cell table:style-name="ce186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77"/>
          <table:table-cell table:style-name="ce157"/>
          <table:table-cell table:number-columns-repeated="2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77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7"/>
          <table:table-cell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7"/>
          <table:table-cell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157"/>
          <table:table-cell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52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52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6"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7"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5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6"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7"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57"/>
          <table:table-cell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 table:number-columns-repeated="2"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 table:style-name="ce97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 table:style-name="ce157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 table:style-name="ce157"/>
          <table:table-cell/>
          <table:table-cell table:style-name="ce16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2"/>
          <table:table-cell table:style-name="ce97" table:number-columns-repeated="2"/>
          <table:table-cell/>
          <table:table-cell table:style-name="ce187"/>
          <table:table-cell table:number-columns-repeated="247"/>
        </table:table-row>
        <table:table-row table:style-name="ro34">
          <table:table-cell/>
          <table:table-cell table:style-name="ce173"/>
          <table:table-cell/>
          <table:table-cell table:style-name="ce83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62"/>
          <table:table-cell table:number-columns-repeated="248"/>
        </table:table-row>
        <table:table-row table:style-name="ro34">
          <table:table-cell table:number-columns-repeated="5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162"/>
          <table:table-cell table:number-columns-repeated="248"/>
        </table:table-row>
        <table:table-row table:style-name="ro34">
          <table:table-cell table:number-columns-repeated="4"/>
          <table:table-cell table:style-name="ce156"/>
          <table:table-cell table:style-name="ce97" table:number-columns-repeated="3"/>
          <table:table-cell table:number-columns-repeated="248"/>
        </table:table-row>
        <table:table-row table:style-name="ro34">
          <table:table-cell/>
          <table:table-cell table:style-name="ce173"/>
          <table:table-cell/>
          <table:table-cell table:style-name="ce83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/>
          <table:table-cell table:style-name="ce97" table:number-columns-repeated="2"/>
          <table:table-cell table:number-columns-repeated="248"/>
        </table:table-row>
        <table:table-row table:style-name="ro34" table:number-rows-repeated="2">
          <table:table-cell table:number-columns-repeated="4"/>
          <table:table-cell table:style-name="ce156"/>
          <table:table-cell table:number-columns-repeated="251"/>
        </table:table-row>
        <table:table-row table:style-name="ro34">
          <table:table-cell table:number-columns-repeated="4"/>
          <table:table-cell table:style-name="ce156"/>
          <table:table-cell/>
          <table:table-cell table:style-name="ce97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52"/>
          <table:table-cell table:number-columns-repeated="249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8"/>
          <table:table-cell table:style-name="ce157"/>
          <table:table-cell table:style-name="ce185"/>
          <table:table-cell table:number-columns-repeated="248"/>
        </table:table-row>
        <table:table-row table:style-name="ro34">
          <table:table-cell table:number-columns-repeated="6"/>
          <table:table-cell table:style-name="ce152"/>
          <table:table-cell table:number-columns-repeated="249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52"/>
          <table:table-cell table:number-columns-repeated="249"/>
        </table:table-row>
        <table:table-row table:style-name="ro34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8"/>
          <table:table-cell table:style-name="ce157"/>
          <table:table-cell table:style-name="ce185"/>
          <table:table-cell table:number-columns-repeated="248"/>
        </table:table-row>
        <table:table-row table:style-name="ro34">
          <table:table-cell table:number-columns-repeated="6"/>
          <table:table-cell table:style-name="ce152"/>
          <table:table-cell table:number-columns-repeated="249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0"/>
          <table:table-cell table:style-name="ce183"/>
          <table:table-cell table:style-name="ce185"/>
          <table:table-cell table:number-columns-repeated="248"/>
        </table:table-row>
        <table:table-row table:style-name="ro34" table:number-rows-repeated="5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7" table:number-columns-repeated="2"/>
          <table:table-cell table:style-name="ce157"/>
          <table:table-cell table:number-columns-repeated="248"/>
        </table:table-row>
        <table:table-row table:style-name="ro34">
          <table:table-cell table:number-columns-repeated="5"/>
          <table:table-cell table:style-name="ce97"/>
          <table:table-cell table:style-name="ce157"/>
          <table:table-cell table:style-name="ce97"/>
          <table:table-cell table:number-columns-repeated="248"/>
        </table:table-row>
        <table:table-row table:style-name="ro34" table:number-rows-repeated="3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7"/>
          <table:table-cell table:style-name="ce157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248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/>
          <table:table-cell table:style-name="ce143" table:number-columns-repeated="247"/>
        </table:table-row>
        <table:table-row table:style-name="ro10" table:number-rows-repeated="5">
          <table:table-cell/>
          <table:table-cell table:style-name="ce67"/>
          <table:table-cell/>
          <table:table-cell table:style-name="ce98"/>
          <table:table-cell table:style-name="ce152"/>
          <table:table-cell table:style-name="ce97" table:number-columns-repeated="3"/>
          <table:table-cell/>
          <table:table-cell table:style-name="ce143" table:number-columns-repeated="247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/>
          <table:table-cell table:style-name="ce143" table:number-columns-repeated="247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 table:number-columns-repeated="3"/>
          <table:table-cell/>
          <table:table-cell table:style-name="ce143" table:number-columns-repeated="247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/>
          <table:table-cell table:style-name="ce143" table:number-columns-repeated="247"/>
        </table:table-row>
        <table:table-row table:style-name="ro10" table:number-rows-repeated="2">
          <table:table-cell/>
          <table:table-cell table:style-name="ce67"/>
          <table:table-cell/>
          <table:table-cell table:style-name="ce98"/>
          <table:table-cell table:style-name="ce152"/>
          <table:table-cell table:style-name="ce97" table:number-columns-repeated="3"/>
          <table:table-cell/>
          <table:table-cell table:style-name="ce143" table:number-columns-repeated="247"/>
        </table:table-row>
        <table:table-row table:style-name="ro10" table:number-rows-repeated="5">
          <table:table-cell/>
          <table:table-cell table:style-name="ce67"/>
          <table:table-cell/>
          <table:table-cell table:style-name="ce98"/>
          <table:table-cell table:style-name="ce152"/>
          <table:table-cell table:style-name="ce97" table:number-columns-repeated="3"/>
          <table:table-cell table:number-columns-repeated="248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 table:number-columns-repeated="2"/>
          <table:table-cell table:style-name="ce98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90"/>
          <table:table-cell table:style-name="Default"/>
          <table:table-cell table:style-name="ce190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90"/>
          <table:table-cell table:style-name="Default"/>
          <table:table-cell table:style-name="ce190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7" table:default-cell-style-name="ce137"/>
        <table:table-column table:style-name="co28" table:default-cell-style-name="ce67"/>
        <table:table-column table:style-name="co29" table:default-cell-style-name="ce148"/>
        <table:table-column table:style-name="co30" table:default-cell-style-name="ce200"/>
        <table:table-column table:style-name="co31" table:default-cell-style-name="ce192"/>
        <table:table-column table:style-name="co32" table:default-cell-style-name="ce192"/>
        <table:table-column table:style-name="co33" table:default-cell-style-name="ce192"/>
        <table:table-column table:style-name="co34" table:default-cell-style-name="ce192"/>
        <table:table-column table:style-name="co35" table:default-cell-style-name="ce211"/>
        <table:table-column table:style-name="co3" table:default-cell-style-name="ce214"/>
        <table:table-column table:style-name="co3" table:default-cell-style-name="ce217"/>
        <table:table-column table:style-name="co36" table:default-cell-style-name="ce214"/>
        <table:table-column table:style-name="co3" table:number-columns-repeated="3" table:default-cell-style-name="ce214"/>
        <table:table-column table:style-name="co3" table:default-cell-style-name="ce192"/>
        <table:table-column table:style-name="co3" table:number-columns-repeated="3" table:default-cell-style-name="ce225"/>
        <table:table-column table:style-name="co3" table:number-columns-repeated="36" table:default-cell-style-name="ce192"/>
        <table:table-column table:style-name="co3" table:number-columns-repeated="167" table:default-cell-style-name="ce203"/>
        <table:table-column table:style-name="co3" table:number-columns-repeated="33" table:default-cell-style-name="ce192"/>
        <table:table-column table:style-name="co8" table:default-cell-style-name="ce192"/>
        <table:table-row table:style-name="ro24">
          <table:table-cell table:style-name="ce192"/>
          <table:table-cell table:style-name="ce194" office:value-type="string">
            <text:p>TEST CASES</text:p>
          </table:table-cell>
          <table:table-cell table:style-name="ce194" table:number-columns-repeated="3"/>
          <table:table-cell/>
          <table:table-cell table:style-name="ce199" table:number-columns-repeated="4"/>
          <table:table-cell table:style-name="ce168" office:value-type="string">
            <text:p>Passed</text:p>
          </table:table-cell>
          <table:table-cell table:style-name="ce168" table:formula="of:=COUNTIF([.L$7:.L$1008];[.$K1])" office:value-type="float" office:value="0">
            <text:p>0</text:p>
          </table:table-cell>
          <table:table-cell table:style-name="ce168" table:formula="of:=COUNTIF([.M$7:.M$1008];[.$K1])" office:value-type="float" office:value="0">
            <text:p>0</text:p>
          </table:table-cell>
          <table:table-cell table:style-name="ce168" table:formula="of:=COUNTIF([.N$7:.N$1008];[.$K1])" office:value-type="float" office:value="0">
            <text:p>0</text:p>
          </table:table-cell>
          <table:table-cell table:style-name="ce168" table:formula="of:=COUNTIF([.O$7:.O$1008];[.$K1])" office:value-type="float" office:value="0">
            <text:p>0</text:p>
          </table:table-cell>
          <table:table-cell table:style-name="ce199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24">
          <table:table-cell table:style-name="ce192"/>
          <table:table-cell table:style-name="ce195" table:number-columns-repeated="2"/>
          <table:table-cell table:style-name="ce199" table:number-columns-repeated="2"/>
          <table:table-cell/>
          <table:table-cell table:style-name="ce19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8];[.$K2])" office:value-type="float" office:value="0">
            <text:p>0</text:p>
          </table:table-cell>
          <table:table-cell table:style-name="ce168" table:formula="of:=COUNTIF([.M$7:.M$1008];[.$K2])" office:value-type="float" office:value="0">
            <text:p>0</text:p>
          </table:table-cell>
          <table:table-cell table:style-name="ce168" table:formula="of:=COUNTIF([.N$7:.N$1008];[.$K2])" office:value-type="float" office:value="0">
            <text:p>0</text:p>
          </table:table-cell>
          <table:table-cell table:style-name="ce168" table:formula="of:=COUNTIF([.O$7:.O$1008];[.$K2])" office:value-type="float" office:value="0">
            <text:p>0</text:p>
          </table:table-cell>
          <table:table-cell table:style-name="ce199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35">
          <table:table-cell table:style-name="ce192"/>
          <table:table-cell table:style-name="ce196" office:value-type="string">
            <text:p>Functions list</text:p>
          </table:table-cell>
          <table:table-cell table:style-name="ce198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98"/>
          <table:table-cell/>
          <table:table-cell table:style-name="ce203"/>
          <table:table-cell table:style-name="ce206"/>
          <table:table-cell table:style-name="ce209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8];[.$K3])" office:value-type="float" office:value="0">
            <text:p>0</text:p>
          </table:table-cell>
          <table:table-cell table:style-name="ce168" table:formula="of:=COUNTIF([.M$7:.M$1008];[.$K3])" office:value-type="float" office:value="0">
            <text:p>0</text:p>
          </table:table-cell>
          <table:table-cell table:style-name="ce168" table:formula="of:=COUNTIF([.N$7:.N$1008];[.$K3])" office:value-type="float" office:value="0">
            <text:p>0</text:p>
          </table:table-cell>
          <table:table-cell table:style-name="ce168" table:formula="of:=COUNTIF([.O$7:.O$1008];[.$K3])" office:value-type="float" office:value="0">
            <text:p>0</text:p>
          </table:table-cell>
          <table:table-cell table:style-name="ce206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13">
          <table:table-cell table:style-name="ce192"/>
          <table:table-cell table:style-name="ce196" office:value-type="string">
            <text:p>Total Main Cases</text:p>
          </table:table-cell>
          <table:table-cell table:style-name="ce198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98"/>
          <table:table-cell/>
          <table:table-cell table:style-name="ce203"/>
          <table:table-cell table:style-name="ce206"/>
          <table:table-cell table:style-name="ce210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8];[.$K4])" office:value-type="float" office:value="0">
            <text:p>0</text:p>
          </table:table-cell>
          <table:table-cell table:style-name="ce168" table:formula="of:=COUNTIF([.M$7:.M$1008];[.$K4])" office:value-type="float" office:value="0">
            <text:p>0</text:p>
          </table:table-cell>
          <table:table-cell table:style-name="ce168" table:formula="of:=COUNTIF([.N$7:.N$1008];[.$K4])" office:value-type="float" office:value="0">
            <text:p>0</text:p>
          </table:table-cell>
          <table:table-cell table:style-name="ce168" table:formula="of:=COUNTIF([.O$7:.O$1008];[.$K4])" office:value-type="float" office:value="0">
            <text:p>0</text:p>
          </table:table-cell>
          <table:table-cell table:style-name="ce206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24">
          <table:table-cell table:style-name="ce192"/>
          <table:table-cell table:style-name="ce197"/>
          <table:table-cell table:style-name="ce192" table:number-columns-repeated="2"/>
          <table:table-cell table:number-columns-repeated="4"/>
          <table:table-cell table:style-name="ce192"/>
          <table:table-cell table:style-name="ce169"/>
          <table:table-cell table:style-name="Default" office:value-type="string">
            <text:p>N/A</text:p>
          </table:table-cell>
          <table:table-cell table:style-name="ce168" table:formula="of:=COUNTIF([.L$7:.L$1008];[.$K5])" office:value-type="float" office:value="0">
            <text:p>0</text:p>
          </table:table-cell>
          <table:table-cell table:style-name="ce168" table:formula="of:=COUNTIF([.M$7:.M$1008];[.$K5])" office:value-type="float" office:value="0">
            <text:p>0</text:p>
          </table:table-cell>
          <table:table-cell table:style-name="ce168" table:formula="of:=COUNTIF([.N$7:.N$1008];[.$K5])" office:value-type="float" office:value="0">
            <text:p>0</text:p>
          </table:table-cell>
          <table:table-cell table:style-name="ce168" table:formula="of:=COUNTIF([.O$7:.O$1008];[.$K5])" office:value-type="float" office:value="0">
            <text:p>0</text:p>
          </table:table-cell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7">
          <table:table-cell table:style-name="ce193" office:value-type="float" office:value="1">
            <text:p>001</text:p>
          </table:table-cell>
          <table:table-cell table:style-name="ce72" office:value-type="string">
            <text:p>FNC_ECMS_WCM_BF_01</text:p>
          </table:table-cell>
          <table:table-cell table:style-name="ce193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90" office:value-type="string">
            <text:p>Check display form to edit bann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12"/>
          <table:table-cell table:content-validation-name="val1"/>
          <table:table-cell table:style-name="ce219"/>
          <table:table-cell table:style-name="ce212" table:number-columns-repeated="3"/>
          <table:table-cell table:style-name="ce222" table:number-columns-repeated="4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display form to edit banner</text:p>
          </table:table-cell>
          <table:table-cell table:style-name="ce202" office:value-type="string">
            <text:p>Step 2: Show form to edit banner</text:p>
          </table:table-cell>
          <table:table-cell table:style-name="ce202" office:value-type="string">
            <text:p><text:s/>- Click on <text:span text:style-name="T10">quick</text:span> <text:span text:style-name="T10">edit</text:span> icon on banner</text:p>
          </table:table-cell>
          <table:table-cell table:style-name="ce202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13"/>
          <table:table-cell table:content-validation-name="val1"/>
          <table:table-cell table:style-name="ce219"/>
          <table:table-cell table:style-name="ce213" table:number-columns-repeated="3"/>
          <table:table-cell table:style-name="ce223" table:number-columns-repeated="4"/>
          <table:table-cell table:style-name="ce231" table:number-columns-repeated="36"/>
          <table:table-cell table:style-name="ce236" table:number-columns-repeated="167"/>
          <table:table-cell table:style-name="ce231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90" office:value-type="string">
            <text:p>Replace existing logo while editing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4"/>
          <table:table-cell table:style-name="ce228" table:number-columns-repeated="3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2: Change logo</text:p>
          </table:table-cell>
          <table:table-cell table:style-name="ce204" office:value-type="string">
            <office:annotation draw:style-name="gr2" draw:text-style-name="P2" svg:width="1.398in" svg:height="0.6815in" svg:x="9.7366in" svg:y="44.4252in" draw:caption-point-x="-0.2402in" draw:caption-point-y="-39.974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20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3: Complete changing logo</text:p>
          </table:table-cell>
          <table:table-cell table:style-name="ce202" office:value-type="string">
            <text:p>Click <text:span text:style-name="T8">[Fast </text:span><text:span text:style-name="T8">Publish]</text:span></text:p>
          </table:table-cell>
          <table:table-cell table:style-name="ce207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90" office:value-type="string">
            <text:p>Check adding slogan on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adding slogan on banner</text:p>
          </table:table-cell>
          <table:table-cell table:style-name="ce202" office:value-type="string">
            <text:p>Step 2: Complete editing banner with new slogan</text:p>
          </table:table-cell>
          <table:table-cell table:style-name="ce202" office:value-type="string">
            <text:p>- Add text for slogan in Main content</text:p>
            <text:p>- Click <text:span text:style-name="T8">[Fast </text:span><text:span text:style-name="T8">Publish]</text:span></text:p>
          </table:table-cell>
          <table:table-cell table:style-name="ce207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91" office:value-type="string">
            <text:p>Check edit banner with image larger than designed/allowed size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</text:span><text:span text:style-name="T21">icon on </text:span><text:span text:style-name="T21">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office:annotation draw:style-name="gr3" draw:text-style-name="P2" svg:width="1.4882in" svg:height="0.8933in" svg:x="9.5606in" svg:y="102.5307in" draw:caption-point-x="-0.0642in" draw:caption-point-y="-92.8984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3: Update logo</text:p>
          </table:table-cell>
          <table:table-cell table:style-name="ce202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207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4: Display image's <text:s/>source code</text:p>
          </table:table-cell>
          <table:table-cell table:style-name="ce202" office:value-type="string">
            <text:p>- Click on <text:span text:style-name="T10">Source </text:span><text:span text:style-name="T4">icon </text:span><text:span text:style-name="T4">on fck editor</text:span></text:p>
          </table:table-cell>
          <table:table-cell table:style-name="ce207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5: Make large size to suitable with banner</text:p>
          </table:table-cell>
          <table:table-cell table:style-name="ce202" office:value-type="string">
            <text:p>- Change height and weight of image in here </text:p>
          </table:table-cell>
          <table:table-cell table:style-name="ce207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6: Update slogan</text:p>
          </table:table-cell>
          <table:table-cell table:style-name="ce202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207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90" office:value-type="string">
            <text:p>Check displaying slogan in banner after edit banner with long text slogan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3: Update slogan</text:p>
          </table:table-cell>
          <table:table-cell table:style-name="ce202" office:value-type="string">
            <text:p>- Edit current or add new slogan by input long text in Main Content field</text:p>
            <text:p>- Click <text:span text:style-name="T8">[Fast </text:span><text:span text:style-name="T8">Publish]</text:span></text:p>
            <text:p/>
          </table:table-cell>
          <table:table-cell table:style-name="ce207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90" office:value-type="string">
            <office:annotation draw:style-name="gr4" draw:text-style-name="P2" svg:width="1.1193in" svg:height="0.5457in" svg:x="5.7181in" svg:y="157.5366in" draw:caption-point-x="-0.2402in" draw:caption-point-y="-140.4732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4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8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90" office:value-type="string">
            <text:p>Check edit banner by error java script(js)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72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90" office:value-type="string">
            <text:p>Check displaying form to edit foot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displaying form to edit footer</text:p>
          </table:table-cell>
          <table:table-cell table:style-name="ce200" office:value-type="string">
            <text:p>Step 2: Show form to edit footer</text:p>
          </table:table-cell>
          <table:table-cell table:style-name="ce205" office:value-type="string">
            <text:p>- Click on quick edit icon on footer at the bottom of screen</text:p>
          </table:table-cell>
          <table:table-cell table:style-name="ce200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90" office:value-type="string">
            <text:p>Check editing footer with image/text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2: Update image</text:p>
          </table:table-cell>
          <table:table-cell table:style-name="ce204" office:value-type="string">
            <office:annotation draw:style-name="gr5" draw:text-style-name="P2" svg:width="1.1193in" svg:height="0.7083in" svg:x="9.7366in" svg:y="328.3791in" draw:caption-point-x="-0.2402in" draw:caption-point-y="-304.0291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207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3: Complete editing footer</text:p>
          </table:table-cell>
          <table:table-cell table:style-name="ce202" office:value-type="string">
            <text:p>Click [<text:span text:style-name="T10">Fast</text:span> <text:span text:style-name="T10">publish</text:span>] button</text:p>
          </table:table-cell>
          <table:table-cell table:style-name="ce207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90" office:value-type="string">
            <text:p>Check edit footer with long text.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Click on </text:span><text:span text:style-name="T21">quick edit </text:span><text:span text:style-name="T21">icon on </text:span><text:span text:style-name="T21">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long text.</text:p>
          </table:table-cell>
          <table:table-cell table:style-name="ce202" office:value-type="string">
            <text:p>Step 2: Update footer with long text</text:p>
          </table:table-cell>
          <table:table-cell table:style-name="ce204" office:value-type="string">
            <text:p>- Edit current or add new text with long content or in different lines</text:p>
            <text:p>- Click [<text:span text:style-name="T8">Fast </text:span><text:span text:style-name="T8">Publish]</text:span></text:p>
          </table:table-cell>
          <table:table-cell table:style-name="ce204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90" office:value-type="string">
            <text:p>Check edit footer with invalid CS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90" office:value-type="string">
            <text:p>Check edit footer with invalid J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72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90" office:value-type="string">
            <text:p>Check display form to edit content of Homepage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display form to edit Homepage</text:p>
          </table:table-cell>
          <table:table-cell table:style-name="ce200" office:value-type="string">
            <text:p>Step 2: Show form to edit footer</text:p>
          </table:table-cell>
          <table:table-cell table:style-name="ce200" office:value-type="string">
            <text:p>- Click on quick edit icon in the top right of page's content</text:p>
          </table:table-cell>
          <table:table-cell table:style-name="ce200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90" office:value-type="string">
            <text:p>Edit content of Home page</text:p>
          </table:table-cell>
          <table:table-cell table:style-name="ce200" office:value-type="string">
            <text:p>Step 1: Show form to edit Home page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</text:span><text:span text:style-name="T22">mode</text:span><text:span text:style-name="T21">] icon </text:span><text:span text:style-name="T21">at the top </text:span><text:span text:style-name="T21">right corner </text:span><text:span text:style-name="T21">to enable </text:span><text:span text:style-name="T21">edit mode </text:span></text:p>
            <text:p><text:span text:style-name="T21">- Select </text:span><text:span text:style-name="T21">Home page</text:span></text:p>
            <text:p><text:span text:style-name="T21">- Click Quick </text:span><text:span text:style-name="T21">Edit icon in </text:span><text:span text:style-name="T21">the top right </text:span><text:span text:style-name="T21">of page's </text:span><text:span text:style-name="T21">content</text:span></text:p>
          </table:table-cell>
          <table:table-cell table:style-name="ce200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4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Edit content of Home page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hange content of Home page in Main Content field</text:p>
            <text:p>- Click [<text:span text:style-name="T8">Fast </text:span><text:span text:style-name="T8">Publish</text:span>]</text:p>
          </table:table-cell>
          <table:table-cell table:style-name="ce204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90" office:value-type="string">
            <text:p>Check edit Homepage with invalid CS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90" office:value-type="string">
            <text:p>Check edit Homepage with invalid J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17" table:number-rows-repeated="12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237"/>
        </table:table-row>
        <table:table-row table:style-name="ro17" table:number-rows-repeated="2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239" table:number-columns-repeated="167"/>
          <table:table-cell table:number-columns-repeated="34"/>
        </table:table-row>
        <table:table-row table:style-name="ro17" table:number-rows-repeated="10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  <table:table-row table:style-name="ro17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9" table:default-cell-style-name="ce137"/>
        <table:table-column table:style-name="co37" table:default-cell-style-name="ce65"/>
        <table:table-column table:style-name="co38" table:default-cell-style-name="ce148"/>
        <table:table-column table:style-name="co39" table:default-cell-style-name="ce156"/>
        <table:table-column table:style-name="co40" table:default-cell-style-name="ce151"/>
        <table:table-column table:style-name="co40" table:default-cell-style-name="ce158"/>
        <table:table-column table:style-name="co41" table:default-cell-style-name="ce156"/>
        <table:table-column table:style-name="co32" table:default-cell-style-name="ce156"/>
        <table:table-column table:style-name="co42" table:default-cell-style-name="ce156"/>
        <table:table-column table:style-name="co3" table:default-cell-style-name="ce156"/>
        <table:table-column table:style-name="co3" table:default-cell-style-name="ce257"/>
        <table:table-column table:style-name="co3" table:number-columns-repeated="4" table:default-cell-style-name="ce156"/>
        <table:table-column table:style-name="co3" table:number-columns-repeated="3" table:default-cell-style-name="ce170"/>
        <table:table-column table:style-name="co3" table:number-columns-repeated="4" table:default-cell-style-name="ce264"/>
        <table:table-column table:style-name="co3" table:number-columns-repeated="2" table:default-cell-style-name="Default"/>
        <table:table-column table:style-name="co3" table:number-columns-repeated="7" table:default-cell-style-name="ce264"/>
        <table:table-column table:style-name="co3" table:number-columns-repeated="225" table:default-cell-style-name="Default"/>
        <table:table-row table:style-name="ro24">
          <table:table-cell table:style-name="ce138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005];[.$K1])" office:value-type="float" office:value="0">
            <text:p>0</text:p>
          </table:table-cell>
          <table:table-cell table:style-name="ce168" table:formula="of:=COUNTIF([.M$7:.M$1005];[.$K1])" office:value-type="float" office:value="0">
            <text:p>0</text:p>
          </table:table-cell>
          <table:table-cell table:style-name="ce168" table:formula="of:=COUNTIF([.N$7:.N$1005];[.$K1])" office:value-type="float" office:value="0">
            <text:p>0</text:p>
          </table:table-cell>
          <table:table-cell table:style-name="ce168" table:formula="of:=COUNTIF([.O$7:.O$1005];[.$K1])" office:value-type="float" office:value="0">
            <text:p>0</text:p>
          </table:table-cell>
          <table:table-cell table:style-name="ce149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4">
          <table:table-cell table:style-name="ce138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5];[.$K2])" office:value-type="float" office:value="0">
            <text:p>0</text:p>
          </table:table-cell>
          <table:table-cell table:style-name="ce168" table:formula="of:=COUNTIF([.M$7:.M$1005];[.$K2])" office:value-type="float" office:value="0">
            <text:p>0</text:p>
          </table:table-cell>
          <table:table-cell table:style-name="ce168" table:formula="of:=COUNTIF([.N$7:.N$1005];[.$K2])" office:value-type="float" office:value="0">
            <text:p>0</text:p>
          </table:table-cell>
          <table:table-cell table:style-name="ce168" table:formula="of:=COUNTIF([.O$7:.O$1005];[.$K2])" office:value-type="float" office:value="0">
            <text:p>0</text:p>
          </table:table-cell>
          <table:table-cell table:style-name="ce149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35">
          <table:table-cell table:style-name="ce138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56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5];[.$K3])" office:value-type="float" office:value="0">
            <text:p>0</text:p>
          </table:table-cell>
          <table:table-cell table:style-name="ce168" table:formula="of:=COUNTIF([.M$7:.M$1005];[.$K3])" office:value-type="float" office:value="0">
            <text:p>0</text:p>
          </table:table-cell>
          <table:table-cell table:style-name="ce168" table:formula="of:=COUNTIF([.N$7:.N$1005];[.$K3])" office:value-type="float" office:value="0">
            <text:p>0</text:p>
          </table:table-cell>
          <table:table-cell table:style-name="ce168" table:formula="of:=COUNTIF([.O$7:.O$1005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4">
          <table:table-cell table:style-name="ce138"/>
          <table:table-cell table:style-name="ce242" office:value-type="string">
            <text:p>Total Main Cases</text:p>
          </table:table-cell>
          <table:table-cell table:style-name="ce147" table:formula="of:=MAX([.A7:.A6429])" office:value-type="float" office:value="20" table:number-columns-spanned="3" table:number-rows-spanned="1">
            <text:p>20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5];[.$K4])" office:value-type="float" office:value="0">
            <text:p>0</text:p>
          </table:table-cell>
          <table:table-cell table:style-name="ce168" table:formula="of:=COUNTIF([.M$7:.M$1005];[.$K4])" office:value-type="float" office:value="0">
            <text:p>0</text:p>
          </table:table-cell>
          <table:table-cell table:style-name="ce168" table:formula="of:=COUNTIF([.N$7:.N$1005];[.$K4])" office:value-type="float" office:value="0">
            <text:p>0</text:p>
          </table:table-cell>
          <table:table-cell table:style-name="ce168" table:formula="of:=COUNTIF([.O$7:.O$1005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4">
          <table:table-cell table:style-name="ce138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table:style-name="Default" office:value-type="string">
            <text:p>N/A</text:p>
          </table:table-cell>
          <table:table-cell table:style-name="ce168" table:formula="of:=COUNTIF([.L$7:.L$1005];[.$K5])" office:value-type="float" office:value="0">
            <text:p>0</text:p>
          </table:table-cell>
          <table:table-cell table:style-name="ce168" table:formula="of:=COUNTIF([.M$7:.M$1005];[.$K5])" office:value-type="float" office:value="0">
            <text:p>0</text:p>
          </table:table-cell>
          <table:table-cell table:style-name="ce168" table:formula="of:=COUNTIF([.N$7:.N$1005];[.$K5])" office:value-type="float" office:value="0">
            <text:p>0</text:p>
          </table:table-cell>
          <table:table-cell table:style-name="ce168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1">
          <table:table-cell table:style-name="ce241" office:value-type="float" office:value="1">
            <text:p>001</text:p>
          </table:table-cell>
          <table:table-cell table:style-name="ce243" office:value-type="string">
            <text:p>FNC_ECMS_WCM_SEARCH_01</text:p>
          </table:table-cell>
          <table:table-cell table:style-name="ce244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11" office:value-type="string">
            <text:p>Search in case input no keywords for searching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4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table:style-name="ce152" office:value-type="string">
            <text:p>Step 3: Do search</text:p>
          </table:table-cell>
          <table:table-cell table:style-name="ce152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57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82" office:value-type="string">
            <text:p>Search in case search keyword does not match existing values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7" office:value-type="string">
            <text:p>Step 4: Search by does not match keywords</text:p>
          </table:table-cell>
          <table:table-cell table:style-name="ce157" office:value-type="string">
            <text:p>- Input keyword into Search (does not match with any existing value) text box</text:p>
            <text:p>- Click [<text:span text:style-name="T13">Search]</text:span><text:span text:style-name="T12"> </text:span><text:span text:style-name="T12">icon</text:span></text:p>
          </table:table-cell>
          <table:table-cell table:style-name="ce157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5" table:number-columns-repeated="208"/>
          <table:table-cell table:style-name="ce264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11" office:value-type="string">
            <text:p>Search in case input keyword matches existing value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4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8" office:value-type="string">
            <text:p>- Input valid keyword which contain in main content of web content.</text:p>
            <text:p>- Click [<text:span text:style-name="T23">Search</text:span><text:span text:style-name="T24">] </text:span><text:span text:style-name="T24">icon</text:span></text:p>
          </table:table-cell>
          <table:table-cell table:style-name="ce158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11" office:value-type="string">
            <text:p>Search in case searching keyword contains special characters like: #,$,%, &amp;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8" office:value-type="string">
            <text:p>- Type special character on text box search</text:p>
          </table:table-cell>
          <table:table-cell table:style-name="ce152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43" table:number-columns-repeated="208"/>
          <table:table-cell table:number-columns-repeated="2"/>
        </table:table-row>
        <table:table-row table:style-name="ro4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82" office:value-type="string">
            <text:p>Test Search Result in case admin user do searching</text:p>
          </table:table-cell>
          <table:table-cell table:style-name="ce156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6" table:number-columns-repeated="208"/>
          <table:table-cell table:style-name="ce264"/>
          <table:table-cell/>
        </table:table-row>
        <table:table-row table:style-name="ro4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6" table:number-columns-repeated="208"/>
          <table:table-cell table:style-name="ce264"/>
          <table:table-cell/>
        </table:table-row>
        <table:table-row table:style-name="ro4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6" table:number-columns-repeated="208"/>
          <table:table-cell table:style-name="ce264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8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8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1"/>
          <table:table-cell table:style-name="ce260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15"/>
          <table:table-cell table:style-name="ce266" table:number-columns-repeated="208"/>
          <table:table-cell table:style-name="ce264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82" office:value-type="string">
            <text:p>Test search result without login</text:p>
          </table:table-cell>
          <table:table-cell table:style-name="ce156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4"/>
          <table:table-cell/>
        </table:table-row>
        <table:table-row table:style-name="ro4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4"/>
          <table:table-cell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8" office:value-type="string">
            <text:p>- Type data on text box to search.</text:p>
            <text:p>- Check in Content or in Page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8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4"/>
          <table:table-cell/>
        </table:table-row>
        <table:table-row table:style-name="ro4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8" office:value-type="string">
            <text:p>Test Search Result in case normal user do searching</text:p>
          </table:table-cell>
          <table:table-cell table:style-name="ce156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8" office:value-type="string">
            <text:p>- Type data on text box to search.</text:p>
            <text:p>- Check in Content or in Pages</text:p>
            <text:p>- Click [<text:span text:style-name="T23">Search</text:span><text:span text:style-name="T24">] </text:span><text:span text:style-name="T24">button or </text:span><text:span text:style-name="T24">press </text:span><text:span text:style-name="T23">Enter</text:span></text:p>
          </table:table-cell>
          <table:table-cell table:style-name="ce158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78" office:value-type="string">
            <text:p>Test display search result </text:p>
            <text:p>in case choose one site </text:p>
            <text:p>to search.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8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8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78" office:value-type="string">
            <text:p>Test display search result</text:p>
            <text:p><text:s/>in case checked only </text:p>
            <text:p>document to search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58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8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78" office:value-type="string">
            <text:p>Test display search result</text:p>
            <text:p><text:s/>in case checked only page <text:s/>to search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8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8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78" office:value-type="string">
            <text:p>Test search result in case </text:p>
            <text:p>search by Box search.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7" office:value-type="string">
            <text:p>Step 4: Type keyword suitable</text:p>
            <text:p><text:s/>with site</text:p>
            <text:p/>
          </table:table-cell>
          <table:table-cell table:style-name="ce97" office:value-type="string">
            <text:p>- Type keyword suitable with</text:p>
            <text:p><text:s/>sites to search.</text:p>
            <text:p>- Click [<text:span text:style-name="T13">Search</text:span><text:span text:style-name="T12">] </text:span><text:span text:style-name="T12">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7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78" office:value-type="string">
            <text:p>Test search result in case </text:p>
            <text:p>keyword was typed by A*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8" office:value-type="string">
            <text:p>- Type data on text box as A* to search.</text:p>
            <text:p>- Checked in <text:span text:style-name="T10">Page</text:span></text:p>
            <text:p>- Choose “<text:span text:style-name="T10">Search all </text:span><text:span text:style-name="T10">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8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4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 <text:s/>Result in Published mode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7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97" office:value-type="string">
            <text:p>Test view content in Search</text:p>
            <text:p><text:s/>Result in Published mode</text:p>
          </table:table-cell>
          <table:table-cell table:style-name="ce152" office:value-type="string">
            <text:p>Step 2: Create data to search</text:p>
          </table:table-cell>
          <table:table-cell table:style-name="ce152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2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7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97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7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56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58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8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56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52" office:value-type="string">
            <text:p>- Click link of search result </text:p>
          </table:table-cell>
          <table:table-cell table:style-name="ce25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83" office:value-type="string">
            <text:p>Print content of search result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56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52" office:value-type="string">
            <text:p>- Open search portlet</text:p>
            <text:p>- Do search</text:p>
          </table:table-cell>
          <table:table-cell table:style-name="ce255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56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52" office:value-type="string">
            <text:p>- Click link of search result</text:p>
          </table:table-cell>
          <table:table-cell table:style-name="ce25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56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52" office:value-type="string">
            <text:p>Click on <text:span text:style-name="T8">Print</text:span> icon</text:p>
          </table:table-cell>
          <table:table-cell table:style-name="ce255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171" table:number-columns-repeated="2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015</text:p>
          </table:table-cell>
          <table:table-cell table:style-name="ce243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99" office:value-type="string">
            <text:p>Check display form to setting</text:p>
            <text:p><text:s/>search result page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57" office:value-type="string">
            <text:p>- Choose or input data in Search text box in the right corner of tool bar</text:p>
            <text:p>- Click enter</text:p>
          </table:table-cell>
          <table:table-cell table:style-name="ce15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table:style-name="ce245" office:value-type="string">
            <text:p>Step 3: Display form to setting </text:p>
            <text:p>search page</text:p>
          </table:table-cell>
          <table:table-cell table:style-name="ce24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4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when choose</text:p>
            <text:p>box search is page mode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52" office:value-type="string">
            <text:p>- <text:s/>Click [Edit mode] icon in admin toolbar at right corner of screen</text:p>
          </table:table-cell>
          <table:table-cell table:style-name="ce152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4: Choose box <text:s/>search for</text:p>
            <text:p><text:s/>page mode</text:p>
          </table:table-cell>
          <table:table-cell table:style-name="ce24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56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5: Check form after </text:p>
            <text:p>choosing box search </text:p>
          </table:table-cell>
          <table:table-cell table:style-name="ce246" office:value-type="string">
            <text:p>- Choose search portlet on </text:p>
            <text:p>navigation bar</text:p>
          </table:table-cell>
          <table:table-cell table:style-name="ce24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result when </text:p>
            <text:p>change item per page default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52" office:value-type="string">
            <text:p>Click [<text:span text:style-name="T8">Edit </text:span><text:span text:style-name="T8">mode</text:span>] icon in admin toolbar at right corner of screen</text:p>
          </table:table-cell>
          <table:table-cell table:style-name="ce152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4: Change item per page </text:p>
            <text:p>for result search page</text:p>
          </table:table-cell>
          <table:table-cell table:style-name="ce24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3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4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3" office:value-type="string">
            <text:p>Check display result when change search page layout template 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3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52" office:value-type="string">
            <text:p>- <text:s/>Click [<text:span text:style-name="T10">Edit </text:span><text:span text:style-name="T10">mode</text:span>] icon in admin toolbar at right corner of screen</text:p>
          </table:table-cell>
          <table:table-cell table:style-name="ce152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 </text:span><text:span text:style-name="T10">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4: Change search page</text:p>
            <text:p>layout template</text:p>
          </table:table-cell>
          <table:table-cell table:style-name="ce246" office:value-type="string">
            <text:p>- Choose </text:p>
            <text:p>UIResultpagelayoutdefault.gtmpl</text:p>
            <text:p>on page layout template</text:p>
          </table:table-cell>
          <table:table-cell table:style-name="ce24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4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019</text:p>
          </table:table-cell>
          <table:table-cell table:style-name="ce243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normal user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52" office:value-type="string">
            <text:p>- Choose search portlet on navigation bar</text:p>
          </table:table-cell>
          <table:table-cell table:style-name="ce15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8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8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administrator</text:p>
          </table:table-cell>
          <table:table-cell table:style-name="ce156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2: Do search </text:p>
          </table:table-cell>
          <table:table-cell table:style-name="ce24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46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6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3: Check display search</text:p>
            <text:p>result</text:p>
          </table:table-cell>
          <table:table-cell table:style-name="ce246" office:value-type="string">
            <text:p>- See on search result page</text:p>
          </table:table-cell>
          <table:table-cell table:style-name="ce246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number-columns-repeated="4"/>
          <table:table-cell table:style-name="ce264" table:number-columns-repeated="2"/>
          <table:table-cell table:number-columns-repeated="7"/>
          <table:table-cell table:style-name="ce264" table:number-columns-repeated="225"/>
        </table:table-row>
        <table:table-row table:style-name="ro26" table:number-rows-repeated="10">
          <table:table-cell table:style-name="ce138"/>
          <table:table-cell table:style-name="ce143"/>
          <table:table-cell table:style-name="ce138"/>
          <table:table-cell table:style-name="ce143" table:number-columns-repeated="7"/>
          <table:table-cell table:style-name="ce258"/>
          <table:table-cell table:style-name="ce143" table:number-columns-repeated="245"/>
        </table:table-row>
        <table:table-row table:style-name="ro26">
          <table:table-cell table:style-name="ce138"/>
          <table:table-cell table:style-name="ce143"/>
          <table:table-cell table:style-name="ce138"/>
          <table:table-cell table:style-name="ce143" table:number-columns-repeated="7"/>
          <table:table-cell table:style-name="ce258"/>
          <table:table-cell table:style-name="ce143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8" table:default-cell-style-name="ce270"/>
        <table:table-column table:style-name="co16" table:default-cell-style-name="ce172"/>
        <table:table-column table:style-name="co22" table:default-cell-style-name="ce279"/>
        <table:table-column table:style-name="co23" table:default-cell-style-name="ce156"/>
        <table:table-column table:style-name="co24" table:default-cell-style-name="ce97"/>
        <table:table-column table:style-name="co14" table:default-cell-style-name="ce156"/>
        <table:table-column table:style-name="co25" table:default-cell-style-name="ce97"/>
        <table:table-column table:style-name="co26" table:default-cell-style-name="ce156"/>
        <table:table-column table:style-name="co8" table:default-cell-style-name="ce97"/>
        <table:table-column table:style-name="co8" table:number-columns-repeated="1015" table:default-cell-style-name="Default"/>
        <table:table-row table:style-name="ro24">
          <table:table-cell table:style-name="ce267"/>
          <table:table-cell table:style-name="ce139" office:value-type="string">
            <text:p>TEST CASES</text:p>
          </table:table-cell>
          <table:table-cell table:style-name="ce139" table:number-columns-repeated="2"/>
          <table:table-cell table:style-name="ce188"/>
          <table:table-cell table:style-name="ce143"/>
          <table:table-cell table:style-name="ce149" table:number-columns-repeated="3"/>
          <table:table-cell table:style-name="ce167"/>
          <table:table-cell table:style-name="ce168" office:value-type="string">
            <text:p>Passed</text:p>
          </table:table-cell>
          <table:table-cell table:style-name="ce168" table:formula="of:=COUNTIF([.L$7:.L$1070];[.$K1])" office:value-type="float" office:value="0">
            <text:p>0</text:p>
          </table:table-cell>
          <table:table-cell table:style-name="ce168" table:formula="of:=COUNTIF([.M$7:.M$1070];[.$K1])" office:value-type="float" office:value="0">
            <text:p>0</text:p>
          </table:table-cell>
          <table:table-cell table:style-name="ce168" table:formula="of:=COUNTIF([.N$7:.N$1070];[.$K1])" office:value-type="float" office:value="0">
            <text:p>0</text:p>
          </table:table-cell>
          <table:table-cell table:style-name="ce168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40"/>
          <table:table-cell table:style-name="ce149" table:number-columns-repeated="3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70];[.$K2])" office:value-type="float" office:value="0">
            <text:p>0</text:p>
          </table:table-cell>
          <table:table-cell table:style-name="ce168" table:formula="of:=COUNTIF([.M$7:.M$1070];[.$K2])" office:value-type="float" office:value="0">
            <text:p>0</text:p>
          </table:table-cell>
          <table:table-cell table:style-name="ce168" table:formula="of:=COUNTIF([.N$7:.N$1070];[.$K2])" office:value-type="float" office:value="0">
            <text:p>0</text:p>
          </table:table-cell>
          <table:table-cell table:style-name="ce168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41" office:value-type="string">
            <text:p>Functions list</text:p>
          </table:table-cell>
          <table:table-cell table:style-name="ce147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70];[.$K3])" office:value-type="float" office:value="0">
            <text:p>0</text:p>
          </table:table-cell>
          <table:table-cell table:style-name="ce168" table:formula="of:=COUNTIF([.M$7:.M$1070];[.$K3])" office:value-type="float" office:value="0">
            <text:p>0</text:p>
          </table:table-cell>
          <table:table-cell table:style-name="ce168" table:formula="of:=COUNTIF([.N$7:.N$1070];[.$K3])" office:value-type="float" office:value="0">
            <text:p>0</text:p>
          </table:table-cell>
          <table:table-cell table:style-name="ce168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41" office:value-type="string">
            <text:p>Total Main Cases</text:p>
          </table:table-cell>
          <table:table-cell table:style-name="ce147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70];[.$K4])" office:value-type="float" office:value="0">
            <text:p>0</text:p>
          </table:table-cell>
          <table:table-cell table:style-name="ce168" table:formula="of:=COUNTIF([.M$7:.M$1070];[.$K4])" office:value-type="float" office:value="0">
            <text:p>0</text:p>
          </table:table-cell>
          <table:table-cell table:style-name="ce168" table:formula="of:=COUNTIF([.N$7:.N$1070];[.$K4])" office:value-type="float" office:value="0">
            <text:p>0</text:p>
          </table:table-cell>
          <table:table-cell table:style-name="ce168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8"/>
          <table:table-cell table:style-name="ce142"/>
          <table:table-cell table:style-name="ce165"/>
          <table:table-cell table:style-name="ce150"/>
          <table:table-cell table:style-name="ce189"/>
          <table:table-cell table:style-name="ce143"/>
          <table:table-cell table:style-name="ce189"/>
          <table:table-cell table:style-name="ce143"/>
          <table:table-cell table:style-name="ce165"/>
          <table:table-cell table:style-name="ce169"/>
          <table:table-cell office:value-type="string">
            <text:p>N/A</text:p>
          </table:table-cell>
          <table:table-cell table:style-name="ce168" table:formula="of:=COUNTIF([.L$7:.L$1070];[.$K5])" office:value-type="float" office:value="0">
            <text:p>0</text:p>
          </table:table-cell>
          <table:table-cell table:style-name="ce168" table:formula="of:=COUNTIF([.M$7:.M$1070];[.$K5])" office:value-type="float" office:value="0">
            <text:p>0</text:p>
          </table:table-cell>
          <table:table-cell table:style-name="ce168" table:formula="of:=COUNTIF([.N$7:.N$1070];[.$K5])" office:value-type="float" office:value="0">
            <text:p>0</text:p>
          </table:table-cell>
          <table:table-cell table:style-name="ce168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69" office:value-type="string">
            <text:p>Case No</text:p>
          </table:table-cell>
          <table:table-cell table:style-name="ce269" office:value-type="string">
            <text:p>Related function</text:p>
          </table:table-cell>
          <table:table-cell table:style-name="ce269" office:value-type="string">
            <text:p>Case ID</text:p>
          </table:table-cell>
          <table:table-cell table:style-name="ce269" office:value-type="string">
            <text:p>Path</text:p>
          </table:table-cell>
          <table:table-cell table:style-name="ce269" office:value-type="string">
            <text:p>Case Description</text:p>
          </table:table-cell>
          <table:table-cell table:style-name="ce269" office:value-type="string">
            <text:p>Step Description</text:p>
          </table:table-cell>
          <table:table-cell table:style-name="ce269" office:value-type="string">
            <text:p>Steps to produce</text:p>
          </table:table-cell>
          <table:table-cell table:style-name="ce269" office:value-type="string">
            <text:p>Expected Output</text:p>
          </table:table-cell>
          <table:table-cell table:style-name="ce285" office:value-type="string">
            <text:p>Priority</text:p>
          </table:table-cell>
          <table:table-cell table:style-name="ce269" office:value-type="string">
            <text:p>Affect</text:p>
          </table:table-cell>
          <table:table-cell table:style-name="ce165" office:value-type="string">
            <text:p>Tester</text:p>
          </table:table-cell>
          <table:table-cell table:style-name="ce165" office:value-type="string">
            <text:p>IE7</text:p>
          </table:table-cell>
          <table:table-cell table:style-name="ce165" office:value-type="string">
            <text:p>FireFox3.5</text:p>
          </table:table-cell>
          <table:table-cell table:style-name="ce165" office:value-type="string">
            <text:p>Comment/Bug</text:p>
          </table:table-cell>
          <table:table-cell table:style-name="ce165" table:number-columns-repeated="242"/>
          <table:table-cell table:number-columns-repeated="768"/>
        </table:table-row>
        <table:table-row table:style-name="ro30">
          <table:table-cell office:value-type="float" office:value="1">
            <text:p>001</text:p>
          </table:table-cell>
          <table:table-cell table:style-name="ce173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83" office:value-type="string">
            <text:p>WCM\SEO\Appearance</text:p>
          </table:table-cell>
          <table:table-cell table:style-name="ce101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56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80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101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56" office:value-type="string">
            <text:p>- Login as root, goto acme homepage</text:p>
            <text:p>- Select SEO Management beside username</text:p>
          </table:table-cell>
          <table:table-cell table:style-name="ce162"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table:style-name="ce97" office:value-type="string">
            <text:p>Step 2: Input data</text:p>
          </table:table-cell>
          <table:table-cell table:style-name="ce98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7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83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8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78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7" office:value-type="string">
            <text:p>Step 2: Input data</text:p>
          </table:table-cell>
          <table:table-cell table:style-name="ce282" office:value-type="string">
            <text:p>- Input data for both Description and Keywords</text:p>
            <text:p><text:span text:style-name="T9">- Input a </text:span><text:span text:style-name="T9">value for </text:span><text:span text:style-name="T9">Priority</text:span></text:p>
            <text:p>- Click button Save</text:p>
          </table:table-cell>
          <table:table-cell table:style-name="ce162"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83" office:value-type="string">
            <text:p>- Select menu Edit &gt; Page</text:p>
            <text:p>- Check color of SEO icon </text:p>
          </table:table-cell>
          <table:table-cell table:style-name="ce97" office:value-type="string">
            <text:p>Color of SEO icon is green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80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102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91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80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102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91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80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102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56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62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73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83" office:value-type="string">
            <text:p>WCM\SEO\Metadata</text:p>
          </table:table-cell>
          <table:table-cell table:style-name="ce102" office:value-type="string">
            <text:p>Check default metadata when user hasn't added SEO data </text:p>
          </table:table-cell>
          <table:table-cell table:style-name="ce97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7" office:value-type="string">
            <text:p>Tag &lt;meta&gt; for Description / Keywords / Robots are not created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78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8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78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56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56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82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82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82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52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9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03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62" office:value-type="string">
            <text:p>- Right click, select View Page Source</text:p>
            <text:p>- Check tag &lt;meta&gt; </text:p>
          </table:table-cell>
          <table:table-cell table:style-name="ce162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73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83" office:value-type="string">
            <text:p>WCM\SEO\Site Map</text:p>
          </table:table-cell>
          <table:table-cell table:style-name="ce103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nquency, Priority won't be created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04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62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2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78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62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56" office:value-type="string">
            <text:p>High</text:p>
          </table:table-cell>
          <table:table-cell table:number-columns-repeated="1015"/>
        </table:table-row>
        <table:table-row table:style-name="ro34">
          <table:table-cell table:number-columns-repeated="6"/>
          <table:table-cell table:style-name="ce162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5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5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2"/>
          <table:table-cell/>
          <table:table-cell table:style-name="ce191"/>
          <table:table-cell table:number-columns-repeated="1017"/>
        </table:table-row>
        <table:table-row table:style-name="ro34">
          <table:table-cell table:number-columns-repeated="4"/>
          <table:table-cell table:style-name="ce152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2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2"/>
          <table:table-cell table:style-name="ce157"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2"/>
          <table:table-cell table:style-name="ce157"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2"/>
          <table:table-cell table:style-name="ce97"/>
          <table:table-cell table:number-columns-repeated="1018"/>
        </table:table-row>
        <table:table-row table:style-name="ro34">
          <table:table-cell/>
          <table:table-cell table:style-name="ce173"/>
          <table:table-cell/>
          <table:table-cell table:style-name="ce83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6"/>
          <table:table-cell table:style-name="ce156"/>
          <table:table-cell table:number-columns-repeated="1017"/>
        </table:table-row>
        <table:table-row table:style-name="ro34">
          <table:table-cell table:number-columns-repeated="6"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5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style-name="ce162"/>
          <table:table-cell table:number-columns-repeated="1016"/>
        </table:table-row>
        <table:table-row table:style-name="ro34">
          <table:table-cell table:number-columns-repeated="4"/>
          <table:table-cell table:style-name="ce156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34">
          <table:table-cell/>
          <table:table-cell table:style-name="ce173"/>
          <table:table-cell/>
          <table:table-cell table:style-name="ce83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97"/>
          <table:table-cell table:number-columns-repeated="1016"/>
        </table:table-row>
        <table:table-row table:style-name="ro34" table:number-rows-repeated="2">
          <table:table-cell table:number-columns-repeated="4"/>
          <table:table-cell table:style-name="ce156"/>
          <table:table-cell/>
          <table:table-cell table:style-name="ce156"/>
          <table:table-cell table:number-columns-repeated="1017"/>
        </table:table-row>
        <table:table-row table:style-name="ro34">
          <table:table-cell table:number-columns-repeated="4"/>
          <table:table-cell table:style-name="ce156"/>
          <table:table-cell table:number-columns-repeated="2"/>
          <table:table-cell table:style-name="ce97"/>
          <table:table-cell table:number-columns-repeated="1016"/>
        </table:table-row>
        <table:table-row table:style-name="ro34">
          <table:table-cell table:number-columns-repeated="6"/>
          <table:table-cell table:style-name="ce152"/>
          <table:table-cell table:number-columns-repeated="1017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8"/>
          <table:table-cell table:style-name="ce157"/>
          <table:table-cell table:style-name="ce185"/>
          <table:table-cell table:number-columns-repeated="1016"/>
        </table:table-row>
        <table:table-row table:style-name="ro34">
          <table:table-cell table:number-columns-repeated="6"/>
          <table:table-cell table:style-name="ce152"/>
          <table:table-cell table:number-columns-repeated="1017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52"/>
          <table:table-cell table:number-columns-repeated="1017"/>
        </table:table-row>
        <table:table-row table:style-name="ro34">
          <table:table-cell table:number-columns-repeated="5"/>
          <table:table-cell table:style-name="ce158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8"/>
          <table:table-cell table:style-name="ce157"/>
          <table:table-cell table:style-name="ce185"/>
          <table:table-cell table:number-columns-repeated="1016"/>
        </table:table-row>
        <table:table-row table:style-name="ro34">
          <table:table-cell table:number-columns-repeated="6"/>
          <table:table-cell table:style-name="ce152"/>
          <table:table-cell table:number-columns-repeated="1017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0"/>
          <table:table-cell table:style-name="ce183"/>
          <table:table-cell table:style-name="ce185"/>
          <table:table-cell table:number-columns-repeated="1016"/>
        </table:table-row>
        <table:table-row table:style-name="ro34" table:number-rows-repeated="5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7"/>
          <table:table-cell/>
          <table:table-cell table:style-name="ce157"/>
          <table:table-cell table:number-columns-repeated="1016"/>
        </table:table-row>
        <table:table-row table:style-name="ro34">
          <table:table-cell table:number-columns-repeated="5"/>
          <table:table-cell table:style-name="ce97"/>
          <table:table-cell table:style-name="ce157"/>
          <table:table-cell table:style-name="ce97"/>
          <table:table-cell table:number-columns-repeated="1016"/>
        </table:table-row>
        <table:table-row table:style-name="ro34" table:number-rows-repeated="3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7"/>
          <table:table-cell table:style-name="ce157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8"/>
          <table:table-cell table:style-name="ce157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 table:number-columns-repeated="1016"/>
        </table:table-row>
        <table:table-row table:style-name="ro10" table:number-rows-repeated="5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 table:style-name="ce98"/>
          <table:table-cell table:style-name="ce97"/>
          <table:table-cell table:number-columns-repeated="1016"/>
        </table:table-row>
        <table:table-row table:style-name="ro10" table:number-rows-repeated="7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/>
          <table:table-cell table:style-name="ce97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98"/>
          <table:table-cell table:style-name="ce152"/>
          <table:table-cell table:style-name="ce97"/>
          <table:table-cell/>
          <table:table-cell table:style-name="ce98"/>
          <table:table-cell table:number-columns-repeated="1016"/>
        </table:table-row>
        <table:table-row table:style-name="ro17" table:number-rows-repeated="10">
          <table:table-cell table:style-name="ce143" table:number-columns-repeated="4"/>
          <table:table-cell table:style-name="ce189"/>
          <table:table-cell table:style-name="ce143"/>
          <table:table-cell table:style-name="ce189"/>
          <table:table-cell table:style-name="ce143" table:number-columns-repeated="1017"/>
        </table:table-row>
        <table:table-row table:style-name="ro17">
          <table:table-cell table:style-name="ce143" table:number-columns-repeated="4"/>
          <table:table-cell table:style-name="ce189"/>
          <table:table-cell table:style-name="ce143"/>
          <table:table-cell table:style-name="ce189"/>
          <table:table-cell table:style-name="ce143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ce29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number-columns-repeated="247" table:default-cell-style-name="Default"/>
        <table:table-row table:style-name="ro24">
          <table:table-cell/>
          <table:table-cell table:style-name="ce287" office:value-type="string" table:number-columns-spanned="4" table:number-rows-spanned="1">
            <text:p>TEST CASES</text:p>
          </table:table-cell>
          <table:covered-table-cell table:number-columns-repeated="3" table:style-name="ce287"/>
          <table:table-cell/>
          <table:table-cell table:style-name="ce199" table:number-columns-repeated="4"/>
          <table:table-cell table:style-name="ce168" office:value-type="string">
            <text:p>Passed</text:p>
          </table:table-cell>
          <table:table-cell table:style-name="ce168" table:formula="of:=COUNTIF([.L$7:.L$1008];[.$K1])" office:value-type="float" office:value="4">
            <text:p>4</text:p>
          </table:table-cell>
          <table:table-cell table:style-name="ce168" table:formula="of:=COUNTIF([.M$7:.M$1008];[.$K1])" office:value-type="float" office:value="4">
            <text:p>4</text:p>
          </table:table-cell>
          <table:table-cell table:style-name="ce168" table:formula="of:=COUNTIF([.N$7:.N$1008];[.$K1])" office:value-type="float" office:value="0">
            <text:p>0</text:p>
          </table:table-cell>
          <table:table-cell table:style-name="ce168" table:formula="of:=COUNTIF([.O$7:.O$1008];[.$K1])" office:value-type="float" office:value="0">
            <text:p>0</text:p>
          </table:table-cell>
          <table:table-cell table:style-name="ce199"/>
          <table:table-cell table:style-name="ce297" table:number-columns-repeated="205"/>
          <table:table-cell table:number-columns-repeated="35"/>
        </table:table-row>
        <table:table-row table:style-name="ro24">
          <table:table-cell/>
          <table:table-cell table:style-name="ce288"/>
          <table:table-cell table:style-name="ce195"/>
          <table:table-cell table:style-name="ce199" table:number-columns-repeated="2"/>
          <table:table-cell/>
          <table:table-cell table:style-name="ce19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8];[.$K2])" office:value-type="float" office:value="0">
            <text:p>0</text:p>
          </table:table-cell>
          <table:table-cell table:style-name="ce168" table:formula="of:=COUNTIF([.M$7:.M$1008];[.$K2])" office:value-type="float" office:value="0">
            <text:p>0</text:p>
          </table:table-cell>
          <table:table-cell table:style-name="ce168" table:formula="of:=COUNTIF([.N$7:.N$1008];[.$K2])" office:value-type="float" office:value="0">
            <text:p>0</text:p>
          </table:table-cell>
          <table:table-cell table:style-name="ce168" table:formula="of:=COUNTIF([.O$7:.O$1008];[.$K2])" office:value-type="float" office:value="0">
            <text:p>0</text:p>
          </table:table-cell>
          <table:table-cell table:style-name="ce199"/>
          <table:table-cell table:style-name="ce297" table:number-columns-repeated="205"/>
          <table:table-cell table:number-columns-repeated="35"/>
        </table:table-row>
        <table:table-row table:style-name="ro35">
          <table:table-cell/>
          <table:table-cell table:style-name="ce289" office:value-type="string">
            <text:p>Functions list</text:p>
          </table:table-cell>
          <table:table-cell table:style-name="ce291" office:value-type="string" table:number-columns-spanned="3" table:number-rows-spanned="1">
            <text:p>Check something on program</text:p>
          </table:table-cell>
          <table:covered-table-cell table:number-columns-repeated="2" table:style-name="ce291"/>
          <table:table-cell/>
          <table:table-cell table:style-name="ce119"/>
          <table:table-cell table:style-name="ce206"/>
          <table:table-cell table:style-name="ce209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8];[.$K3])" office:value-type="float" office:value="0">
            <text:p>0</text:p>
          </table:table-cell>
          <table:table-cell table:style-name="ce168" table:formula="of:=COUNTIF([.M$7:.M$1008];[.$K3])" office:value-type="float" office:value="0">
            <text:p>0</text:p>
          </table:table-cell>
          <table:table-cell table:style-name="ce168" table:formula="of:=COUNTIF([.N$7:.N$1008];[.$K3])" office:value-type="float" office:value="0">
            <text:p>0</text:p>
          </table:table-cell>
          <table:table-cell table:style-name="ce168" table:formula="of:=COUNTIF([.O$7:.O$1008];[.$K3])" office:value-type="float" office:value="0">
            <text:p>0</text:p>
          </table:table-cell>
          <table:table-cell table:style-name="ce206"/>
          <table:table-cell table:style-name="ce297" table:number-columns-repeated="205"/>
          <table:table-cell table:number-columns-repeated="35"/>
        </table:table-row>
        <table:table-row table:style-name="ro13">
          <table:table-cell/>
          <table:table-cell table:style-name="ce289" office:value-type="string">
            <text:p>Total Main Cases</text:p>
          </table:table-cell>
          <table:table-cell table:style-name="ce147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47"/>
          <table:table-cell/>
          <table:table-cell table:style-name="ce119"/>
          <table:table-cell table:style-name="ce206"/>
          <table:table-cell table:style-name="ce210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8];[.$K4])" office:value-type="float" office:value="0">
            <text:p>0</text:p>
          </table:table-cell>
          <table:table-cell table:style-name="ce168" table:formula="of:=COUNTIF([.M$7:.M$1008];[.$K4])" office:value-type="float" office:value="0">
            <text:p>0</text:p>
          </table:table-cell>
          <table:table-cell table:style-name="ce168" table:formula="of:=COUNTIF([.N$7:.N$1008];[.$K4])" office:value-type="float" office:value="0">
            <text:p>0</text:p>
          </table:table-cell>
          <table:table-cell table:style-name="ce168" table:formula="of:=COUNTIF([.O$7:.O$1008];[.$K4])" office:value-type="float" office:value="0">
            <text:p>0</text:p>
          </table:table-cell>
          <table:table-cell table:style-name="ce206"/>
          <table:table-cell table:style-name="ce297" table:number-columns-repeated="205"/>
          <table:table-cell table:number-columns-repeated="35"/>
        </table:table-row>
        <table:table-row table:style-name="ro24">
          <table:table-cell/>
          <table:table-cell table:style-name="ce290"/>
          <table:table-cell table:number-columns-repeated="7"/>
          <table:table-cell table:style-name="ce169"/>
          <table:table-cell office:value-type="string">
            <text:p>N/A</text:p>
          </table:table-cell>
          <table:table-cell table:style-name="ce168" table:formula="of:=COUNTIF([.L$7:.L$1008];[.$K5])" office:value-type="float" office:value="0">
            <text:p>0</text:p>
          </table:table-cell>
          <table:table-cell table:style-name="ce168" table:formula="of:=COUNTIF([.M$7:.M$1008];[.$K5])" office:value-type="float" office:value="0">
            <text:p>0</text:p>
          </table:table-cell>
          <table:table-cell table:style-name="ce168" table:formula="of:=COUNTIF([.N$7:.N$1008];[.$K5])" office:value-type="float" office:value="0">
            <text:p>0</text:p>
          </table:table-cell>
          <table:table-cell table:style-name="ce168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1">
          <table:table-cell table:style-name="ce286" office:value-type="float" office:value="1">
            <text:p>001</text:p>
          </table:table-cell>
          <table:table-cell table:style-name="ce243" office:value-type="string">
            <text:p>FNC_ECMS_WCM_MICS_01.001</text:p>
          </table:table-cell>
          <table:table-cell table:style-name="ce293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107" office:value-type="string">
            <text:p>Display edit mode </text:p>
          </table:table-cell>
          <table:table-cell table:style-name="ce94" office:value-type="string">
            <text:p>Step 1: Access WCM program</text:p>
          </table:table-cell>
          <table:table-cell table:style-name="ce295" office:value-type="string">
            <text:p>- Login with user is advanced user</text:p>
          </table:table-cell>
          <table:table-cell table:style-name="ce295" office:value-type="string">
            <text:p>- Login successfully</text:p>
          </table:table-cell>
          <table:table-cell table:style-name="ce121" office:value-type="string">
            <text:p>High</text:p>
          </table:table-cell>
          <table:table-cell table:style-name="ce296"/>
          <table:table-cell table:style-name="ce296" office:value-type="string">
            <text:p>thao.pham</text:p>
          </table:table-cell>
          <table:table-cell table:number-columns-repeated="2" table:style-name="ce296" office:value-type="string">
            <text:p>Passed</text:p>
          </table:table-cell>
          <table:table-cell table:style-name="ce296" table:number-columns-repeated="2"/>
          <table:table-cell table:style-name="ce122" table:number-columns-repeated="3"/>
          <table:table-cell table:style-name="ce119" table:number-columns-repeated="203"/>
          <table:table-cell table:number-columns-repeated="35"/>
        </table:table-row>
        <table:table-row table:style-name="ro21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MICS_01.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edit mode </text:p>
            <text:p><text:s/></text:p>
          </table:table-cell>
          <table:table-cell table:style-name="ce94" office:value-type="string">
            <text:p>Step 2: Display edit mode</text:p>
          </table:table-cell>
          <table:table-cell table:style-name="ce295" office:value-type="string">
            <text:p>- Select <text:span text:style-name="T8">Edit</text:span> mode <text:span text:style-name="T21">at the </text:span><text:span text:style-name="T21">top right </text:span><text:span text:style-name="T21">corner</text:span></text:p>
          </table:table-cell>
          <table:table-cell table:style-name="ce295" office:value-type="string">
            <text:p>- Display edit mode, which display <text:s/>all quick edit icons</text:p>
          </table:table-cell>
          <table:table-cell table:style-name="ce121" office:value-type="string">
            <text:p>High</text:p>
          </table:table-cell>
          <table:table-cell table:style-name="ce296"/>
          <table:table-cell table:style-name="ce296" office:value-type="string">
            <text:p>thao.pham</text:p>
          </table:table-cell>
          <table:table-cell table:number-columns-repeated="2" table:style-name="ce296" office:value-type="string">
            <text:p>Passed</text:p>
          </table:table-cell>
          <table:table-cell table:style-name="ce296" table:number-columns-repeated="2"/>
          <table:table-cell table:style-name="ce122" table:number-columns-repeated="3"/>
          <table:table-cell table:style-name="ce119" table:number-columns-repeated="203"/>
          <table:table-cell table:number-columns-repeated="35"/>
        </table:table-row>
        <table:table-row table:style-name="ro57">
          <table:table-cell table:style-name="ce13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5" office:value-type="string">
            <text:p>FNC_ECMS_WCM_MICS_01.0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107" office:value-type="string">
            <text:p>Display live mode </text:p>
          </table:table-cell>
          <table:table-cell table:style-name="ce94" office:value-type="string">
            <text:p>Step 1: Access WCM program</text:p>
          </table:table-cell>
          <table:table-cell table:style-name="ce295" office:value-type="string">
            <text:p>- Login with user is advanced user</text:p>
          </table:table-cell>
          <table:table-cell table:style-name="ce295" office:value-type="string">
            <text:p>- Login successfully</text:p>
            <text:p><text:span text:style-name="T26">- Display live </text:span><text:span text:style-name="T26">mode, which </text:span><text:span text:style-name="T26">disappear all </text:span><text:span text:style-name="T26">quick edit </text:span><text:span text:style-name="T26">icons</text:span></text:p>
          </table:table-cell>
          <table:table-cell table:style-name="ce121" office:value-type="string">
            <text:p>High</text:p>
          </table:table-cell>
          <table:table-cell table:style-name="ce296"/>
          <table:table-cell table:style-name="ce296" office:value-type="string">
            <text:p>thao.pham</text:p>
          </table:table-cell>
          <table:table-cell table:number-columns-repeated="2" table:style-name="ce296" office:value-type="string">
            <text:p>Passed</text:p>
          </table:table-cell>
          <table:table-cell table:style-name="ce296" table:number-columns-repeated="2"/>
          <table:table-cell table:style-name="ce122" table:number-columns-repeated="3"/>
          <table:table-cell table:style-name="ce119" table:number-columns-repeated="203"/>
          <table:table-cell table:number-columns-repeated="35"/>
        </table:table-row>
        <table:table-row table:style-name="ro57">
          <table:table-cell table:style-name="ce13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MICS_01.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live mode </text:p>
          </table:table-cell>
          <table:table-cell table:style-name="ce94" office:value-type="string">
            <text:p>Step 2: Display live mode</text:p>
          </table:table-cell>
          <table:table-cell table:style-name="ce295" office:value-type="string">
            <text:p>- Select <text:span text:style-name="T8">Publish</text:span> mode <text:span text:style-name="T21">at the </text:span><text:span text:style-name="T21">top right </text:span><text:span text:style-name="T21">corner</text:span></text:p>
          </table:table-cell>
          <table:table-cell table:style-name="ce295" office:value-type="string">
            <text:p>- Display publish mode, no quick edit icon</text:p>
          </table:table-cell>
          <table:table-cell table:style-name="ce12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table:style-name="ce296" office:value-type="string">
            <text:p>Passed</text:p>
          </table:table-cell>
          <table:table-cell table:number-columns-repeated="243"/>
        </table:table-row>
        <table:table-row table:style-name="ro57" table:number-rows-repeated="10">
          <table:table-cell table:number-columns-repeated="256"/>
        </table:table-row>
        <table:table-row table:style-name="ro57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0" table:default-cell-style-name="ce137"/>
        <table:table-column table:style-name="co39" table:default-cell-style-name="ce67"/>
        <table:table-column table:style-name="co51" table:default-cell-style-name="ce148"/>
        <table:table-column table:style-name="co52" table:default-cell-style-name="ce156"/>
        <table:table-column table:style-name="co53" table:default-cell-style-name="ce245"/>
        <table:table-column table:style-name="co40" table:default-cell-style-name="ce245"/>
        <table:table-column table:style-name="co54" table:default-cell-style-name="ce245"/>
        <table:table-column table:style-name="co55" table:default-cell-style-name="ce245"/>
        <table:table-column table:style-name="co49" table:default-cell-style-name="ce245"/>
        <table:table-column table:style-name="co56" table:default-cell-style-name="ce143"/>
        <table:table-column table:style-name="co8" table:default-cell-style-name="ce143"/>
        <table:table-column table:style-name="co57" table:default-cell-style-name="ce143"/>
        <table:table-column table:style-name="co8" table:number-columns-repeated="244" table:default-cell-style-name="ce143"/>
        <table:table-row table:style-name="ro24">
          <table:table-cell table:style-name="ce138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010];[.$K1])" office:value-type="float" office:value="0">
            <text:p>0</text:p>
          </table:table-cell>
          <table:table-cell table:style-name="ce168" table:formula="of:=COUNTIF([.M$7:.M$1010];[.$K1])" office:value-type="float" office:value="0">
            <text:p>0</text:p>
          </table:table-cell>
          <table:table-cell table:style-name="ce168" table:formula="of:=COUNTIF([.N$7:.N$1010];[.$K1])" office:value-type="float" office:value="0">
            <text:p>0</text:p>
          </table:table-cell>
          <table:table-cell table:style-name="ce168" table:formula="of:=COUNTIF([.O$7:.O$1010];[.$K1])" office:value-type="float" office:value="0">
            <text:p>0</text:p>
          </table:table-cell>
          <table:table-cell table:style-name="ce149"/>
          <table:table-cell table:style-name="Default" table:number-columns-repeated="30"/>
          <table:table-cell table:style-name="ce167" table:number-columns-repeated="208"/>
          <table:table-cell table:style-name="Default" table:number-columns-repeated="2"/>
        </table:table-row>
        <table:table-row table:style-name="ro24">
          <table:table-cell table:style-name="ce138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10];[.$K2])" office:value-type="float" office:value="0">
            <text:p>0</text:p>
          </table:table-cell>
          <table:table-cell table:style-name="ce168" table:formula="of:=COUNTIF([.M$7:.M$1010];[.$K2])" office:value-type="float" office:value="0">
            <text:p>0</text:p>
          </table:table-cell>
          <table:table-cell table:style-name="ce168" table:formula="of:=COUNTIF([.N$7:.N$1010];[.$K2])" office:value-type="float" office:value="0">
            <text:p>0</text:p>
          </table:table-cell>
          <table:table-cell table:style-name="ce168" table:formula="of:=COUNTIF([.O$7:.O$1010];[.$K2])" office:value-type="float" office:value="0">
            <text:p>0</text:p>
          </table:table-cell>
          <table:table-cell table:style-name="ce149"/>
          <table:table-cell table:style-name="Default" table:number-columns-repeated="30"/>
          <table:table-cell table:style-name="ce167" table:number-columns-repeated="208"/>
          <table:table-cell table:style-name="Default" table:number-columns-repeated="2"/>
        </table:table-row>
        <table:table-row table:style-name="ro35">
          <table:table-cell table:style-name="ce138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10];[.$K3])" office:value-type="float" office:value="0">
            <text:p>0</text:p>
          </table:table-cell>
          <table:table-cell table:style-name="ce168" table:formula="of:=COUNTIF([.M$7:.M$1010];[.$K3])" office:value-type="float" office:value="0">
            <text:p>0</text:p>
          </table:table-cell>
          <table:table-cell table:style-name="ce168" table:formula="of:=COUNTIF([.N$7:.N$1010];[.$K3])" office:value-type="float" office:value="0">
            <text:p>0</text:p>
          </table:table-cell>
          <table:table-cell table:style-name="ce168" table:formula="of:=COUNTIF([.O$7:.O$1010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style-name="Default" table:number-columns-repeated="2"/>
          <table:table-cell table:style-name="ce261"/>
          <table:table-cell table:style-name="ce262" table:number-columns-repeated="6"/>
          <table:table-cell table:style-name="Default" table:number-columns-repeated="15"/>
          <table:table-cell table:style-name="ce167" table:number-columns-repeated="208"/>
          <table:table-cell table:style-name="Default" table:number-columns-repeated="2"/>
        </table:table-row>
        <table:table-row table:style-name="ro24">
          <table:table-cell table:style-name="ce138"/>
          <table:table-cell table:style-name="ce242" office:value-type="string">
            <text:p>Total Main Cases</text:p>
          </table:table-cell>
          <table:table-cell table:style-name="ce147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10];[.$K4])" office:value-type="float" office:value="0">
            <text:p>0</text:p>
          </table:table-cell>
          <table:table-cell table:style-name="ce168" table:formula="of:=COUNTIF([.M$7:.M$1010];[.$K4])" office:value-type="float" office:value="0">
            <text:p>0</text:p>
          </table:table-cell>
          <table:table-cell table:style-name="ce168" table:formula="of:=COUNTIF([.N$7:.N$1010];[.$K4])" office:value-type="float" office:value="0">
            <text:p>0</text:p>
          </table:table-cell>
          <table:table-cell table:style-name="ce168" table:formula="of:=COUNTIF([.O$7:.O$1010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style-name="Default" table:number-columns-repeated="2"/>
          <table:table-cell table:style-name="ce261" table:number-columns-repeated="7"/>
          <table:table-cell table:style-name="Default" table:number-columns-repeated="15"/>
          <table:table-cell table:style-name="ce167" table:number-columns-repeated="208"/>
          <table:table-cell table:style-name="Default" table:number-columns-repeated="2"/>
        </table:table-row>
        <table:table-row table:style-name="ro24">
          <table:table-cell table:style-name="ce138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table:style-name="Default" office:value-type="string">
            <text:p>N/A</text:p>
          </table:table-cell>
          <table:table-cell table:style-name="ce168" table:formula="of:=COUNTIF([.L$7:.L$1010];[.$K5])" office:value-type="float" office:value="0">
            <text:p>0</text:p>
          </table:table-cell>
          <table:table-cell table:style-name="ce168" table:formula="of:=COUNTIF([.M$7:.M$1010];[.$K5])" office:value-type="float" office:value="0">
            <text:p>0</text:p>
          </table:table-cell>
          <table:table-cell table:style-name="ce168" table:formula="of:=COUNTIF([.N$7:.N$1010];[.$K5])" office:value-type="float" office:value="0">
            <text:p>0</text:p>
          </table:table-cell>
          <table:table-cell table:style-name="ce168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1">
          <table:table-cell table:style-name="ce298" office:value-type="float" office:value="1">
            <text:p>001</text:p>
          </table:table-cell>
          <table:table-cell table:style-name="ce243" office:value-type="string">
            <text:p>FNC_ECMS_WCM_NEWS_01</text:p>
          </table:table-cell>
          <table:table-cell table:style-name="ce300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<text:s/>a newsletter when put value in all required filed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put value in all required filed</text:p>
          </table:table-cell>
          <table:table-cell table:style-name="ce152" office:value-type="string">
            <text:p>Step 2: Put your email</text:p>
          </table:table-cell>
          <table:table-cell table:style-name="ce152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52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put value in all required filed</text:p>
          </table:table-cell>
          <table:table-cell table:style-name="ce152" office:value-type="string">
            <text:p>Step 3: Select subscription</text:p>
          </table:table-cell>
          <table:table-cell table:style-name="ce157" office:value-type="string">
            <text:p>Tick on check-box of at least one subscription in each category </text:p>
          </table:table-cell>
          <table:table-cell table:style-name="ce157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put value in all required filed</text:p>
          </table:table-cell>
          <table:table-cell table:style-name="ce152" office:value-type="string">
            <text:p>Step 4: Subscribe a newsletter</text:p>
          </table:table-cell>
          <table:table-cell table:style-name="ce152" office:value-type="string">
            <text:p>Click on <text:span text:style-name="T10">Subscribe</text:span> button</text:p>
          </table:table-cell>
          <table:table-cell table:style-name="ce15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5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<text:s/>a newsletter when 'Your Email' field is blank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'Your Email' field is blank</text:p>
          </table:table-cell>
          <table:table-cell table:style-name="ce152" office:value-type="string">
            <text:p>Step 2: Subscribe newsletter without put email address</text:p>
          </table:table-cell>
          <table:table-cell table:style-name="ce152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52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5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<text:s/>a newsletter email address is not right format (abc@def.com)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email address is not right format (abc@def.com)</text:p>
          </table:table-cell>
          <table:table-cell table:style-name="ce152" office:value-type="string">
            <text:p>Step 2: Subscribe newsletter without put email address</text:p>
          </table:table-cell>
          <table:table-cell table:style-name="ce152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52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5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<text:s/>a newsletter when do not select any category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do not select any category</text:p>
          </table:table-cell>
          <table:table-cell table:style-name="ce152" office:value-type="string">
            <text:p>Step 2: Put your email</text:p>
          </table:table-cell>
          <table:table-cell table:style-name="ce152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52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do not select any category</text:p>
          </table:table-cell>
          <table:table-cell table:style-name="ce152" office:value-type="string">
            <text:p>Step 3: Select category</text:p>
          </table:table-cell>
          <table:table-cell table:style-name="ce157" office:value-type="string">
            <text:p>Do not tick on check-box of any subscription which you want to receipt in 'Your status' column</text:p>
          </table:table-cell>
          <table:table-cell table:style-name="ce157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<text:s/>a newsletter when do not select any category</text:p>
          </table:table-cell>
          <table:table-cell table:style-name="ce152" office:value-type="string">
            <text:p>Step 4: Subscribe a newsletter</text:p>
          </table:table-cell>
          <table:table-cell table:style-name="ce152" office:value-type="string">
            <text:p>Click on Subscribe button</text:p>
          </table:table-cell>
          <table:table-cell table:style-name="ce157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5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a newsletter email when input more than one email address in Your Email field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302" office:value-type="string">
            <text:p>Subscribe a newsletter email when input more than one email address in Your Email field</text:p>
          </table:table-cell>
          <table:table-cell table:style-name="ce152" office:value-type="string">
            <text:p>Step 2: Put more than one email address</text:p>
          </table:table-cell>
          <table:table-cell table:style-name="ce152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57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5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11" office:value-type="string">
            <text:p>Change the subscription directly</text:p>
          </table:table-cell>
          <table:table-cell table:style-name="ce152" office:value-type="string">
            <text:p>Step 1: Subscribe a newsletter</text:p>
          </table:table-cell>
          <table:table-cell table:style-name="ce305" office:value-type="string">
            <text:p><text:span text:style-name="T27">- Log in </text:span><text:span text:style-name="T27">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</text:span><text:span text:style-name="T29">bar</text:span></text:p>
            <text:p><text:span text:style-name="T29">- Click </text:span><text:span text:style-name="T29">Forgot this </text:span><text:span text:style-name="T29">email button </text:span><text:span text:style-name="T29">to reset </text:span><text:span text:style-name="T29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7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204" office:value-type="string">
            <text:p>Change the subscription directly</text:p>
          </table:table-cell>
          <table:table-cell table:style-name="ce157" office:value-type="string">
            <text:p>Step 2: Change the subscription</text:p>
          </table:table-cell>
          <table:table-cell table:style-name="ce157" office:value-type="string">
            <text:p>- Check\uncheck on subscriptions you want</text:p>
            <text:p>- Click on Change your subscriptions button</text:p>
          </table:table-cell>
          <table:table-cell table:style-name="ce157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5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11" office:value-type="string">
            <text:p>Change the subscription from link in the confirmation letter</text:p>
          </table:table-cell>
          <table:table-cell table:style-name="ce152" office:value-type="string">
            <text:p>Step 1: Subscribe a newsletter</text:p>
          </table:table-cell>
          <table:table-cell table:style-name="ce305" office:value-type="string">
            <text:p><text:span text:style-name="T27">- Log in </text:span><text:span text:style-name="T27">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</text:span><text:span text:style-name="T29">bar</text:span></text:p>
            <text:p><text:span text:style-name="T29">- Click </text:span><text:span text:style-name="T29">Forgot this </text:span><text:span text:style-name="T29">email button </text:span><text:span text:style-name="T29">to reset </text:span><text:span text:style-name="T29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7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204" office:value-type="string">
            <text:p>Change the subscription from link in the confirmation letter</text:p>
          </table:table-cell>
          <table:table-cell table:style-name="ce157" office:value-type="string">
            <text:p>Step 2: Change the subscription </text:p>
          </table:table-cell>
          <table:table-cell table:style-name="ce157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57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5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11" office:value-type="string">
            <text:p>No receipt email</text:p>
          </table:table-cell>
          <table:table-cell table:style-name="ce152" office:value-type="string">
            <text:p>Step 1: Subscribe a newsletter</text:p>
          </table:table-cell>
          <table:table-cell table:style-name="ce305" office:value-type="string">
            <text:p><text:span text:style-name="T27">- Log in </text:span><text:span text:style-name="T27">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</text:span><text:span text:style-name="T29">bar</text:span></text:p>
            <text:p><text:span text:style-name="T29">- Click </text:span><text:span text:style-name="T29">Forgot this </text:span><text:span text:style-name="T29">email button </text:span><text:span text:style-name="T29">to reset </text:span><text:span text:style-name="T29">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7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204" office:value-type="string">
            <text:p>No receipt email</text:p>
          </table:table-cell>
          <table:table-cell table:style-name="ce152" office:value-type="string">
            <text:p>Step 2: No receipt email</text:p>
          </table:table-cell>
          <table:table-cell table:style-name="ce152" office:value-type="string">
            <text:p>Click on Forget this email button near 'Your Email' field</text:p>
          </table:table-cell>
          <table:table-cell table:style-name="ce157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9" office:value-type="string">
            <text:p>Subscribe <text:s/>a newsletter email address have special character (!@#$%^&amp;*()&lt;&gt;?|”) 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email address have special character (!@#$%^&amp;*()&lt;&gt;?|”) </text:p>
          </table:table-cell>
          <table:table-cell table:style-name="ce152" office:value-type="string">
            <text:p>Step 2: Subscribe newsletter without put email address</text:p>
          </table:table-cell>
          <table:table-cell table:style-name="ce152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52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43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301" office:value-type="string">
            <text:p>WCM\Newsletter\Management\Category</text:p>
          </table:table-cell>
          <table:table-cell table:style-name="ce111" office:value-type="string">
            <text:p>Check create new category when put value in required fields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Acme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<text:span text:style-name="T10">New</text:span> <text:span text:style-name="T10">Category</text:span>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6" office:value-type="string">
            <text:p>Step 3: Create new category with correct title and name</text:p>
          </table:table-cell>
          <table:table-cell table:style-name="ce156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56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5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with blank title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7" office:value-type="string">
            <text:p>Step 3: Create new category with blank title</text:p>
          </table:table-cell>
          <table:table-cell table:style-name="ce157" office:value-type="string">
            <text:p>- Leave Title field is blank</text:p>
            <text:p>- Click [<text:span text:style-name="T10">Save</text:span>] button</text:p>
          </table:table-cell>
          <table:table-cell table:style-name="ce157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with blank name 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7" office:value-type="string">
            <text:p>Step 3: Create new category with blank name</text:p>
          </table:table-cell>
          <table:table-cell table:style-name="ce157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57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5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without permission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7" office:value-type="string">
            <text:p>Step 3: Create new category without permission</text:p>
          </table:table-cell>
          <table:table-cell table:style-name="ce157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57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5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have space letter on nam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7" office:value-type="string">
            <text:p>Step 3: Create new category have space on name field</text:p>
          </table:table-cell>
          <table:table-cell table:style-name="ce157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57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5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have space letter on titl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2" office:value-type="string">
            <text:p>Step 3: Create new category have space letter on title field</text:p>
          </table:table-cell>
          <table:table-cell table:style-name="ce152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57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5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have special character (!@#$%^&amp;*()&lt;&gt;?|”) on nam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2" office:value-type="string">
            <text:p>Step 3: Create new category have special character on name field</text:p>
          </table:table-cell>
          <table:table-cell table:style-name="ce152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57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5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create new category have special character (!@#$%^&amp;*()&lt;&gt;?|”) on title field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2" office:value-type="string">
            <text:p>Step 3: Create new category have space letter on title field</text:p>
          </table:table-cell>
          <table:table-cell table:style-name="ce152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57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5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reate new category has the same name with existing categories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2" office:value-type="string">
            <text:p>Step 3: Create new category has the same name with existing categories</text:p>
          </table:table-cell>
          <table:table-cell table:style-name="ce152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57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5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reate new category has the same title with existing categories</text:p>
          </table:table-cell>
          <table:table-cell table:style-name="ce152" office:value-type="string">
            <text:p>Step 1: Show newsletter management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2" office:value-type="string">
            <text:p>Step 2: Show add new category form</text:p>
          </table:table-cell>
          <table:table-cell table:style-name="ce152" office:value-type="string">
            <text:p>- Click New Category on newsletter management form</text:p>
          </table:table-cell>
          <table:table-cell table:style-name="ce157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2" office:value-type="string">
            <text:p>Step 3: Create new category has the same name with existing categories</text:p>
          </table:table-cell>
          <table:table-cell table:style-name="ce152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57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5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filtering user list when select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7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2: Show select user form</text:p>
          </table:table-cell>
          <table:table-cell table:style-name="ce157" office:value-type="string">
            <text:p>Click Select user icon in Moderator field</text:p>
          </table:table-cell>
          <table:table-cell table:style-name="ce157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3: Check filter user by input group directly</text:p>
          </table:table-cell>
          <table:table-cell table:style-name="ce152" office:value-type="string">
            <text:p>Input group name or group path into Group field &amp; hit Enter</text:p>
          </table:table-cell>
          <table:table-cell table:style-name="ce157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4: Check filter user by using search group icon</text:p>
          </table:table-cell>
          <table:table-cell table:style-name="ce152" office:value-type="string">
            <text:p>- Click Search group icon in Select User form</text:p>
            <text:p>- Select specific group in Select group form</text:p>
          </table:table-cell>
          <table:table-cell table:style-name="ce157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filtering user list when select moderator while adding new category</text:p>
          </table:table-cell>
          <table:table-cell table:style-name="ce152" office:value-type="string">
            <text:p>Step 5: Check filter by Username/LastName/FirstName/Email</text:p>
          </table:table-cell>
          <table:table-cell table:style-name="ce152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57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5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when select user as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7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when select user as moderator while adding new category</text:p>
          </table:table-cell>
          <table:table-cell table:style-name="ce152" office:value-type="string">
            <text:p>Step 2: Show form to choose user to assign moderator right</text:p>
          </table:table-cell>
          <table:table-cell table:style-name="ce152" office:value-type="string">
            <text:p>Click <text:span text:style-name="T8">Select </text:span><text:span text:style-name="T8">use</text:span>r icon in Moderator field</text:p>
          </table:table-cell>
          <table:table-cell table:style-name="ce157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when select user as moderator while adding new category</text:p>
          </table:table-cell>
          <table:table-cell table:style-name="ce152" office:value-type="string">
            <text:p>Step 3: Check select user</text:p>
          </table:table-cell>
          <table:table-cell table:style-name="ce152" office:value-type="string">
            <text:p>Filter user then click icon for corresponding user in Action column</text:p>
          </table:table-cell>
          <table:table-cell table:style-name="ce157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5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when select group to be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7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when select group to be moderator while adding new category</text:p>
          </table:table-cell>
          <table:table-cell table:style-name="ce152" office:value-type="string">
            <text:p>Step 2: Show form to choose user to assign moderator right</text:p>
          </table:table-cell>
          <table:table-cell table:style-name="ce152" office:value-type="string">
            <text:p>Click <text:span text:style-name="T8">Select </text:span><text:span text:style-name="T8">group</text:span> icon in Moderator field</text:p>
          </table:table-cell>
          <table:table-cell table:style-name="ce157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when select group to be moderator while adding new category</text:p>
          </table:table-cell>
          <table:table-cell table:style-name="ce152" office:value-type="string">
            <text:p>Step 3: Check select user</text:p>
          </table:table-cell>
          <table:table-cell table:style-name="ce152" office:value-type="string">
            <text:p>Filter user then click icon for corresponding user in Action column</text:p>
          </table:table-cell>
          <table:table-cell table:style-name="ce157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5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when select multi-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7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when select multi-moderator while adding new category</text:p>
          </table:table-cell>
          <table:table-cell table:style-name="ce152" office:value-type="string">
            <text:p>Step 2: Select multi moderators</text:p>
          </table:table-cell>
          <table:table-cell table:style-name="ce152" office:value-type="string">
            <text:p>- Select different users, group for moderator field</text:p>
          </table:table-cell>
          <table:table-cell table:style-name="ce157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5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Check removing added moderator while adding new category</text:p>
          </table:table-cell>
          <table:table-cell table:style-name="ce152" office:value-type="string">
            <text:p>Step 1: Show add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30">- Click </text:span><text:span text:style-name="T31">New </text:span><text:span text:style-name="T31">Category</text:span></text:p>
          </table:table-cell>
          <table:table-cell table:style-name="ce157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2: Check Delete icon when there's no moderator yet</text:p>
          </table:table-cell>
          <table:table-cell table:style-name="ce157" office:value-type="string">
            <text:p>In add new category form: click Delete icon when there's no one for Moderator field</text:p>
          </table:table-cell>
          <table:table-cell table:style-name="ce157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3: Add moderator</text:p>
          </table:table-cell>
          <table:table-cell table:style-name="ce157" office:value-type="string">
            <text:p>Select user/group for Moderator field</text:p>
          </table:table-cell>
          <table:table-cell table:style-name="ce157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4: Show form to delete moderator</text:p>
          </table:table-cell>
          <table:table-cell table:style-name="ce152" office:value-type="string">
            <text:p>Click Delete icon in Moderator field</text:p>
          </table:table-cell>
          <table:table-cell table:style-name="ce157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Check removing added moderator while adding new category</text:p>
          </table:table-cell>
          <table:table-cell table:style-name="ce152" office:value-type="string">
            <text:p>Step 5: Check Delete moderator</text:p>
          </table:table-cell>
          <table:table-cell table:style-name="ce152" office:value-type="string">
            <text:p>Check the check box of user/group in Remove moderator form then click Remove button</text:p>
          </table:table-cell>
          <table:table-cell table:style-name="ce157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5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Edit existing categorie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- Click on one category, which you want to manage on table of newsletter management form</text:p>
          </table:table-cell>
          <table:table-cell table:style-name="ce152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8" office:value-type="string">
            <text:p>Step 2: Display menu to edit category</text:p>
          </table:table-cell>
          <table:table-cell table:style-name="ce157" office:value-type="string">
            <text:p>- Click on <text:span text:style-name="T10">Administrati</text:span><text:span text:style-name="T10">on</text:span> button on the right corner of table and select 'Edit Category'</text:p>
          </table:table-cell>
          <table:table-cell table:style-name="ce152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8" office:value-type="string">
            <text:p>Step 3: Edit category</text:p>
          </table:table-cell>
          <table:table-cell table:style-name="ce157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52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5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Delete category when accept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- Click on one category, which you want to manage on table of newsletter management form</text:p>
          </table:table-cell>
          <table:table-cell table:style-name="ce152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Delete category when accept confirm message</text:p>
          </table:table-cell>
          <table:table-cell table:style-name="ce158" office:value-type="string">
            <text:p>Step 2: Delete category</text:p>
          </table:table-cell>
          <table:table-cell table:style-name="ce157" office:value-type="string">
            <text:p>- Click on <text:span text:style-name="T10">Administrati</text:span><text:span text:style-name="T10">on</text:span> button on the right corner of table and select 'Delete Category'</text:p>
            <text:p>- Click OK on confirm message </text:p>
          </table:table-cell>
          <table:table-cell table:style-name="ce152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5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11" office:value-type="string">
            <text:p>Delete category when do not accept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- Click on one category, which you want to manage on table of newsletter management form</text:p>
          </table:table-cell>
          <table:table-cell table:style-name="ce152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8" office:value-type="string">
            <text:p>Delete category when do not accept confirm message</text:p>
          </table:table-cell>
          <table:table-cell table:style-name="ce158" office:value-type="string">
            <text:p>Step 2: Delete category</text:p>
          </table:table-cell>
          <table:table-cell table:style-name="ce157" office:value-type="string">
            <text:p>- Click on <text:span text:style-name="T10">Administrati</text:span><text:span text:style-name="T10">on</text:span> button on the right corner of table and select 'Delete Category'</text:p>
            <text:p>- Click Cancel on confirm message </text:p>
          </table:table-cell>
          <table:table-cell table:style-name="ce152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43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when put valid data in all required field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5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6" office:value-type="string">
            <text:p>Step 3: Create new subscription with correct title</text:p>
          </table:table-cell>
          <table:table-cell table:style-name="ce156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56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in specify categor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  <text:p><text:span text:style-name="T10">- </text:span><text:span text:style-name="T4">Select one </text:span><text:span text:style-name="T4">category</text:span></text:p>
          </table:table-cell>
          <table:table-cell table:style-name="ce152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6" office:value-type="string">
            <text:p>Step 3: Create new subscription with correct title</text:p>
          </table:table-cell>
          <table:table-cell table:style-name="ce156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6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didn't choose category, which you want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6" office:value-type="string">
            <text:p>Step 3: Create new subscription but do not choose category</text:p>
          </table:table-cell>
          <table:table-cell table:style-name="ce156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6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with blank nam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8" office:value-type="string">
            <text:p>Step 3: Create new subscription with blank name field</text:p>
          </table:table-cell>
          <table:table-cell table:style-name="ce156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52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with blank titl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8" office:value-type="string">
            <text:p>Step 3: Create new subscription with blank title field</text:p>
          </table:table-cell>
          <table:table-cell table:style-name="ce156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52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contain special character (!@#$%^&amp;*()&lt;&gt;?|”) on nam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8" office:value-type="string">
            <text:p>Step 3: Create new subscription contain special character(!@#$%^&amp;*()&lt;&gt;?|”) on name field</text:p>
          </table:table-cell>
          <table:table-cell table:style-name="ce156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52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11" office:value-type="string">
            <text:p>Check create new subscription contain special character (!@#$%^&amp;*()&lt;&gt;?|”) on title field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8" office:value-type="string">
            <text:p>Step 3: Create new subscription contain special character(!@#$%^&amp;*()&lt;&gt;?|”) on title field</text:p>
          </table:table-cell>
          <table:table-cell table:style-name="ce156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52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reate new subscription has the same name with existing subscription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6" office:value-type="string">
            <text:p>Step 3: Create new subscription with correct title</text:p>
          </table:table-cell>
          <table:table-cell table:style-name="ce156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56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reate new subscription with blank redacto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6" office:value-type="string">
            <text:p>Step 3: Create new subscription with blank redactor</text:p>
          </table:table-cell>
          <table:table-cell table:style-name="ce156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56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reate new subscription with multiple redactor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6" office:value-type="string">
            <text:p>Step 3: Create new subscription with multiple redactor</text:p>
          </table:table-cell>
          <table:table-cell table:style-name="ce156" office:value-type="string">
            <text:p>- Select a category</text:p>
            <text:p>- Input valid data in Name and Title fields</text:p>
            <text:p>- Click [<text:span text:style-name="T10">Select </text:span><text:span text:style-name="T10">User</text:span>] or [<text:span text:style-name="T10">Select </text:span><text:span text:style-name="T10">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56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heck when remove redactor in a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2" office:value-type="string">
            <text:p>Step 5: Delete a redactor</text:p>
          </table:table-cell>
          <table:table-cell table:style-name="ce152" office:value-type="string">
            <text:p>- Click [<text:span text:style-name="T10">Delete </text:span><text:span text:style-name="T10">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57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heck when remove all redactors in a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2" office:value-type="string">
            <text:p>Step 5: Delete all redactors</text:p>
          </table:table-cell>
          <table:table-cell table:style-name="ce152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57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heck when remove redactors in subscription without checking users in Remove Redactor form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2" office:value-type="string">
            <text:p>Step 5: Delete all redactors</text:p>
          </table:table-cell>
          <table:table-cell table:style-name="ce152" office:value-type="string">
            <text:p>- Click [<text:span text:style-name="T10">Delete </text:span><text:span text:style-name="T10">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57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heck when cancel removing redactor in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2: Display create new subscription form</text:p>
          </table:table-cell>
          <table:table-cell table:style-name="ce152" office:value-type="string">
            <text:p>- Click <text:span text:style-name="T10">New</text:span> <text:span text:style-name="T10">Subscriptio</text:span><text:span text:style-name="T10">n</text:span> on newsletter management form</text:p>
          </table:table-cell>
          <table:table-cell table:style-name="ce157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3: Create new subscription </text:p>
          </table:table-cell>
          <table:table-cell table:style-name="ce152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7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4: Show edit form of a subscription</text:p>
          </table:table-cell>
          <table:table-cell table:style-name="ce152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</text:span><text:span text:style-name="T10">ion</text:span>] button then click [<text:span text:style-name="T10">Edit</text:span>]</text:p>
            <text:p/>
          </table:table-cell>
          <table:table-cell table:style-name="ce157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2" office:value-type="string">
            <text:p>Step 5: Cancel removing redactors</text:p>
          </table:table-cell>
          <table:table-cell table:style-name="ce152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57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Check open an existing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52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View a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52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Edit existing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52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Edit existing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52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Delete subscription of category when click OK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52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Delete subscription of category when click Cancel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52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9" office:value-type="string">
            <text:p>Delete subscription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52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72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301" office:value-type="string">
            <text:p>WCM\Newsletter\Management New Letter</text:p>
          </table:table-cell>
          <table:table-cell table:style-name="ce99" office:value-type="string">
            <text:p>Create new letter when put valid value in all required field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reate new letter in specify subscription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reate new letter in specify subscription when send date field is blank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</text:span><text:span text:style-name="T10">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reate new letter in specify subscription when do not update sending parameter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Send a new letter when <text:s/>chosen time is equal or less than current tim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Send a new letter when chosen time is greater than current tim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annot receive a letter if user has not confirmed yet</text:p>
          </table:table-cell>
          <table:table-cell table:style-name="ce156" office:value-type="string">
            <text:p>Step 1: Open form to Subscribe a newsletter</text:p>
          </table:table-cell>
          <table:table-cell table:style-name="ce156" office:value-type="string">
            <text:p>- Log in Acme</text:p>
            <text:p>- Select <text:span text:style-name="T10">Newsletters </text:span><text:span text:style-name="T4">page in </text:span><text:span text:style-name="T4">navigation </text:span><text:span text:style-name="T4">bar</text:span></text:p>
          </table:table-cell>
          <table:table-cell table:style-name="ce156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2" office:value-type="string">
            <text:p>Step 2: Subscribe newsletter </text:p>
          </table:table-cell>
          <table:table-cell table:style-name="ce152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5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2" office:value-type="string">
            <text:p>Step 3: Not confirm the letter</text:p>
          </table:table-cell>
          <table:table-cell table:style-name="ce152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52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</text:span><text:span text:style-name="T10">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</text:span><text:span text:style-name="T10">letter</text:span>] action in the action bar</text:p>
            <text:p>- Select the same subscription to a selected one in step 2</text:p>
            <text:p>- Input valid date</text:p>
            <text:p>- Click [<text:span text:style-name="T10">Update </text:span><text:span text:style-name="T10">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View an exis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View an existing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Edit an existing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Edit an existing letter which has draft statu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</text:span><text:span text:style-name="T10">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hange letter status from draft to sent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hange letter status from draft to awaiting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15" office:value-type="string">
            <text:p>Click [Save] button after editing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15" office:value-type="string">
            <text:p>Click [Send] button after editing time less than or equal the current time in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15" office:value-type="string">
            <text:p>Click [Send] button after editing time greater than the current time in an awaiting 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</text:span><text:span text:style-name="T10">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15" office:value-type="string">
            <text:p>Edit an existing letter which has Sent status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304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Delete a letter when click OK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Delete a letter when click Cancel on confirm messag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Delete a letter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onvert a letter as template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9" office:value-type="string">
            <text:p>Convert a letter as template but do not select any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72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Ban public user in Newslett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Unban public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Delete public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Set the role administration for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Unset the role administration for user</text:p>
          </table:table-cell>
          <table:table-cell table:style-name="ce158" office:value-type="string">
            <text:p>Step 1: Display manage category form</text:p>
          </table:table-cell>
          <table:table-cell table:style-name="ce157" office:value-type="string">
            <text:p>- Access WCM by administrator or advanced user</text:p>
            <text:p><text:span text:style-name="T27">- Select </text:span><text:span text:style-name="T28">Groups/New</text:span><text:span text:style-name="T28">sletter </text:span><text:span text:style-name="T28">Manager</text:span></text:p>
          </table:table-cell>
          <table:table-cell table:style-name="ce157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9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 table:number-rows-repeated="118">
          <table:table-cell table:style-name="ce299"/>
          <table:table-cell table:style-name="ce245"/>
          <table:table-cell table:style-name="ce299"/>
          <table:table-cell table:style-name="ce245"/>
          <table:table-cell table:number-columns-repeated="252"/>
        </table:table-row>
        <table:table-row table:style-name="ro17" table:number-rows-repeated="10">
          <table:table-cell table:style-name="ce138"/>
          <table:table-cell table:style-name="ce143"/>
          <table:table-cell table:style-name="ce138"/>
          <table:table-cell table:style-name="ce143" table:number-columns-repeated="6"/>
          <table:table-cell table:number-columns-repeated="247"/>
        </table:table-row>
        <table:table-row table:style-name="ro17">
          <table:table-cell table:style-name="ce138"/>
          <table:table-cell table:style-name="ce143"/>
          <table:table-cell table:style-name="ce138"/>
          <table:table-cell table:style-name="ce143" table:number-columns-repeated="6"/>
          <table:table-cell table:number-columns-repeated="247"/>
        </table:table-row>
      </table:table>
      <table:table table:name="Form_Generator" table:style-name="ta4" table:print="false">
        <office:forms form:automatic-focus="false" form:apply-design-mode="false"/>
        <table:table-column table:style-name="co58" table:default-cell-style-name="ce299"/>
        <table:table-column table:style-name="co59" table:default-cell-style-name="ce245"/>
        <table:table-column table:style-name="co60" table:default-cell-style-name="ce299"/>
        <table:table-column table:style-name="co61" table:default-cell-style-name="ce245"/>
        <table:table-column table:style-name="co62" table:default-cell-style-name="ce245"/>
        <table:table-column table:style-name="co63" table:default-cell-style-name="ce245"/>
        <table:table-column table:style-name="co64" table:default-cell-style-name="ce245"/>
        <table:table-column table:style-name="co65" table:default-cell-style-name="ce245"/>
        <table:table-column table:style-name="co43" table:default-cell-style-name="ce245"/>
        <table:table-column table:style-name="co8" table:number-columns-repeated="247" table:default-cell-style-name="ce143"/>
        <table:table-row table:style-name="ro24">
          <table:table-cell table:style-name="ce138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009];[.$K1])" office:value-type="float" office:value="7">
            <text:p>7</text:p>
          </table:table-cell>
          <table:table-cell table:style-name="ce168" table:formula="of:=COUNTIF([.M$7:.M$1009];[.$K1])" office:value-type="float" office:value="7">
            <text:p>7</text:p>
          </table:table-cell>
          <table:table-cell table:style-name="ce168" table:formula="of:=COUNTIF([.N$7:.N$1009];[.$K1])" office:value-type="float" office:value="0">
            <text:p>0</text:p>
          </table:table-cell>
          <table:table-cell table:style-name="ce168" table:formula="of:=COUNTIF([.O$7:.O$1009];[.$K1])" office:value-type="float" office:value="0">
            <text:p>0</text:p>
          </table:table-cell>
          <table:table-cell table:style-name="ce149"/>
          <table:table-cell table:style-name="Default" table:number-columns-repeated="30"/>
          <table:table-cell table:style-name="ce167" table:number-columns-repeated="208"/>
          <table:table-cell table:style-name="Default" table:number-columns-repeated="2"/>
        </table:table-row>
        <table:table-row table:style-name="ro24">
          <table:table-cell table:style-name="ce138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009];[.$K2])" office:value-type="float" office:value="0">
            <text:p>0</text:p>
          </table:table-cell>
          <table:table-cell table:style-name="ce168" table:formula="of:=COUNTIF([.M$7:.M$1009];[.$K2])" office:value-type="float" office:value="0">
            <text:p>0</text:p>
          </table:table-cell>
          <table:table-cell table:style-name="ce168" table:formula="of:=COUNTIF([.N$7:.N$1009];[.$K2])" office:value-type="float" office:value="0">
            <text:p>0</text:p>
          </table:table-cell>
          <table:table-cell table:style-name="ce168" table:formula="of:=COUNTIF([.O$7:.O$1009];[.$K2])" office:value-type="float" office:value="0">
            <text:p>0</text:p>
          </table:table-cell>
          <table:table-cell table:style-name="ce149"/>
          <table:table-cell table:style-name="Default" table:number-columns-repeated="30"/>
          <table:table-cell table:style-name="ce167" table:number-columns-repeated="208"/>
          <table:table-cell table:style-name="Default" table:number-columns-repeated="2"/>
        </table:table-row>
        <table:table-row table:style-name="ro35">
          <table:table-cell table:style-name="ce138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Create new node type and dialog</text:p>
          </table:table-cell>
          <table:covered-table-cell table:number-columns-repeated="2" table:style-name="ce165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009];[.$K3])" office:value-type="float" office:value="0">
            <text:p>0</text:p>
          </table:table-cell>
          <table:table-cell table:style-name="ce168" table:formula="of:=COUNTIF([.M$7:.M$1009];[.$K3])" office:value-type="float" office:value="0">
            <text:p>0</text:p>
          </table:table-cell>
          <table:table-cell table:style-name="ce168" table:formula="of:=COUNTIF([.N$7:.N$1009];[.$K3])" office:value-type="float" office:value="0">
            <text:p>0</text:p>
          </table:table-cell>
          <table:table-cell table:style-name="ce168" table:formula="of:=COUNTIF([.O$7:.O$1009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style-name="Default" table:number-columns-repeated="2"/>
          <table:table-cell table:style-name="ce261"/>
          <table:table-cell table:style-name="ce262" table:number-columns-repeated="6"/>
          <table:table-cell table:style-name="Default" table:number-columns-repeated="15"/>
          <table:table-cell table:style-name="ce167" table:number-columns-repeated="208"/>
          <table:table-cell table:style-name="Default" table:number-columns-repeated="2"/>
        </table:table-row>
        <table:table-row table:style-name="ro24">
          <table:table-cell table:style-name="ce138"/>
          <table:table-cell table:style-name="ce242" office:value-type="string">
            <text:p>Total Main Cases</text:p>
          </table:table-cell>
          <table:table-cell table:style-name="ce147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009];[.$K4])" office:value-type="float" office:value="0">
            <text:p>0</text:p>
          </table:table-cell>
          <table:table-cell table:style-name="ce168" table:formula="of:=COUNTIF([.M$7:.M$1009];[.$K4])" office:value-type="float" office:value="0">
            <text:p>0</text:p>
          </table:table-cell>
          <table:table-cell table:style-name="ce168" table:formula="of:=COUNTIF([.N$7:.N$1009];[.$K4])" office:value-type="float" office:value="0">
            <text:p>0</text:p>
          </table:table-cell>
          <table:table-cell table:style-name="ce168" table:formula="of:=COUNTIF([.O$7:.O$1009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style-name="Default" table:number-columns-repeated="2"/>
          <table:table-cell table:style-name="ce261" table:number-columns-repeated="7"/>
          <table:table-cell table:style-name="Default" table:number-columns-repeated="15"/>
          <table:table-cell table:style-name="ce167" table:number-columns-repeated="208"/>
          <table:table-cell table:style-name="Default" table:number-columns-repeated="2"/>
        </table:table-row>
        <table:table-row table:style-name="ro24">
          <table:table-cell table:style-name="ce138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table:style-name="Default" office:value-type="string">
            <text:p>N/A</text:p>
          </table:table-cell>
          <table:table-cell table:style-name="ce168" table:formula="of:=COUNTIF([.L$7:.L$1009];[.$K5])" office:value-type="float" office:value="0">
            <text:p>0</text:p>
          </table:table-cell>
          <table:table-cell table:style-name="ce168" table:formula="of:=COUNTIF([.M$7:.M$1009];[.$K5])" office:value-type="float" office:value="0">
            <text:p>0</text:p>
          </table:table-cell>
          <table:table-cell table:style-name="ce168" table:formula="of:=COUNTIF([.N$7:.N$1009];[.$K5])" office:value-type="float" office:value="0">
            <text:p>0</text:p>
          </table:table-cell>
          <table:table-cell table:style-name="ce168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21">
          <table:table-cell table:style-name="ce298" office:value-type="float" office:value="1">
            <text:p>001</text:p>
          </table:table-cell>
          <table:table-cell table:style-name="ce243" office:value-type="string">
            <text:p>FNC_ECMS_WCM_FORM_01</text:p>
          </table:table-cell>
          <table:table-cell table:style-name="ce300" office:value-type="float" office:value="1">
            <text:p>001</text:p>
          </table:table-cell>
          <table:table-cell table:style-name="ce301" office:value-type="string">
            <text:p>WCM\Form Generator</text:p>
          </table:table-cell>
          <table:table-cell table:style-name="ce99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6" office:value-type="string">
            <text:p>WCM\Form Generator</text:p>
          </table:table-cell>
          <table:table-cell table:style-name="ce306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6" office:value-type="string">
            <text:p>WCM\Form Generator</text:p>
          </table:table-cell>
          <table:table-cell table:style-name="ce306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 table:visibility="filter">
          <table:table-cell table:style-name="ce13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7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style-name="ce13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7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7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7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 table:visibility="filter">
          <table:table-cell table:style-name="ce13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</text:span><text:span text:style-name="T8">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7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 table:visibility="filter">
          <table:table-cell table:style-name="ce13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 table:visibility="filter">
          <table:table-cell table:style-name="ce13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7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 table:visibility="filter">
          <table:table-cell table:style-name="ce13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 table:visibility="filter">
          <table:table-cell table:style-name="ce13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7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</text:span><text:span text:style-name="T10">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4" table:visibility="filter">
          <table:table-cell table:style-name="ce13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 table:visibility="filter">
          <table:table-cell table:style-name="ce13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</text:span><text:span text:style-name="T8">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7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5">
          <table:table-cell table:style-name="ce13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</text:span><text:span text:style-name="T10">Sites </text:span><text:span text:style-name="T10">Administrati</text:span><text:span text:style-name="T10">on</text:span></text:p>
            <text:p>- Select <text:span text:style-name="T10">Type of </text:span><text:span text:style-name="T10">Content-&gt; </text:span><text:span text:style-name="T10">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309" office:value-type="string">
            <text:p><text:a xlink:href="https://jira.exoplatform.org/browse/FQA-319">FQA-319</text:a></text:p>
          </table:table-cell>
          <table:table-cell table:number-columns-repeated="242"/>
        </table:table-row>
        <table:table-row table:style-name="ro21">
          <table:table-cell table:style-name="ce137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56" office:value-type="string">
            <text:p>WCM\Form Generator</text:p>
          </table:table-cell>
          <table:table-cell table:style-name="ce99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style-name="ce13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FORM_01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56" office:value-type="string">
            <text:p>WCM\Form Generator</text:p>
          </table:table-cell>
          <table:table-cell table:style-name="ce25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</text:span><text:span text:style-name="T10">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style-name="ce137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7" office:value-type="string">
            <text:p>FNC_ECMS_WCM_FORM_02</text:p>
          </table:table-cell>
          <table:table-cell table:style-name="ce148" office:value-type="float" office:value="1">
            <text:p>001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7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7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</text:span><text:span text:style-name="T8">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7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7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</text:span><text:span text:style-name="T8">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7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</text:span><text:span text:style-name="T8">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7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style-name="ce13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7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style-name="ce13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56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7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56" office:value-type="string">
            <text:p>WCM\FCC portlet</text:p>
          </table:table-cell>
          <table:table-cell table:style-name="ce116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style-name="ce13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7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99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</text:span><text:span text:style-name="T10">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307" office:value-type="string">
            <text:p>- Put value in all required field</text:p>
            <text:p>- Click <text:span text:style-name="T8">Save</text:span> button</text:p>
          </table:table-cell>
          <table:table-cell table:style-name="ce308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7" office:value-type="string">
            <text:p>FNC_ECMS_WCM_FORM_02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56" office:value-type="string">
            <text:p>WCM\FCC portlet</text:p>
          </table:table-cell>
          <table:table-cell table:style-name="ce306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307" office:value-type="string">
            <text:p>- Go to <text:span text:style-name="T8">Site </text:span><text:span text:style-name="T8">Explorer</text:span></text:p>
            <text:p><text:span text:style-name="T7">- Select path </text:span><text:span text:style-name="T7">that you </text:span><text:span text:style-name="T7">store </text:span><text:span text:style-name="T7">document</text:span></text:p>
          </table:table-cell>
          <table:table-cell table:style-name="ce308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7"/>
          <table:table-cell table:style-name="ce99"/>
          <table:table-cell table:style-name="ce148"/>
          <table:table-cell table:style-name="ce156"/>
          <table:table-cell table:style-name="ce250"/>
          <table:table-cell/>
          <table:table-cell table:style-name="ce307" table:number-columns-repeated="2"/>
          <table:table-cell table:number-columns-repeated="248"/>
        </table:table-row>
        <table:table-row table:style-name="ro76" table:number-rows-repeated="136">
          <table:table-cell table:number-columns-repeated="256"/>
        </table:table-row>
        <table:table-row table:style-name="ro76" table:number-rows-repeated="10">
          <table:table-cell table:style-name="ce138"/>
          <table:table-cell table:style-name="ce143"/>
          <table:table-cell table:style-name="ce138"/>
          <table:table-cell table:style-name="ce143" table:number-columns-repeated="6"/>
          <table:table-cell table:number-columns-repeated="247"/>
        </table:table-row>
        <table:table-row table:style-name="ro76">
          <table:table-cell table:style-name="ce138"/>
          <table:table-cell table:style-name="ce143"/>
          <table:table-cell table:style-name="ce138"/>
          <table:table-cell table:style-name="ce143" table:number-columns-repeated="6"/>
          <table:table-cell table:number-columns-repeated="247"/>
        </table:table-row>
      </table:table>
      <table:table table:name="Categories" table:style-name="ta4" table:print="false">
        <table:table-column table:style-name="co35" table:default-cell-style-name="ce137"/>
        <table:table-column table:style-name="co70" table:default-cell-style-name="ce65"/>
        <table:table-column table:style-name="co42" table:default-cell-style-name="ce148"/>
        <table:table-column table:style-name="co71" table:default-cell-style-name="ce156"/>
        <table:table-column table:style-name="co72" table:default-cell-style-name="ce245"/>
        <table:table-column table:style-name="co73" table:default-cell-style-name="ce245"/>
        <table:table-column table:style-name="co74" table:default-cell-style-name="ce245"/>
        <table:table-column table:style-name="co47" table:default-cell-style-name="ce245"/>
        <table:table-column table:style-name="co8" table:default-cell-style-name="ce245"/>
        <table:table-column table:style-name="co8" table:number-columns-repeated="247" table:default-cell-style-name="Default"/>
        <table:table-row table:style-name="ro24">
          <table:table-cell table:style-name="ce165"/>
          <table:table-cell table:style-name="ce139" office:value-type="string">
            <text:p>TEST CASES</text:p>
          </table:table-cell>
          <table:table-cell table:style-name="ce144"/>
          <table:table-cell table:style-name="ce139" table:number-columns-repeated="2"/>
          <table:table-cell table:style-name="ce143"/>
          <table:table-cell table:style-name="ce149" table:number-columns-repeated="4"/>
          <table:table-cell table:style-name="ce168" office:value-type="string">
            <text:p>Passed</text:p>
          </table:table-cell>
          <table:table-cell table:style-name="ce168" table:formula="of:=COUNTIF([.L$7:.L$1100];[.$K1])" office:value-type="float" office:value="0">
            <text:p>0</text:p>
          </table:table-cell>
          <table:table-cell table:style-name="ce168" table:formula="of:=COUNTIF([.M$7:.M$1100];[.$K1])" office:value-type="float" office:value="0">
            <text:p>0</text:p>
          </table:table-cell>
          <table:table-cell table:style-name="ce168" table:formula="of:=COUNTIF([.N$7:.N$1100];[.$K1])" office:value-type="float" office:value="0">
            <text:p>0</text:p>
          </table:table-cell>
          <table:table-cell table:style-name="ce168" table:formula="of:=COUNTIF([.O$7:.O$1100];[.$K1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24">
          <table:table-cell table:style-name="ce165"/>
          <table:table-cell table:style-name="ce149"/>
          <table:table-cell table:style-name="ce145"/>
          <table:table-cell table:style-name="ce149" table:number-columns-repeated="2"/>
          <table:table-cell table:style-name="ce143"/>
          <table:table-cell table:style-name="ce149" table:number-columns-repeated="3"/>
          <table:table-cell table:style-name="ce168"/>
          <table:table-cell table:style-name="ce168" office:value-type="string">
            <text:p>Failed</text:p>
          </table:table-cell>
          <table:table-cell table:style-name="ce168" table:formula="of:=COUNTIF([.L$7:.L$1100];[.$K2])" office:value-type="float" office:value="0">
            <text:p>0</text:p>
          </table:table-cell>
          <table:table-cell table:style-name="ce168" table:formula="of:=COUNTIF([.M$7:.M$1100];[.$K2])" office:value-type="float" office:value="0">
            <text:p>0</text:p>
          </table:table-cell>
          <table:table-cell table:style-name="ce168" table:formula="of:=COUNTIF([.N$7:.N$1100];[.$K2])" office:value-type="float" office:value="0">
            <text:p>0</text:p>
          </table:table-cell>
          <table:table-cell table:style-name="ce168" table:formula="of:=COUNTIF([.O$7:.O$1100];[.$K2])" office:value-type="float" office:value="0">
            <text:p>0</text:p>
          </table:table-cell>
          <table:table-cell table:style-name="ce149"/>
          <table:table-cell table:number-columns-repeated="30"/>
          <table:table-cell table:style-name="ce167" table:number-columns-repeated="208"/>
          <table:table-cell table:number-columns-repeated="2"/>
        </table:table-row>
        <table:table-row table:style-name="ro35">
          <table:table-cell table:style-name="ce165"/>
          <table:table-cell table:style-name="ce242" office:value-type="string">
            <text:p>Functions list</text:p>
          </table:table-cell>
          <table:table-cell table:style-name="ce156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65"/>
          <table:table-cell table:style-name="ce143"/>
          <table:table-cell table:style-name="ce65"/>
          <table:table-cell table:style-name="ce161"/>
          <table:table-cell table:style-name="ce163"/>
          <table:table-cell table:style-name="ce168"/>
          <table:table-cell table:style-name="ce168" office:value-type="string">
            <text:p>Blocked</text:p>
          </table:table-cell>
          <table:table-cell table:style-name="ce168" table:formula="of:=COUNTIF([.L$7:.L$1100];[.$K3])" office:value-type="float" office:value="0">
            <text:p>0</text:p>
          </table:table-cell>
          <table:table-cell table:style-name="ce168" table:formula="of:=COUNTIF([.M$7:.M$1100];[.$K3])" office:value-type="float" office:value="0">
            <text:p>0</text:p>
          </table:table-cell>
          <table:table-cell table:style-name="ce168" table:formula="of:=COUNTIF([.N$7:.N$1100];[.$K3])" office:value-type="float" office:value="0">
            <text:p>0</text:p>
          </table:table-cell>
          <table:table-cell table:style-name="ce168" table:formula="of:=COUNTIF([.O$7:.O$1100];[.$K3])" office:value-type="float" office:value="0">
            <text:p>0</text:p>
          </table:table-cell>
          <table:table-cell table:style-name="ce161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4">
          <table:table-cell table:style-name="ce165"/>
          <table:table-cell table:style-name="ce242" office:value-type="string">
            <text:p>Total Main Cases</text:p>
          </table:table-cell>
          <table:table-cell table:style-name="ce147" table:formula="of:=MAX([.A7:.A6555])" office:value-type="float" office:value="64" table:number-columns-spanned="3" table:number-rows-spanned="1">
            <text:p>64</text:p>
          </table:table-cell>
          <table:covered-table-cell table:number-columns-repeated="2" table:style-name="ce147"/>
          <table:table-cell table:style-name="ce143"/>
          <table:table-cell table:style-name="ce65"/>
          <table:table-cell table:style-name="ce161"/>
          <table:table-cell table:style-name="ce164"/>
          <table:table-cell table:style-name="ce168"/>
          <table:table-cell table:style-name="ce169" office:value-type="string">
            <text:p>Untested</text:p>
          </table:table-cell>
          <table:table-cell table:style-name="ce168" table:formula="of:=COUNTIF([.L$7:.L$1100];[.$K4])" office:value-type="float" office:value="0">
            <text:p>0</text:p>
          </table:table-cell>
          <table:table-cell table:style-name="ce168" table:formula="of:=COUNTIF([.M$7:.M$1100];[.$K4])" office:value-type="float" office:value="0">
            <text:p>0</text:p>
          </table:table-cell>
          <table:table-cell table:style-name="ce168" table:formula="of:=COUNTIF([.N$7:.N$1100];[.$K4])" office:value-type="float" office:value="0">
            <text:p>0</text:p>
          </table:table-cell>
          <table:table-cell table:style-name="ce168" table:formula="of:=COUNTIF([.O$7:.O$1100];[.$K4])" office:value-type="float" office:value="0">
            <text:p>0</text:p>
          </table:table-cell>
          <table:table-cell table:style-name="ce161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7" table:number-columns-repeated="208"/>
          <table:table-cell table:number-columns-repeated="2"/>
        </table:table-row>
        <table:table-row table:style-name="ro24">
          <table:table-cell table:style-name="ce165"/>
          <table:table-cell table:style-name="ce243"/>
          <table:table-cell table:style-name="ce138"/>
          <table:table-cell table:style-name="ce143" table:number-columns-repeated="6"/>
          <table:table-cell table:style-name="ce169"/>
          <table:table-cell office:value-type="string">
            <text:p>N/A</text:p>
          </table:table-cell>
          <table:table-cell table:style-name="ce168" table:formula="of:=COUNTIF([.L$7:.L$1100];[.$K5])" office:value-type="float" office:value="0">
            <text:p>0</text:p>
          </table:table-cell>
          <table:table-cell table:style-name="ce168" table:formula="of:=COUNTIF([.M$7:.M$1100];[.$K5])" office:value-type="float" office:value="0">
            <text:p>0</text:p>
          </table:table-cell>
          <table:table-cell table:style-name="ce168" table:formula="of:=COUNTIF([.N$7:.N$1100];[.$K5])" office:value-type="float" office:value="0">
            <text:p>0</text:p>
          </table:table-cell>
          <table:table-cell table:style-name="ce168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6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4"/>
          <table:table-cell table:style-name="ce229" table:number-columns-repeated="4"/>
          <table:table-cell table:style-name="ce232" table:number-columns-repeated="11"/>
          <table:table-cell table:style-name="ce138" table:number-columns-repeated="13"/>
          <table:table-cell table:style-name="ce233" table:number-columns-repeated="208"/>
          <table:table-cell table:style-name="ce138" table:number-columns-repeated="2"/>
        </table:table-row>
        <table:table-row table:style-name="ro33">
          <table:table-cell table:style-name="ce298" office:value-type="float" office:value="1">
            <text:p>001</text:p>
          </table:table-cell>
          <table:table-cell table:style-name="ce243" office:value-type="string">
            <text:p>FNC_ECMS_WCM_CAT_01</text:p>
          </table:table-cell>
          <table:table-cell table:style-name="ce300" office:value-type="float" office:value="1">
            <text:p>001</text:p>
          </table:table-cell>
          <table:table-cell table:style-name="ce301" office:value-type="string">
            <text:p>WCM\Categories\Category Navigation</text:p>
          </table:table-cell>
          <table:table-cell table:style-name="ce99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</text:span><text:span text:style-name="T10">on</text:span></text:p>
            <text:p><text:span text:style-name="T10">- </text:span><text:span text:style-name="T4">Go to </text:span></text:p>
            <text:p><text:span text:style-name="T8">Categories </text:span><text:span text:style-name="T8">&amp; Tags</text:span><text:span text:style-name="T4"> </text:span><text:span text:style-name="T10">-&gt;Manage </text:span><text:span text:style-name="T10">Categories</text:span></text:p>
            <text:p><text:span text:style-name="T4">- Click Edit </text:span><text:span text:style-name="T4">icon on </text:span><text:span text:style-name="T4">Acme </text:span><text:span text:style-name="T4">Category </text:span><text:span text:style-name="T4">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</text:span><text:span text:style-name="T10">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</text:span><text:span text:style-name="T10">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9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9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5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9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5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</text:span><text:span text:style-name="T4">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16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306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43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301" office:value-type="string">
            <text:p>WCM\Categories\PCLV</text:p>
          </table:table-cell>
          <table:table-cell table:style-name="ce99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</text:span><text:span text:style-name="T10">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</text:span><text:span text:style-name="T10">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9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5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16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306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306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16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6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6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6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16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6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6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6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16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306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306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</text:span><text:span text:style-name="T8">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9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5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8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5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16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306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9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</text:span><text:span text:style-name="T8">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16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306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306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16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306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306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16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</text:span><text:span text:style-name="T10">News</text:span></text:p>
            <text:p>- Change to <text:span text:style-name="T8">Edit</text:span> mode</text:p>
            <text:p>- Click on <text:span text:style-name="T8">Manage </text:span><text:span text:style-name="T8">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306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306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43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83" office:value-type="string">
            <text:p>WCM\Categories\Tags</text:p>
          </table:table-cell>
          <table:table-cell table:style-name="ce116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306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16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306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16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306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306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16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306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306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number-rows-repeated="108">
          <table:table-cell table:style-name="ce245" table:number-columns-repeated="2"/>
          <table:table-cell table:style-name="ce299"/>
          <table:table-cell table:style-name="ce245"/>
          <table:table-cell table:number-columns-repeated="252"/>
        </table:table-row>
        <table:table-row table:style-name="ro30" table:number-rows-repeated="10">
          <table:table-cell table:style-name="ce143" table:number-columns-repeated="2"/>
          <table:table-cell table:style-name="ce138"/>
          <table:table-cell table:style-name="ce143" table:number-columns-repeated="253"/>
        </table:table-row>
        <table:table-row table:style-name="ro30">
          <table:table-cell table:style-name="ce143" table:number-columns-repeated="2"/>
          <table:table-cell table:style-name="ce138"/>
          <table:table-cell table:style-name="ce143" table:number-columns-repeated="253"/>
        </table:table-row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2" table:target-range-address="Single_Content_Viewer.A6:Single_Content_Viewer.N123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3" table:target-range-address="Content_List_Viewer.A6:Content_List_Viewer.N180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10" table:target-range-address="Form_Generator.A6:Form_Generator.N63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date-style style:name="N230">
      <number:day number:style="long"/>
      <number:text>/</number:text>
      <number:month number:style="long"/>
      <number:text>/</number:text>
      <number:year/>
    </number:date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currency-style style:name="N23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5P0"/>
    </number:currency-style>
    <number:number-style style:name="N236">
      <number:text>12344.1</number:text>
    </number:number-style>
    <number:number-style style:name="N237">
      <number:text>2</number:text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10/23/2012</text:date>, <text:time>11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16T08:33:40</meta:creation-date>
    <dc:date>2012-10-23T11:37:12</dc:date>
    <meta:editing-cycles>463</meta:editing-cycles>
    <meta:editing-duration>P5DT10H44M46S</meta:editing-duration>
    <dc:creator>exoplatform </dc:creator>
    <meta:document-statistic meta:table-count="13" meta:cell-count="10570" meta:object-count="2"/>
    <meta:user-defined meta:name="Info 1"/>
    <meta:user-defined meta:name="Info 2"/>
    <meta:user-defined meta:name="Info 3"/>
    <meta:user-defined meta:name="Info 4"/>
  </office:meta>
</office:document-meta>
</file>